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42151267" calcext:value-type="float">
            <text:p>0.04421512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85398067" calcext:value-type="float">
            <text:p>0.08853980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36800533" calcext:value-type="float">
            <text:p>0.13368005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771137667" calcext:value-type="float">
            <text:p>0.17711376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08925" calcext:value-type="float">
            <text:p>0.22089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647484733" calcext:value-type="float">
            <text:p>0.264748473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086318467" calcext:value-type="float">
            <text:p>0.30863184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525216733" calcext:value-type="float">
            <text:p>0.35252167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964023533" calcext:value-type="float">
            <text:p>0.39640235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402533933" calcext:value-type="float">
            <text:p>0.44025339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840298733" calcext:value-type="float">
            <text:p>0.484029873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275444067" calcext:value-type="float">
            <text:p>0.52754440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5755985867" calcext:value-type="float">
            <text:p>0.57559858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200343867" calcext:value-type="float">
            <text:p>0.62003438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642834667" calcext:value-type="float">
            <text:p>0.6642834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084696867" calcext:value-type="float">
            <text:p>0.70846968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5262814" calcext:value-type="float">
            <text:p>0.752628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7967761733" calcext:value-type="float">
            <text:p>0.79677617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409280933" calcext:value-type="float">
            <text:p>0.84092809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88510494" calcext:value-type="float">
            <text:p>0.8851049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293638333" calcext:value-type="float">
            <text:p>0.929363833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741978533" calcext:value-type="float">
            <text:p>0.97419785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0177313733" calcext:value-type="float">
            <text:p>1.017731373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0615555267" calcext:value-type="float">
            <text:p>1.061555526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1054402267" calcext:value-type="float">
            <text:p>1.10544022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1493432" calcext:value-type="float">
            <text:p>1.149343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1932450667" calcext:value-type="float">
            <text:p>1.193245066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2371286867" calcext:value-type="float">
            <text:p>1.23712868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28096798" calcext:value-type="float">
            <text:p>1.2809679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32470196" calcext:value-type="float">
            <text:p>1.3247019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36807652" calcext:value-type="float">
            <text:p>1.368076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4200406133" calcext:value-type="float">
            <text:p>1.42004061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4647395667" calcext:value-type="float">
            <text:p>1.464739566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5091602733" calcext:value-type="float">
            <text:p>1.509160273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5534906133" calcext:value-type="float">
            <text:p>1.55349061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59778284" calcext:value-type="float">
            <text:p>1.5977828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64206266" calcext:value-type="float">
            <text:p>1.6420626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6863514267" calcext:value-type="float">
            <text:p>1.686351426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73068106" calcext:value-type="float">
            <text:p>1.7306810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7751392" calcext:value-type="float">
            <text:p>1.775139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8204822333" calcext:value-type="float">
            <text:p>1.820482233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8638255267" calcext:value-type="float">
            <text:p>1.863825526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9076219667" calcext:value-type="float">
            <text:p>1.90762196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95151736" calcext:value-type="float">
            <text:p>1.9515173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9954496733" calcext:value-type="float">
            <text:p>1.995449673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0393947333" calcext:value-type="float">
            <text:p>2.039394733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0833367733" calcext:value-type="float">
            <text:p>2.08333677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1272576933" calcext:value-type="float">
            <text:p>2.12725769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.1711207533" calcext:value-type="float">
            <text:p>2.171120753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21477866" calcext:value-type="float">
            <text:p>2.2147786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2628727" calcext:value-type="float">
            <text:p>2.262872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.3072799867" calcext:value-type="float">
            <text:p>2.307279986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3515307467" calcext:value-type="float">
            <text:p>2.351530746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39572942" calcext:value-type="float">
            <text:p>2.3957294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4399050933" calcext:value-type="float">
            <text:p>2.43990509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4840720733" calcext:value-type="float">
            <text:p>2.484072073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5282422067" calcext:value-type="float">
            <text:p>2.52824220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5724330333" calcext:value-type="float">
            <text:p>2.572433033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61669208" calcext:value-type="float">
            <text:p>2.6166920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6614144867" calcext:value-type="float">
            <text:p>2.661414486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7050461133" calcext:value-type="float">
            <text:p>2.705046113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7489352667" calcext:value-type="float">
            <text:p>2.748935266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7928777267" calcext:value-type="float">
            <text:p>2.79287772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83683754" calcext:value-type="float">
            <text:p>2.8368375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8807993667" calcext:value-type="float">
            <text:p>2.88079936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92475102" calcext:value-type="float">
            <text:p>2.9247510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9686753733" calcext:value-type="float">
            <text:p>2.968675373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0125338667" calcext:value-type="float">
            <text:p>3.012533866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.0561682133" calcext:value-type="float">
            <text:p>3.056168213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1053879" calcext:value-type="float">
            <text:p>3.105387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.1498483267" calcext:value-type="float">
            <text:p>3.149848326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1941320333" calcext:value-type="float">
            <text:p>3.19413203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.2383569867" calcext:value-type="float">
            <text:p>3.23835698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.2825555067" calcext:value-type="float">
            <text:p>3.28255550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.3267429267" calcext:value-type="float">
            <text:p>3.326742926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3709311067" calcext:value-type="float">
            <text:p>3.370931106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4151365267" calcext:value-type="float">
            <text:p>3.415136526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.45940242" calcext:value-type="float">
            <text:p>3.4594024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.50408044" calcext:value-type="float">
            <text:p>3.5040804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5477656067" calcext:value-type="float">
            <text:p>3.547765606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59168858" calcext:value-type="float">
            <text:p>3.5916885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.63565808" calcext:value-type="float">
            <text:p>3.6356580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6796397133" calcext:value-type="float">
            <text:p>3.679639713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7236173333" calcext:value-type="float">
            <text:p>3.723617333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76757598" calcext:value-type="float">
            <text:p>3.7675759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81149212" calcext:value-type="float">
            <text:p>3.8114921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8553099933" calcext:value-type="float">
            <text:p>3.855309993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8987974067" calcext:value-type="float">
            <text:p>3.898797406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95102344" calcext:value-type="float">
            <text:p>3.9510234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9957388933" calcext:value-type="float">
            <text:p>3.995738893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.0401927267" calcext:value-type="float">
            <text:p>4.040192726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.08456196" calcext:value-type="float">
            <text:p>4.0845619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.1288955" calcext:value-type="float">
            <text:p>4.128895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.1732171933" calcext:value-type="float">
            <text:p>4.173217193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.2175465067" calcext:value-type="float">
            <text:p>4.217546506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.2619121133" calcext:value-type="float">
            <text:p>4.26191211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.30639236" calcext:value-type="float">
            <text:p>4.3063923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.35166492" calcext:value-type="float">
            <text:p>4.3516649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.3951519467" calcext:value-type="float">
            <text:p>4.395151946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.4390416667" calcext:value-type="float">
            <text:p>4.439041666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.48301938" calcext:value-type="float">
            <text:p>4.4830193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.5270300267" calcext:value-type="float">
            <text:p>4.527030026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.5710524267" calcext:value-type="float">
            <text:p>4.571052426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61507324" calcext:value-type="float">
            <text:p>4.6150732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4.65907782" calcext:value-type="float">
            <text:p>4.6590778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.70303704" calcext:value-type="float">
            <text:p>4.7030370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.7468332933" calcext:value-type="float">
            <text:p>4.746833293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.7935419867" calcext:value-type="float">
            <text:p>4.793541986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.83791688" calcext:value-type="float">
            <text:p>4.8379168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.88217388" calcext:value-type="float">
            <text:p>4.8821738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.92639084" calcext:value-type="float">
            <text:p>4.9263908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.97058946" calcext:value-type="float">
            <text:p>4.9705894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.0147800467" calcext:value-type="float">
            <text:p>5.014780046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.05897052" calcext:value-type="float">
            <text:p>5.0589705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.1031717867" calcext:value-type="float">
            <text:p>5.103171786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.1474126733" calcext:value-type="float">
            <text:p>5.147412673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.19194406" calcext:value-type="float">
            <text:p>5.1919440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.23582526" calcext:value-type="float">
            <text:p>5.2358252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.27984732" calcext:value-type="float">
            <text:p>5.2798473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.3238984467" calcext:value-type="float">
            <text:p>5.323898446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.36795822" calcext:value-type="float">
            <text:p>5.3679582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.4120176667" calcext:value-type="float">
            <text:p>5.412017666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.4560693533" calcext:value-type="float">
            <text:p>5.456069353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.5001024067" calcext:value-type="float">
            <text:p>5.50010240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.54409156" calcext:value-type="float">
            <text:p>5.5440915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.5879284" calcext:value-type="float">
            <text:p>5.587928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.6341292" calcext:value-type="float">
            <text:p>5.634129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6784886867" calcext:value-type="float">
            <text:p>5.678488686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.7227431533" calcext:value-type="float">
            <text:p>5.72274315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.7669611733" calcext:value-type="float">
            <text:p>5.766961173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.8111617933" calcext:value-type="float">
            <text:p>5.811161793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.8553536667" calcext:value-type="float">
            <text:p>5.855353666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.8995427667" calcext:value-type="float">
            <text:p>5.899542766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.9437363133" calcext:value-type="float">
            <text:p>5.943736313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.9879521667" calcext:value-type="float">
            <text:p>5.987952166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.03234868" calcext:value-type="float">
            <text:p>6.0323486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.0763496333" calcext:value-type="float">
            <text:p>6.076349633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.1204298333" calcext:value-type="float">
            <text:p>6.120429833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.1645247067" calcext:value-type="float">
            <text:p>6.164524706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.20862146" calcext:value-type="float">
            <text:p>6.2086214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.2527132267" calcext:value-type="float">
            <text:p>6.252713226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.29679258" calcext:value-type="float">
            <text:p>6.2967925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.34084652" calcext:value-type="float">
            <text:p>6.3408465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.3848424" calcext:value-type="float">
            <text:p>6.384842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.4286341933" calcext:value-type="float">
            <text:p>6.428634193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.4750951333" calcext:value-type="float">
            <text:p>6.47509513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.5195694933" calcext:value-type="float">
            <text:p>6.519569493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.56391336" calcext:value-type="float">
            <text:p>6.5639133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.60821238" calcext:value-type="float">
            <text:p>6.6082123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632269" calcext:value-type="float">
            <text:p>6.632269</text:p>
          </table:table-cell>
          <table:table-cell office:value-type="float" office:value="6.65249056" calcext:value-type="float">
            <text:p>6.65249056</text:p>
          </table:table-cell>
          <table:table-cell table:formula="of:=POWER([.C151]-6.75;2)" office:value-type="float" office:value="0.00950809088911352" calcext:value-type="float">
            <text:p>0.0095080909</text:p>
          </table:table-cell>
          <table:table-cell table:formula="of:=SQRT(SUM([.D151:.D250])/100)" office:value-type="float" office:value="0.103626180213418" calcext:value-type="float">
            <text:p>0.10362618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648702" calcext:value-type="float">
            <text:p>6.648702</text:p>
          </table:table-cell>
          <table:table-cell office:value-type="float" office:value="6.6525435533" calcext:value-type="float">
            <text:p>6.6525435533</text:p>
          </table:table-cell>
          <table:table-cell table:formula="of:=POWER([.C152]-6.75;2)" office:value-type="float" office:value="0.00949775900338991" calcext:value-type="float">
            <text:p>0.00949775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71037" calcext:value-type="float">
            <text:p>6.771037</text:p>
          </table:table-cell>
          <table:table-cell office:value-type="float" office:value="6.6524840933" calcext:value-type="float">
            <text:p>6.6524840933</text:p>
          </table:table-cell>
          <table:table-cell table:formula="of:=POWER([.C153]-6.75;2)" office:value-type="float" office:value="0.0095093520595231" calcext:value-type="float">
            <text:p>0.009509352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515057" calcext:value-type="float">
            <text:p>6.515057</text:p>
          </table:table-cell>
          <table:table-cell office:value-type="float" office:value="6.6516145133" calcext:value-type="float">
            <text:p>6.6516145133</text:p>
          </table:table-cell>
          <table:table-cell table:formula="of:=POWER([.C154]-6.75;2)" office:value-type="float" office:value="0.00967970399319584" calcext:value-type="float">
            <text:p>0.00967970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56681" calcext:value-type="float">
            <text:p>6.56681</text:p>
          </table:table-cell>
          <table:table-cell office:value-type="float" office:value="6.6524775067" calcext:value-type="float">
            <text:p>6.6524775067</text:p>
          </table:table-cell>
          <table:table-cell table:formula="of:=POWER([.C155]-6.75;2)" office:value-type="float" office:value="0.00951063669944847" calcext:value-type="float">
            <text:p>0.009510636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78396" calcext:value-type="float">
            <text:p>6.578396</text:p>
          </table:table-cell>
          <table:table-cell office:value-type="float" office:value="6.6532227667" calcext:value-type="float">
            <text:p>6.6532227667</text:p>
          </table:table-cell>
          <table:table-cell table:formula="of:=POWER([.C156]-6.75;2)" office:value-type="float" office:value="0.00936583288520265" calcext:value-type="float">
            <text:p>0.009365832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582506" calcext:value-type="float">
            <text:p>6.582506</text:p>
          </table:table-cell>
          <table:table-cell office:value-type="float" office:value="6.6534382067" calcext:value-type="float">
            <text:p>6.6534382067</text:p>
          </table:table-cell>
          <table:table-cell table:formula="of:=POWER([.C157]-6.75;2)" office:value-type="float" office:value="0.00932417992531197" calcext:value-type="float">
            <text:p>0.009324179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583474" calcext:value-type="float">
            <text:p>6.583474</text:p>
          </table:table-cell>
          <table:table-cell office:value-type="float" office:value="6.6537067133" calcext:value-type="float">
            <text:p>6.6537067133</text:p>
          </table:table-cell>
          <table:table-cell table:formula="of:=POWER([.C158]-6.75;2)" office:value-type="float" office:value="0.00927239706348838" calcext:value-type="float">
            <text:p>0.009272397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582102" calcext:value-type="float">
            <text:p>6.582102</text:p>
          </table:table-cell>
          <table:table-cell office:value-type="float" office:value="6.65398646" calcext:value-type="float">
            <text:p>6.65398646</text:p>
          </table:table-cell>
          <table:table-cell table:formula="of:=POWER([.C159]-6.75;2)" office:value-type="float" office:value="0.00921859986333151" calcext:value-type="float">
            <text:p>0.009218599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577656" calcext:value-type="float">
            <text:p>6.577656</text:p>
          </table:table-cell>
          <table:table-cell office:value-type="float" office:value="6.65428158" calcext:value-type="float">
            <text:p>6.65428158</text:p>
          </table:table-cell>
          <table:table-cell table:formula="of:=POWER([.C160]-6.75;2)" office:value-type="float" office:value="0.00916201592729637" calcext:value-type="float">
            <text:p>0.009162015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66472" calcext:value-type="float">
            <text:p>6.566472</text:p>
          </table:table-cell>
          <table:table-cell office:value-type="float" office:value="6.6546085667" calcext:value-type="float">
            <text:p>6.6546085667</text:p>
          </table:table-cell>
          <table:table-cell table:formula="of:=POWER([.C161]-6.75;2)" office:value-type="float" office:value="0.00909952554702828" calcext:value-type="float">
            <text:p>0.009099525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52718" calcext:value-type="float">
            <text:p>6.52718</text:p>
          </table:table-cell>
          <table:table-cell office:value-type="float" office:value="6.6550105133" calcext:value-type="float">
            <text:p>6.6550105133</text:p>
          </table:table-cell>
          <table:table-cell table:formula="of:=POWER([.C162]-6.75;2)" office:value-type="float" office:value="0.00902300258352953" calcext:value-type="float">
            <text:p>0.009023002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208127" calcext:value-type="float">
            <text:p>7.208127</text:p>
          </table:table-cell>
          <table:table-cell office:value-type="float" office:value="6.6556737733" calcext:value-type="float">
            <text:p>6.6556737733</text:p>
          </table:table-cell>
          <table:table-cell table:formula="of:=POWER([.C163]-6.75;2)" office:value-type="float" office:value="0.00889743704345976" calcext:value-type="float">
            <text:p>0.00889743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6537" calcext:value-type="float">
            <text:p>6.66537</text:p>
          </table:table-cell>
          <table:table-cell office:value-type="float" office:value="6.6517958533" calcext:value-type="float">
            <text:p>6.6517958533</text:p>
          </table:table-cell>
          <table:table-cell table:formula="of:=POWER([.C164]-6.75;2)" office:value-type="float" office:value="0.00964405442907505" calcext:value-type="float">
            <text:p>0.009644054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37362" calcext:value-type="float">
            <text:p>6.637362</text:p>
          </table:table-cell>
          <table:table-cell office:value-type="float" office:value="6.6515325667" calcext:value-type="float">
            <text:p>6.6515325667</text:p>
          </table:table-cell>
          <table:table-cell table:formula="of:=POWER([.C165]-6.75;2)" office:value-type="float" office:value="0.0096958354206899" calcext:value-type="float">
            <text:p>0.00969583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27933" calcext:value-type="float">
            <text:p>6.627933</text:p>
          </table:table-cell>
          <table:table-cell office:value-type="float" office:value="6.6514780533" calcext:value-type="float">
            <text:p>6.6514780533</text:p>
          </table:table-cell>
          <table:table-cell table:formula="of:=POWER([.C166]-6.75;2)" office:value-type="float" office:value="0.00970657398155765" calcext:value-type="float">
            <text:p>0.00970657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23768" calcext:value-type="float">
            <text:p>6.623768</text:p>
          </table:table-cell>
          <table:table-cell office:value-type="float" office:value="6.65146904" calcext:value-type="float">
            <text:p>6.65146904</text:p>
          </table:table-cell>
          <table:table-cell table:formula="of:=POWER([.C167]-6.75;2)" office:value-type="float" office:value="0.00970835007852155" calcext:value-type="float">
            <text:p>0.009708350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22205" calcext:value-type="float">
            <text:p>6.622205</text:p>
          </table:table-cell>
          <table:table-cell office:value-type="float" office:value="6.6514841867" calcext:value-type="float">
            <text:p>6.6514841867</text:p>
          </table:table-cell>
          <table:table-cell table:formula="of:=POWER([.C168]-6.75;2)" office:value-type="float" office:value="0.0097053654701604" calcext:value-type="float">
            <text:p>0.009705365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22788" calcext:value-type="float">
            <text:p>6.622788</text:p>
          </table:table-cell>
          <table:table-cell office:value-type="float" office:value="6.65150644" calcext:value-type="float">
            <text:p>6.65150644</text:p>
          </table:table-cell>
          <table:table-cell table:formula="of:=POWER([.C169]-6.75;2)" office:value-type="float" office:value="0.00970098136147353" calcext:value-type="float">
            <text:p>0.009700981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26527" calcext:value-type="float">
            <text:p>6.626527</text:p>
          </table:table-cell>
          <table:table-cell office:value-type="float" office:value="6.6515208333" calcext:value-type="float">
            <text:p>6.6515208333</text:p>
          </table:table-cell>
          <table:table-cell table:formula="of:=POWER([.C170]-6.75;2)" office:value-type="float" office:value="0.00969814627392635" calcext:value-type="float">
            <text:p>0.009698146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638834" calcext:value-type="float">
            <text:p>6.638834</text:p>
          </table:table-cell>
          <table:table-cell office:value-type="float" office:value="6.6515049067" calcext:value-type="float">
            <text:p>6.6515049067</text:p>
          </table:table-cell>
          <table:table-cell table:formula="of:=POWER([.C171]-6.75;2)" office:value-type="float" office:value="0.00970128340417578" calcext:value-type="float">
            <text:p>0.009701283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25103" calcext:value-type="float">
            <text:p>6.725103</text:p>
          </table:table-cell>
          <table:table-cell office:value-type="float" office:value="6.65139876" calcext:value-type="float">
            <text:p>6.65139876</text:p>
          </table:table-cell>
          <table:table-cell table:formula="of:=POWER([.C172]-6.75;2)" office:value-type="float" office:value="0.00972220452953756" calcext:value-type="float">
            <text:p>0.009722204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530028" calcext:value-type="float">
            <text:p>6.530028</text:p>
          </table:table-cell>
          <table:table-cell office:value-type="float" office:value="6.65070292" calcext:value-type="float">
            <text:p>6.65070292</text:p>
          </table:table-cell>
          <table:table-cell table:formula="of:=POWER([.C173]-6.75;2)" office:value-type="float" office:value="0.00985991009652647" calcext:value-type="float">
            <text:p>0.009859910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573623" calcext:value-type="float">
            <text:p>6.573623</text:p>
          </table:table-cell>
          <table:table-cell office:value-type="float" office:value="6.6512719267" calcext:value-type="float">
            <text:p>6.6512719267</text:p>
          </table:table-cell>
          <table:table-cell table:formula="of:=POWER([.C174]-6.75;2)" office:value-type="float" office:value="0.00974723245753022" calcext:value-type="float">
            <text:p>0.009747232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582705" calcext:value-type="float">
            <text:p>6.582705</text:p>
          </table:table-cell>
          <table:table-cell office:value-type="float" office:value="6.6512721133" calcext:value-type="float">
            <text:p>6.6512721133</text:p>
          </table:table-cell>
          <table:table-cell table:formula="of:=POWER([.C175]-6.75;2)" office:value-type="float" office:value="0.00974719561224801" calcext:value-type="float">
            <text:p>0.009747195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585446" calcext:value-type="float">
            <text:p>6.585446</text:p>
          </table:table-cell>
          <table:table-cell office:value-type="float" office:value="6.6517054867" calcext:value-type="float">
            <text:p>6.6517054867</text:p>
          </table:table-cell>
          <table:table-cell table:formula="of:=POWER([.C176]-6.75;2)" office:value-type="float" office:value="0.00966181134488387" calcext:value-type="float">
            <text:p>0.009661811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58528" calcext:value-type="float">
            <text:p>6.58528</text:p>
          </table:table-cell>
          <table:table-cell office:value-type="float" office:value="6.6520367533" calcext:value-type="float">
            <text:p>6.6520367533</text:p>
          </table:table-cell>
          <table:table-cell table:formula="of:=POWER([.C177]-6.75;2)" office:value-type="float" office:value="0.00959679770400506" calcext:value-type="float">
            <text:p>0.009596797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582543" calcext:value-type="float">
            <text:p>6.582543</text:p>
          </table:table-cell>
          <table:table-cell office:value-type="float" office:value="6.65234516" calcext:value-type="float">
            <text:p>6.65234516</text:p>
          </table:table-cell>
          <table:table-cell table:formula="of:=POWER([.C178]-6.75;2)" office:value-type="float" office:value="0.00953646777542554" calcext:value-type="float">
            <text:p>0.009536467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575894" calcext:value-type="float">
            <text:p>6.575894</text:p>
          </table:table-cell>
          <table:table-cell office:value-type="float" office:value="6.6526589467" calcext:value-type="float">
            <text:p>6.6526589467</text:p>
          </table:table-cell>
          <table:table-cell table:formula="of:=POWER([.C179]-6.75;2)" office:value-type="float" office:value="0.00947528065755346" calcext:value-type="float">
            <text:p>0.009475280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560097" calcext:value-type="float">
            <text:p>6.560097</text:p>
          </table:table-cell>
          <table:table-cell office:value-type="float" office:value="6.6530075733" calcext:value-type="float">
            <text:p>6.6530075733</text:p>
          </table:table-cell>
          <table:table-cell table:formula="of:=POWER([.C180]-6.75;2)" office:value-type="float" office:value="0.00940753083715487" calcext:value-type="float">
            <text:p>0.009407530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06184" calcext:value-type="float">
            <text:p>6.506184</text:p>
          </table:table-cell>
          <table:table-cell office:value-type="float" office:value="6.6534524667" calcext:value-type="float">
            <text:p>6.6534524667</text:p>
          </table:table-cell>
          <table:table-cell table:formula="of:=POWER([.C181]-6.75;2)" office:value-type="float" office:value="0.00932142618631459" calcext:value-type="float">
            <text:p>0.009321426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794614" calcext:value-type="float">
            <text:p>7.794614</text:p>
          </table:table-cell>
          <table:table-cell office:value-type="float" office:value="6.6542454733" calcext:value-type="float">
            <text:p>6.6542454733</text:p>
          </table:table-cell>
          <table:table-cell table:formula="of:=POWER([.C182]-6.75;2)" office:value-type="float" office:value="0.00916892938354109" calcext:value-type="float">
            <text:p>0.009168929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04843" calcext:value-type="float">
            <text:p>6.704843</text:p>
          </table:table-cell>
          <table:table-cell office:value-type="float" office:value="6.6464290333" calcext:value-type="float">
            <text:p>6.6464290333</text:p>
          </table:table-cell>
          <table:table-cell table:formula="of:=POWER([.C183]-6.75;2)" office:value-type="float" office:value="0.0107269451431724" calcext:value-type="float">
            <text:p>0.010726945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663106" calcext:value-type="float">
            <text:p>6.663106</text:p>
          </table:table-cell>
          <table:table-cell office:value-type="float" office:value="6.6458123067" calcext:value-type="float">
            <text:p>6.6458123067</text:p>
          </table:table-cell>
          <table:table-cell table:formula="of:=POWER([.C184]-6.75;2)" office:value-type="float" office:value="0.0108550754351749" calcext:value-type="float">
            <text:p>0.010855075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649551" calcext:value-type="float">
            <text:p>6.649551</text:p>
          </table:table-cell>
          <table:table-cell office:value-type="float" office:value="6.6459440533" calcext:value-type="float">
            <text:p>6.6459440533</text:p>
          </table:table-cell>
          <table:table-cell table:formula="of:=POWER([.C185]-6.75;2)" office:value-type="float" office:value="0.0108276400436332" calcext:value-type="float">
            <text:p>0.0108276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643834" calcext:value-type="float">
            <text:p>6.643834</text:p>
          </table:table-cell>
          <table:table-cell office:value-type="float" office:value="6.6458734133" calcext:value-type="float">
            <text:p>6.6458734133</text:p>
          </table:table-cell>
          <table:table-cell table:formula="of:=POWER([.C186]-6.75;2)" office:value-type="float" office:value="0.0108423460577925" calcext:value-type="float">
            <text:p>0.010842346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41973" calcext:value-type="float">
            <text:p>6.641973</text:p>
          </table:table-cell>
          <table:table-cell office:value-type="float" office:value="6.6458082667" calcext:value-type="float">
            <text:p>6.6458082667</text:p>
          </table:table-cell>
          <table:table-cell table:formula="of:=POWER([.C187]-6.75;2)" office:value-type="float" office:value="0.0108559172880584" calcext:value-type="float">
            <text:p>0.010855917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43315" calcext:value-type="float">
            <text:p>6.643315</text:p>
          </table:table-cell>
          <table:table-cell office:value-type="float" office:value="6.6457417133" calcext:value-type="float">
            <text:p>6.6457417133</text:p>
          </table:table-cell>
          <table:table-cell table:formula="of:=POWER([.C188]-6.75;2)" office:value-type="float" office:value="0.0108697903456195" calcext:value-type="float">
            <text:p>0.010869790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649445" calcext:value-type="float">
            <text:p>6.649445</text:p>
          </table:table-cell>
          <table:table-cell office:value-type="float" office:value="6.6456575" calcext:value-type="float">
            <text:p>6.6456575</text:p>
          </table:table-cell>
          <table:table-cell table:formula="of:=POWER([.C189]-6.75;2)" office:value-type="float" office:value="0.0108873573062499" calcext:value-type="float">
            <text:p>0.010887357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68721" calcext:value-type="float">
            <text:p>6.668721</text:p>
          </table:table-cell>
          <table:table-cell office:value-type="float" office:value="6.64552526" calcext:value-type="float">
            <text:p>6.64552526</text:p>
          </table:table-cell>
          <table:table-cell table:formula="of:=POWER([.C190]-6.75;2)" office:value-type="float" office:value="0.0109149712980675" calcext:value-type="float">
            <text:p>0.010914971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801455" calcext:value-type="float">
            <text:p>6.801455</text:p>
          </table:table-cell>
          <table:table-cell office:value-type="float" office:value="6.64525702" calcext:value-type="float">
            <text:p>6.64525702</text:p>
          </table:table-cell>
          <table:table-cell table:formula="of:=POWER([.C191]-6.75;2)" office:value-type="float" office:value="0.0109710918592804" calcext:value-type="float">
            <text:p>0.010971091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501494" calcext:value-type="float">
            <text:p>6.501494</text:p>
          </table:table-cell>
          <table:table-cell office:value-type="float" office:value="6.6440935467" calcext:value-type="float">
            <text:p>6.6440935467</text:p>
          </table:table-cell>
          <table:table-cell table:formula="of:=POWER([.C192]-6.75;2)" office:value-type="float" office:value="0.0112161768505851" calcext:value-type="float">
            <text:p>0.011216176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569466" calcext:value-type="float">
            <text:p>6.569466</text:p>
          </table:table-cell>
          <table:table-cell office:value-type="float" office:value="6.6449080533" calcext:value-type="float">
            <text:p>6.6449080533</text:p>
          </table:table-cell>
          <table:table-cell table:formula="of:=POWER([.C193]-6.75;2)" office:value-type="float" office:value="0.0110443172611956" calcext:value-type="float">
            <text:p>0.011044317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584309" calcext:value-type="float">
            <text:p>6.584309</text:p>
          </table:table-cell>
          <table:table-cell office:value-type="float" office:value="6.6450900733" calcext:value-type="float">
            <text:p>6.6450900733</text:p>
          </table:table-cell>
          <table:table-cell table:formula="of:=POWER([.C194]-6.75;2)" office:value-type="float" office:value="0.0110060927201993" calcext:value-type="float">
            <text:p>0.011006092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589847" calcext:value-type="float">
            <text:p>6.589847</text:p>
          </table:table-cell>
          <table:table-cell office:value-type="float" office:value="6.64545788" calcext:value-type="float">
            <text:p>6.64545788</text:p>
          </table:table-cell>
          <table:table-cell table:formula="of:=POWER([.C195]-6.75;2)" office:value-type="float" office:value="0.0109290548540943" calcext:value-type="float">
            <text:p>0.010929054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591759" calcext:value-type="float">
            <text:p>6.591759</text:p>
          </table:table-cell>
          <table:table-cell office:value-type="float" office:value="6.64574614" calcext:value-type="float">
            <text:p>6.64574614</text:p>
          </table:table-cell>
          <table:table-cell table:formula="of:=POWER([.C196]-6.75;2)" office:value-type="float" office:value="0.0108688673248996" calcext:value-type="float">
            <text:p>0.010868867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591306" calcext:value-type="float">
            <text:p>6.591306</text:p>
          </table:table-cell>
          <table:table-cell office:value-type="float" office:value="6.6460067067" calcext:value-type="float">
            <text:p>6.6460067067</text:p>
          </table:table-cell>
          <table:table-cell table:formula="of:=POWER([.C197]-6.75;2)" office:value-type="float" office:value="0.0108146050513799" calcext:value-type="float">
            <text:p>0.010814605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588138" calcext:value-type="float">
            <text:p>6.588138</text:p>
          </table:table-cell>
          <table:table-cell office:value-type="float" office:value="6.6462598667" calcext:value-type="float">
            <text:p>6.6462598667</text:p>
          </table:table-cell>
          <table:table-cell table:formula="of:=POWER([.C198]-6.75;2)" office:value-type="float" office:value="0.0107620152571017" calcext:value-type="float">
            <text:p>0.010762015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579459" calcext:value-type="float">
            <text:p>6.579459</text:p>
          </table:table-cell>
          <table:table-cell office:value-type="float" office:value="6.64652368" calcext:value-type="float">
            <text:p>6.64652368</text:p>
          </table:table-cell>
          <table:table-cell table:formula="of:=POWER([.C199]-6.75;2)" office:value-type="float" office:value="0.0107073488007425" calcext:value-type="float">
            <text:p>0.010707348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548686" calcext:value-type="float">
            <text:p>6.548686</text:p>
          </table:table-cell>
          <table:table-cell office:value-type="float" office:value="6.6468317533" calcext:value-type="float">
            <text:p>6.6468317533</text:p>
          </table:table-cell>
          <table:table-cell table:formula="of:=POWER([.C200]-6.75;2)" office:value-type="float" office:value="0.0106436871271521" calcext:value-type="float">
            <text:p>0.01064368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214106" calcext:value-type="float">
            <text:p>7.214106</text:p>
          </table:table-cell>
          <table:table-cell office:value-type="float" office:value="6.6473229333" calcext:value-type="float">
            <text:p>6.6473229333</text:p>
          </table:table-cell>
          <table:table-cell table:formula="of:=POWER([.C201]-6.75;2)" office:value-type="float" office:value="0.0105425800261163" calcext:value-type="float">
            <text:p>0.0105425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61093" calcext:value-type="float">
            <text:p>6.661093</text:p>
          </table:table-cell>
          <table:table-cell office:value-type="float" office:value="6.6433310933" calcext:value-type="float">
            <text:p>6.6433310933</text:p>
          </table:table-cell>
          <table:table-cell table:formula="of:=POWER([.C202]-6.75;2)" office:value-type="float" office:value="0.0113782556565732" calcext:value-type="float">
            <text:p>0.011378255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37614" calcext:value-type="float">
            <text:p>6.637614</text:p>
          </table:table-cell>
          <table:table-cell office:value-type="float" office:value="6.6428483467" calcext:value-type="float">
            <text:p>6.6428483467</text:p>
          </table:table-cell>
          <table:table-cell table:formula="of:=POWER([.C203]-6.75;2)" office:value-type="float" office:value="0.0114814768049234" calcext:value-type="float">
            <text:p>0.011481476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629801" calcext:value-type="float">
            <text:p>6.629801</text:p>
          </table:table-cell>
          <table:table-cell office:value-type="float" office:value="6.6436162733" calcext:value-type="float">
            <text:p>6.6436162733</text:p>
          </table:table-cell>
          <table:table-cell table:formula="of:=POWER([.C204]-6.75;2)" office:value-type="float" office:value="0.0113174973065803" calcext:value-type="float">
            <text:p>0.01131749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26351" calcext:value-type="float">
            <text:p>6.626351</text:p>
          </table:table-cell>
          <table:table-cell office:value-type="float" office:value="6.64382298" calcext:value-type="float">
            <text:p>6.64382298</text:p>
          </table:table-cell>
          <table:table-cell table:formula="of:=POWER([.C205]-6.75;2)" office:value-type="float" office:value="0.0112735595760803" calcext:value-type="float">
            <text:p>0.011273559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25047" calcext:value-type="float">
            <text:p>6.625047</text:p>
          </table:table-cell>
          <table:table-cell office:value-type="float" office:value="6.64397822" calcext:value-type="float">
            <text:p>6.64397822</text:p>
          </table:table-cell>
          <table:table-cell table:formula="of:=POWER([.C206]-6.75;2)" office:value-type="float" office:value="0.0112406178343684" calcext:value-type="float">
            <text:p>0.011240617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2552" calcext:value-type="float">
            <text:p>6.62552</text:p>
          </table:table-cell>
          <table:table-cell office:value-type="float" office:value="6.6441137267" calcext:value-type="float">
            <text:p>6.6441137267</text:p>
          </table:table-cell>
          <table:table-cell table:formula="of:=POWER([.C207]-6.75;2)" office:value-type="float" office:value="0.0112119028733624" calcext:value-type="float">
            <text:p>0.01121190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28624" calcext:value-type="float">
            <text:p>6.628624</text:p>
          </table:table-cell>
          <table:table-cell office:value-type="float" office:value="6.6442313333" calcext:value-type="float">
            <text:p>6.6442313333</text:p>
          </table:table-cell>
          <table:table-cell table:formula="of:=POWER([.C208]-6.75;2)" office:value-type="float" office:value="0.0111870108554956" calcext:value-type="float">
            <text:p>0.011187010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38857" calcext:value-type="float">
            <text:p>6.638857</text:p>
          </table:table-cell>
          <table:table-cell office:value-type="float" office:value="6.6443192333" calcext:value-type="float">
            <text:p>6.6443192333</text:p>
          </table:table-cell>
          <table:table-cell table:formula="of:=POWER([.C209]-6.75;2)" office:value-type="float" office:value="0.0111684244502998" calcext:value-type="float">
            <text:p>0.011168424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08361" calcext:value-type="float">
            <text:p>6.708361</text:p>
          </table:table-cell>
          <table:table-cell office:value-type="float" office:value="6.6443326333" calcext:value-type="float">
            <text:p>6.6443326333</text:p>
          </table:table-cell>
          <table:table-cell table:formula="of:=POWER([.C210]-6.75;2)" office:value-type="float" office:value="0.0111655923853122" calcext:value-type="float">
            <text:p>0.011165592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544744" calcext:value-type="float">
            <text:p>6.544744</text:p>
          </table:table-cell>
          <table:table-cell office:value-type="float" office:value="6.6438774733" calcext:value-type="float">
            <text:p>6.6438774733</text:p>
          </table:table-cell>
          <table:table-cell table:formula="of:=POWER([.C211]-6.75;2)" office:value-type="float" office:value="0.0112619906731922" calcext:value-type="float">
            <text:p>0.011261990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583373" calcext:value-type="float">
            <text:p>6.583373</text:p>
          </table:table-cell>
          <table:table-cell office:value-type="float" office:value="6.6445068933" calcext:value-type="float">
            <text:p>6.6445068933</text:p>
          </table:table-cell>
          <table:table-cell table:formula="of:=POWER([.C212]-6.75;2)" office:value-type="float" office:value="0.0111287955612176" calcext:value-type="float">
            <text:p>0.011128795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91369" calcext:value-type="float">
            <text:p>6.591369</text:p>
          </table:table-cell>
          <table:table-cell office:value-type="float" office:value="6.6448398267" calcext:value-type="float">
            <text:p>6.6448398267</text:p>
          </table:table-cell>
          <table:table-cell table:formula="of:=POWER([.C213]-6.75;2)" office:value-type="float" office:value="0.011058662048486" calcext:value-type="float">
            <text:p>0.01105866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593972" calcext:value-type="float">
            <text:p>6.593972</text:p>
          </table:table-cell>
          <table:table-cell office:value-type="float" office:value="6.6451686533" calcext:value-type="float">
            <text:p>6.6451686533</text:p>
          </table:table-cell>
          <table:table-cell table:formula="of:=POWER([.C214]-6.75;2)" office:value-type="float" office:value="0.0109896112509356" calcext:value-type="float">
            <text:p>0.010989611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594274" calcext:value-type="float">
            <text:p>6.594274</text:p>
          </table:table-cell>
          <table:table-cell office:value-type="float" office:value="6.6454721933" calcext:value-type="float">
            <text:p>6.6454721933</text:p>
          </table:table-cell>
          <table:table-cell table:formula="of:=POWER([.C215]-6.75;2)" office:value-type="float" office:value="0.0109260623735126" calcext:value-type="float">
            <text:p>0.010926062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592748" calcext:value-type="float">
            <text:p>6.592748</text:p>
          </table:table-cell>
          <table:table-cell office:value-type="float" office:value="6.6457690667" calcext:value-type="float">
            <text:p>6.6457690667</text:p>
          </table:table-cell>
          <table:table-cell table:formula="of:=POWER([.C216]-6.75;2)" office:value-type="float" office:value="0.0108640874565891" calcext:value-type="float">
            <text:p>0.010864087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588653" calcext:value-type="float">
            <text:p>6.588653</text:p>
          </table:table-cell>
          <table:table-cell office:value-type="float" office:value="6.6460716333" calcext:value-type="float">
            <text:p>6.6460716333</text:p>
          </table:table-cell>
          <table:table-cell table:formula="of:=POWER([.C217]-6.75;2)" office:value-type="float" office:value="0.0108011054049297" calcext:value-type="float">
            <text:p>0.010801105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578774" calcext:value-type="float">
            <text:p>6.578774</text:p>
          </table:table-cell>
          <table:table-cell office:value-type="float" office:value="6.6463963067" calcext:value-type="float">
            <text:p>6.6463963067</text:p>
          </table:table-cell>
          <table:table-cell table:formula="of:=POWER([.C218]-6.75;2)" office:value-type="float" office:value="0.0107337252654005" calcext:value-type="float">
            <text:p>0.010733725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545152" calcext:value-type="float">
            <text:p>6.545152</text:p>
          </table:table-cell>
          <table:table-cell office:value-type="float" office:value="6.6467799867" calcext:value-type="float">
            <text:p>6.6467799867</text:p>
          </table:table-cell>
          <table:table-cell table:formula="of:=POWER([.C219]-6.75;2)" office:value-type="float" office:value="0.0106543711456521" calcext:value-type="float">
            <text:p>0.010654371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382953" calcext:value-type="float">
            <text:p>7.382953</text:p>
          </table:table-cell>
          <table:table-cell office:value-type="float" office:value="6.6473772467" calcext:value-type="float">
            <text:p>6.6473772467</text:p>
          </table:table-cell>
          <table:table-cell table:formula="of:=POWER([.C220]-6.75;2)" office:value-type="float" office:value="0.0105314294948727" calcext:value-type="float">
            <text:p>0.01053142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69064" calcext:value-type="float">
            <text:p>6.669064</text:p>
          </table:table-cell>
          <table:table-cell office:value-type="float" office:value="6.6423680867" calcext:value-type="float">
            <text:p>6.6423680867</text:p>
          </table:table-cell>
          <table:table-cell table:formula="of:=POWER([.C221]-6.75;2)" office:value-type="float" office:value="0.0115846287606186" calcext:value-type="float">
            <text:p>0.011584628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642556" calcext:value-type="float">
            <text:p>6.642556</text:p>
          </table:table-cell>
          <table:table-cell office:value-type="float" office:value="6.6420376467" calcext:value-type="float">
            <text:p>6.6420376467</text:p>
          </table:table-cell>
          <table:table-cell table:formula="of:=POWER([.C222]-6.75;2)" office:value-type="float" office:value="0.0116558697300739" calcext:value-type="float">
            <text:p>0.011655869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633743" calcext:value-type="float">
            <text:p>6.633743</text:p>
          </table:table-cell>
          <table:table-cell office:value-type="float" office:value="6.6422470667" calcext:value-type="float">
            <text:p>6.6422470667</text:p>
          </table:table-cell>
          <table:table-cell table:formula="of:=POWER([.C223]-6.75;2)" office:value-type="float" office:value="0.0116106946347543" calcext:value-type="float">
            <text:p>0.011610694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29778" calcext:value-type="float">
            <text:p>6.629778</text:p>
          </table:table-cell>
          <table:table-cell office:value-type="float" office:value="6.64234" calcext:value-type="float">
            <text:p>6.64234</text:p>
          </table:table-cell>
          <table:table-cell table:formula="of:=POWER([.C224]-6.75;2)" office:value-type="float" office:value="0.0115906756" calcext:value-type="float">
            <text:p>0.011590675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28113" calcext:value-type="float">
            <text:p>6.628113</text:p>
          </table:table-cell>
          <table:table-cell office:value-type="float" office:value="6.64243212" calcext:value-type="float">
            <text:p>6.64243212</text:p>
          </table:table-cell>
          <table:table-cell table:formula="of:=POWER([.C225]-6.75;2)" office:value-type="float" office:value="0.0115708488076943" calcext:value-type="float">
            <text:p>0.011570848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28227" calcext:value-type="float">
            <text:p>6.628227</text:p>
          </table:table-cell>
          <table:table-cell office:value-type="float" office:value="6.64252444" calcext:value-type="float">
            <text:p>6.64252444</text:p>
          </table:table-cell>
          <table:table-cell table:formula="of:=POWER([.C226]-6.75;2)" office:value-type="float" office:value="0.0115509959973136" calcext:value-type="float">
            <text:p>0.01155099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630813" calcext:value-type="float">
            <text:p>6.630813</text:p>
          </table:table-cell>
          <table:table-cell office:value-type="float" office:value="6.6426112133" calcext:value-type="float">
            <text:p>6.6426112133</text:p>
          </table:table-cell>
          <table:table-cell table:formula="of:=POWER([.C227]-6.75;2)" office:value-type="float" office:value="0.011532351508898" calcext:value-type="float">
            <text:p>0.011532351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39884" calcext:value-type="float">
            <text:p>6.639884</text:p>
          </table:table-cell>
          <table:table-cell office:value-type="float" office:value="6.6426803133" calcext:value-type="float">
            <text:p>6.6426803133</text:p>
          </table:table-cell>
          <table:table-cell table:formula="of:=POWER([.C228]-6.75;2)" office:value-type="float" office:value="0.0115175151533862" calcext:value-type="float">
            <text:p>0.011517515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01703" calcext:value-type="float">
            <text:p>6.701703</text:p>
          </table:table-cell>
          <table:table-cell office:value-type="float" office:value="6.642694" calcext:value-type="float">
            <text:p>6.642694</text:p>
          </table:table-cell>
          <table:table-cell table:formula="of:=POWER([.C229]-6.75;2)" office:value-type="float" office:value="0.0115145776360001" calcext:value-type="float">
            <text:p>0.011514577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552775" calcext:value-type="float">
            <text:p>6.552775</text:p>
          </table:table-cell>
          <table:table-cell office:value-type="float" office:value="6.64231186" calcext:value-type="float">
            <text:p>6.64231186</text:p>
          </table:table-cell>
          <table:table-cell table:formula="of:=POWER([.C230]-6.75;2)" office:value-type="float" office:value="0.0115967354966595" calcext:value-type="float">
            <text:p>0.011596735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588446" calcext:value-type="float">
            <text:p>6.588446</text:p>
          </table:table-cell>
          <table:table-cell office:value-type="float" office:value="6.6429785933" calcext:value-type="float">
            <text:p>6.6429785933</text:p>
          </table:table-cell>
          <table:table-cell table:formula="of:=POWER([.C231]-6.75;2)" office:value-type="float" office:value="0.0114535814920467" calcext:value-type="float">
            <text:p>0.011453581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595425" calcext:value-type="float">
            <text:p>6.595425</text:p>
          </table:table-cell>
          <table:table-cell office:value-type="float" office:value="6.64461482" calcext:value-type="float">
            <text:p>6.64461482</text:p>
          </table:table-cell>
          <table:table-cell table:formula="of:=POWER([.C232]-6.75;2)" office:value-type="float" office:value="0.0111060361636324" calcext:value-type="float">
            <text:p>0.011106036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597245" calcext:value-type="float">
            <text:p>6.597245</text:p>
          </table:table-cell>
          <table:table-cell office:value-type="float" office:value="6.6446972733" calcext:value-type="float">
            <text:p>6.6446972733</text:p>
          </table:table-cell>
          <table:table-cell table:formula="of:=POWER([.C233]-6.75;2)" office:value-type="float" office:value="0.0110886642504548" calcext:value-type="float">
            <text:p>0.011088664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596643" calcext:value-type="float">
            <text:p>6.596643</text:p>
          </table:table-cell>
          <table:table-cell office:value-type="float" office:value="6.6448455333" calcext:value-type="float">
            <text:p>6.6448455333</text:p>
          </table:table-cell>
          <table:table-cell table:formula="of:=POWER([.C234]-6.75;2)" office:value-type="float" office:value="0.0110574618669614" calcext:value-type="float">
            <text:p>0.011057461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593797" calcext:value-type="float">
            <text:p>6.593797</text:p>
          </table:table-cell>
          <table:table-cell office:value-type="float" office:value="6.64501592" calcext:value-type="float">
            <text:p>6.64501592</text:p>
          </table:table-cell>
          <table:table-cell table:formula="of:=POWER([.C235]-6.75;2)" office:value-type="float" office:value="0.0110216570534465" calcext:value-type="float">
            <text:p>0.011021657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87421" calcext:value-type="float">
            <text:p>6.587421</text:p>
          </table:table-cell>
          <table:table-cell office:value-type="float" office:value="6.6452074467" calcext:value-type="float">
            <text:p>6.6452074467</text:p>
          </table:table-cell>
          <table:table-cell table:formula="of:=POWER([.C236]-6.75;2)" office:value-type="float" office:value="0.0109814792271334" calcext:value-type="float">
            <text:p>0.010981479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572681" calcext:value-type="float">
            <text:p>6.572681</text:p>
          </table:table-cell>
          <table:table-cell office:value-type="float" office:value="6.6454339933" calcext:value-type="float">
            <text:p>6.6454339933</text:p>
          </table:table-cell>
          <table:table-cell table:formula="of:=POWER([.C237]-6.75;2)" office:value-type="float" office:value="0.0109340497571844" calcext:value-type="float">
            <text:p>0.010934049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523112" calcext:value-type="float">
            <text:p>6.523112</text:p>
          </table:table-cell>
          <table:table-cell office:value-type="float" office:value="6.6457402867" calcext:value-type="float">
            <text:p>6.6457402867</text:p>
          </table:table-cell>
          <table:table-cell table:formula="of:=POWER([.C238]-6.75;2)" office:value-type="float" office:value="0.0108700878173983" calcext:value-type="float">
            <text:p>0.010870087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833905" calcext:value-type="float">
            <text:p>7.833905</text:p>
          </table:table-cell>
          <table:table-cell office:value-type="float" office:value="6.6463384933" calcext:value-type="float">
            <text:p>6.6463384933</text:p>
          </table:table-cell>
          <table:table-cell table:formula="of:=POWER([.C239]-6.75;2)" office:value-type="float" office:value="0.0107457079713141" calcext:value-type="float">
            <text:p>0.01074570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07318" calcext:value-type="float">
            <text:p>6.707318</text:p>
          </table:table-cell>
          <table:table-cell office:value-type="float" office:value="6.63810472" calcext:value-type="float">
            <text:p>6.63810472</text:p>
          </table:table-cell>
          <table:table-cell table:formula="of:=POWER([.C240]-6.75;2)" office:value-type="float" office:value="0.0125205536862783" calcext:value-type="float">
            <text:p>0.012520553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68075" calcext:value-type="float">
            <text:p>6.668075</text:p>
          </table:table-cell>
          <table:table-cell office:value-type="float" office:value="6.63696052" calcext:value-type="float">
            <text:p>6.63696052</text:p>
          </table:table-cell>
          <table:table-cell table:formula="of:=POWER([.C241]-6.75;2)" office:value-type="float" office:value="0.0127779240386705" calcext:value-type="float">
            <text:p>0.01277792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55385" calcext:value-type="float">
            <text:p>6.655385</text:p>
          </table:table-cell>
          <table:table-cell office:value-type="float" office:value="6.6377512667" calcext:value-type="float">
            <text:p>6.6377512667</text:p>
          </table:table-cell>
          <table:table-cell table:formula="of:=POWER([.C242]-6.75;2)" office:value-type="float" office:value="0.0125997781274544" calcext:value-type="float">
            <text:p>0.012599778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50031" calcext:value-type="float">
            <text:p>6.650031</text:p>
          </table:table-cell>
          <table:table-cell office:value-type="float" office:value="6.6379242467" calcext:value-type="float">
            <text:p>6.6379242467</text:p>
          </table:table-cell>
          <table:table-cell table:formula="of:=POWER([.C243]-6.75;2)" office:value-type="float" office:value="0.0125609744777625" calcext:value-type="float">
            <text:p>0.012560974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48254" calcext:value-type="float">
            <text:p>6.648254</text:p>
          </table:table-cell>
          <table:table-cell office:value-type="float" office:value="6.6380186533" calcext:value-type="float">
            <text:p>6.6380186533</text:p>
          </table:table-cell>
          <table:table-cell table:formula="of:=POWER([.C244]-6.75;2)" office:value-type="float" office:value="0.0125398220087457" calcext:value-type="float">
            <text:p>0.01253982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49397" calcext:value-type="float">
            <text:p>6.649397</text:p>
          </table:table-cell>
          <table:table-cell office:value-type="float" office:value="6.6380821133" calcext:value-type="float">
            <text:p>6.6380821133</text:p>
          </table:table-cell>
          <table:table-cell table:formula="of:=POWER([.C245]-6.75;2)" office:value-type="float" office:value="0.012525613363394" calcext:value-type="float">
            <text:p>0.012525613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654841" calcext:value-type="float">
            <text:p>6.654841</text:p>
          </table:table-cell>
          <table:table-cell office:value-type="float" office:value="6.6381202267" calcext:value-type="float">
            <text:p>6.6381202267</text:p>
          </table:table-cell>
          <table:table-cell table:formula="of:=POWER([.C246]-6.75;2)" office:value-type="float" office:value="0.0125170836736594" calcext:value-type="float">
            <text:p>0.012517083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72037" calcext:value-type="float">
            <text:p>6.672037</text:p>
          </table:table-cell>
          <table:table-cell office:value-type="float" office:value="6.6381193333" calcext:value-type="float">
            <text:p>6.6381193333</text:p>
          </table:table-cell>
          <table:table-cell table:formula="of:=POWER([.C247]-6.75;2)" office:value-type="float" office:value="0.0125172835812366" calcext:value-type="float">
            <text:p>0.012517283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90884" calcext:value-type="float">
            <text:p>6.790884</text:p>
          </table:table-cell>
          <table:table-cell office:value-type="float" office:value="6.63801674" calcext:value-type="float">
            <text:p>6.63801674</text:p>
          </table:table-cell>
          <table:table-cell table:formula="of:=POWER([.C248]-6.75;2)" office:value-type="float" office:value="0.0125402505202275" calcext:value-type="float">
            <text:p>0.012540250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523054" calcext:value-type="float">
            <text:p>6.523054</text:p>
          </table:table-cell>
          <table:table-cell office:value-type="float" office:value="6.63716392" calcext:value-type="float">
            <text:p>6.63716392</text:p>
          </table:table-cell>
          <table:table-cell table:formula="of:=POWER([.C249]-6.75;2)" office:value-type="float" office:value="0.0127319809497664" calcext:value-type="float">
            <text:p>0.012731980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583458" calcext:value-type="float">
            <text:p>6.583458</text:p>
          </table:table-cell>
          <table:table-cell office:value-type="float" office:value="6.6382428067" calcext:value-type="float">
            <text:p>6.6382428067</text:p>
          </table:table-cell>
          <table:table-cell table:formula="of:=POWER([.C250]-6.75;2)" office:value-type="float" office:value="0.0124896702542935" calcext:value-type="float">
            <text:p>0.012489670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596657" calcext:value-type="float">
            <text:p>6.596657</text:p>
          </table:table-cell>
          <table:table-cell office:value-type="float" office:value="6.64749656" calcext:value-type="float">
            <text:p>6.6474965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01597" calcext:value-type="float">
            <text:p>6.601597</text:p>
          </table:table-cell>
          <table:table-cell office:value-type="float" office:value="6.6474076667" calcext:value-type="float">
            <text:p>6.647407666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0336" calcext:value-type="float">
            <text:p>6.60336</text:p>
          </table:table-cell>
          <table:table-cell office:value-type="float" office:value="6.6474500267" calcext:value-type="float">
            <text:p>6.647450026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03122" calcext:value-type="float">
            <text:p>6.603122</text:p>
          </table:table-cell>
          <table:table-cell office:value-type="float" office:value="6.6475251533" calcext:value-type="float">
            <text:p>6.647525153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00687" calcext:value-type="float">
            <text:p>6.600687</text:p>
          </table:table-cell>
          <table:table-cell office:value-type="float" office:value="6.6476140533" calcext:value-type="float">
            <text:p>6.647614053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93883" calcext:value-type="float">
            <text:p>6.593883</text:p>
          </table:table-cell>
          <table:table-cell office:value-type="float" office:value="6.6477132733" calcext:value-type="float">
            <text:p>6.647713273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569438" calcext:value-type="float">
            <text:p>6.569438</text:p>
          </table:table-cell>
          <table:table-cell office:value-type="float" office:value="6.6478332667" calcext:value-type="float">
            <text:p>6.647833266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006304" calcext:value-type="float">
            <text:p>7.006304</text:p>
          </table:table-cell>
          <table:table-cell office:value-type="float" office:value="6.6480594267" calcext:value-type="float">
            <text:p>6.648059426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56234" calcext:value-type="float">
            <text:p>6.656234</text:p>
          </table:table-cell>
          <table:table-cell office:value-type="float" office:value="6.6452279" calcext:value-type="float">
            <text:p>6.6452279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3855" calcext:value-type="float">
            <text:p>6.63855</text:p>
          </table:table-cell>
          <table:table-cell office:value-type="float" office:value="6.6440084933" calcext:value-type="float">
            <text:p>6.644008493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32544" calcext:value-type="float">
            <text:p>6.632544</text:p>
          </table:table-cell>
          <table:table-cell office:value-type="float" office:value="6.6453056933" calcext:value-type="float">
            <text:p>6.64530569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29793" calcext:value-type="float">
            <text:p>6.629793</text:p>
          </table:table-cell>
          <table:table-cell office:value-type="float" office:value="6.6457809267" calcext:value-type="float">
            <text:p>6.645780926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28588" calcext:value-type="float">
            <text:p>6.628588</text:p>
          </table:table-cell>
          <table:table-cell office:value-type="float" office:value="6.6461177867" calcext:value-type="float">
            <text:p>6.6461177867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28571" calcext:value-type="float">
            <text:p>6.628571</text:p>
          </table:table-cell>
          <table:table-cell office:value-type="float" office:value="6.6464024933" calcext:value-type="float">
            <text:p>6.646402493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3019" calcext:value-type="float">
            <text:p>6.63019</text:p>
          </table:table-cell>
          <table:table-cell office:value-type="float" office:value="6.64666132" calcext:value-type="float">
            <text:p>6.64666132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36133" calcext:value-type="float">
            <text:p>6.636133</text:p>
          </table:table-cell>
          <table:table-cell office:value-type="float" office:value="6.6469030733" calcext:value-type="float">
            <text:p>6.6469030733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79708" calcext:value-type="float">
            <text:p>6.679708</text:p>
          </table:table-cell>
          <table:table-cell office:value-type="float" office:value="6.64711818" calcext:value-type="float">
            <text:p>6.64711818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8218" calcext:value-type="float">
            <text:p>6.58218</text:p>
          </table:table-cell>
          <table:table-cell office:value-type="float" office:value="6.6470903733" calcext:value-type="float">
            <text:p>6.647090373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603309" calcext:value-type="float">
            <text:p>6.603309</text:p>
          </table:table-cell>
          <table:table-cell office:value-type="float" office:value="6.6478887" calcext:value-type="float">
            <text:p>6.6478887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07669" calcext:value-type="float">
            <text:p>6.607669</text:p>
          </table:table-cell>
          <table:table-cell office:value-type="float" office:value="6.6395678867" calcext:value-type="float">
            <text:p>6.639567886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608966" calcext:value-type="float">
            <text:p>6.608966</text:p>
          </table:table-cell>
          <table:table-cell office:value-type="float" office:value="6.6394756733" calcext:value-type="float">
            <text:p>6.6394756733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08917" calcext:value-type="float">
            <text:p>6.608917</text:p>
          </table:table-cell>
          <table:table-cell office:value-type="float" office:value="6.6395295133" calcext:value-type="float">
            <text:p>6.639529513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07753" calcext:value-type="float">
            <text:p>6.607753</text:p>
          </table:table-cell>
          <table:table-cell office:value-type="float" office:value="6.6396279933" calcext:value-type="float">
            <text:p>6.639627993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604958" calcext:value-type="float">
            <text:p>6.604958</text:p>
          </table:table-cell>
          <table:table-cell office:value-type="float" office:value="6.63974698" calcext:value-type="float">
            <text:p>6.63974698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598373" calcext:value-type="float">
            <text:p>6.598373</text:p>
          </table:table-cell>
          <table:table-cell office:value-type="float" office:value="6.6398795133" calcext:value-type="float">
            <text:p>6.63987951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575526" calcext:value-type="float">
            <text:p>6.575526</text:p>
          </table:table-cell>
          <table:table-cell office:value-type="float" office:value="6.64003266" calcext:value-type="float">
            <text:p>6.6400326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93012" calcext:value-type="float">
            <text:p>6.93012</text:p>
          </table:table-cell>
          <table:table-cell office:value-type="float" office:value="6.6402835133" calcext:value-type="float">
            <text:p>6.640283513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53923" calcext:value-type="float">
            <text:p>6.653923</text:p>
          </table:table-cell>
          <table:table-cell office:value-type="float" office:value="6.6380270867" calcext:value-type="float">
            <text:p>6.638027086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3817" calcext:value-type="float">
            <text:p>6.63817</text:p>
          </table:table-cell>
          <table:table-cell office:value-type="float" office:value="6.6367899467" calcext:value-type="float">
            <text:p>6.6367899467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32703" calcext:value-type="float">
            <text:p>6.632703</text:p>
          </table:table-cell>
          <table:table-cell office:value-type="float" office:value="6.63779582" calcext:value-type="float">
            <text:p>6.6377958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630093" calcext:value-type="float">
            <text:p>6.630093</text:p>
          </table:table-cell>
          <table:table-cell office:value-type="float" office:value="6.6382396067" calcext:value-type="float">
            <text:p>6.638239606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28781" calcext:value-type="float">
            <text:p>6.628781</text:p>
          </table:table-cell>
          <table:table-cell office:value-type="float" office:value="6.6385754867" calcext:value-type="float">
            <text:p>6.638575486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28365" calcext:value-type="float">
            <text:p>6.628365</text:p>
          </table:table-cell>
          <table:table-cell office:value-type="float" office:value="6.6388714333" calcext:value-type="float">
            <text:p>6.638871433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29032" calcext:value-type="float">
            <text:p>6.629032</text:p>
          </table:table-cell>
          <table:table-cell office:value-type="float" office:value="6.6391514333" calcext:value-type="float">
            <text:p>6.639151433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32378" calcext:value-type="float">
            <text:p>6.632378</text:p>
          </table:table-cell>
          <table:table-cell office:value-type="float" office:value="6.6394285533" calcext:value-type="float">
            <text:p>6.639428553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59477" calcext:value-type="float">
            <text:p>6.659477</text:p>
          </table:table-cell>
          <table:table-cell office:value-type="float" office:value="6.63970934" calcext:value-type="float">
            <text:p>6.6397093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00143" calcext:value-type="float">
            <text:p>6.600143</text:p>
          </table:table-cell>
          <table:table-cell office:value-type="float" office:value="6.6398869267" calcext:value-type="float">
            <text:p>6.639886926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1203" calcext:value-type="float">
            <text:p>6.61203</text:p>
          </table:table-cell>
          <table:table-cell office:value-type="float" office:value="6.6407547467" calcext:value-type="float">
            <text:p>6.64075474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14231" calcext:value-type="float">
            <text:p>6.614231</text:p>
          </table:table-cell>
          <table:table-cell office:value-type="float" office:value="6.6373474133" calcext:value-type="float">
            <text:p>6.6373474133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14513" calcext:value-type="float">
            <text:p>6.614513</text:p>
          </table:table-cell>
          <table:table-cell office:value-type="float" office:value="6.6370868467" calcext:value-type="float">
            <text:p>6.637086846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13765" calcext:value-type="float">
            <text:p>6.613765</text:p>
          </table:table-cell>
          <table:table-cell office:value-type="float" office:value="6.63701432" calcext:value-type="float">
            <text:p>6.6370143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11903" calcext:value-type="float">
            <text:p>6.611903</text:p>
          </table:table-cell>
          <table:table-cell office:value-type="float" office:value="6.6370044933" calcext:value-type="float">
            <text:p>6.637004493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08091" calcext:value-type="float">
            <text:p>6.608091</text:p>
          </table:table-cell>
          <table:table-cell office:value-type="float" office:value="6.63702466" calcext:value-type="float">
            <text:p>6.6370246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99382" calcext:value-type="float">
            <text:p>6.599382</text:p>
          </table:table-cell>
          <table:table-cell office:value-type="float" office:value="6.6370647867" calcext:value-type="float">
            <text:p>6.63706478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568769" calcext:value-type="float">
            <text:p>6.568769</text:p>
          </table:table-cell>
          <table:table-cell office:value-type="float" office:value="6.6371337667" calcext:value-type="float">
            <text:p>6.637133766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969141" calcext:value-type="float">
            <text:p>6.969141</text:p>
          </table:table-cell>
          <table:table-cell office:value-type="float" office:value="6.6373357333" calcext:value-type="float">
            <text:p>6.637335733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71154" calcext:value-type="float">
            <text:p>6.671154</text:p>
          </table:table-cell>
          <table:table-cell office:value-type="float" office:value="6.6346733" calcext:value-type="float">
            <text:p>6.6346733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5158" calcext:value-type="float">
            <text:p>6.65158</text:p>
          </table:table-cell>
          <table:table-cell office:value-type="float" office:value="6.6326608333" calcext:value-type="float">
            <text:p>6.632660833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44853" calcext:value-type="float">
            <text:p>6.644853</text:p>
          </table:table-cell>
          <table:table-cell office:value-type="float" office:value="6.6336413467" calcext:value-type="float">
            <text:p>6.633641346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41727" calcext:value-type="float">
            <text:p>6.641727</text:p>
          </table:table-cell>
          <table:table-cell office:value-type="float" office:value="6.63404946" calcext:value-type="float">
            <text:p>6.6340494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40218" calcext:value-type="float">
            <text:p>6.640218</text:p>
          </table:table-cell>
          <table:table-cell office:value-type="float" office:value="6.6343362" calcext:value-type="float">
            <text:p>6.6343362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39783" calcext:value-type="float">
            <text:p>6.639783</text:p>
          </table:table-cell>
          <table:table-cell office:value-type="float" office:value="6.63457654" calcext:value-type="float">
            <text:p>6.63457654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406" calcext:value-type="float">
            <text:p>6.6406</text:p>
          </table:table-cell>
          <table:table-cell office:value-type="float" office:value="6.6347972667" calcext:value-type="float">
            <text:p>6.634797266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44506" calcext:value-type="float">
            <text:p>6.644506</text:p>
          </table:table-cell>
          <table:table-cell office:value-type="float" office:value="6.6350123733" calcext:value-type="float">
            <text:p>6.635012373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78599" calcext:value-type="float">
            <text:p>6.678599</text:p>
          </table:table-cell>
          <table:table-cell office:value-type="float" office:value="6.6352272067" calcext:value-type="float">
            <text:p>6.635227206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10712" calcext:value-type="float">
            <text:p>6.610712</text:p>
          </table:table-cell>
          <table:table-cell office:value-type="float" office:value="6.6352953267" calcext:value-type="float">
            <text:p>6.635295326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22782" calcext:value-type="float">
            <text:p>6.622782</text:p>
          </table:table-cell>
          <table:table-cell office:value-type="float" office:value="6.63614576" calcext:value-type="float">
            <text:p>6.6361457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25436" calcext:value-type="float">
            <text:p>6.625436</text:p>
          </table:table-cell>
          <table:table-cell office:value-type="float" office:value="6.6341629733" calcext:value-type="float">
            <text:p>6.634162973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2637" calcext:value-type="float">
            <text:p>6.62637</text:p>
          </table:table-cell>
          <table:table-cell office:value-type="float" office:value="6.6338942" calcext:value-type="float">
            <text:p>6.633894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26704" calcext:value-type="float">
            <text:p>6.626704</text:p>
          </table:table-cell>
          <table:table-cell office:value-type="float" office:value="6.6337808533" calcext:value-type="float">
            <text:p>6.633780853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26764" calcext:value-type="float">
            <text:p>6.626764</text:p>
          </table:table-cell>
          <table:table-cell office:value-type="float" office:value="6.6337166" calcext:value-type="float">
            <text:p>6.633716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26669" calcext:value-type="float">
            <text:p>6.626669</text:p>
          </table:table-cell>
          <table:table-cell office:value-type="float" office:value="6.6336679467" calcext:value-type="float">
            <text:p>6.633667946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26439" calcext:value-type="float">
            <text:p>6.626439</text:p>
          </table:table-cell>
          <table:table-cell office:value-type="float" office:value="6.6336151533" calcext:value-type="float">
            <text:p>6.633615153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25877" calcext:value-type="float">
            <text:p>6.625877</text:p>
          </table:table-cell>
          <table:table-cell office:value-type="float" office:value="6.63353732" calcext:value-type="float">
            <text:p>6.6335373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29185" calcext:value-type="float">
            <text:p>6.629185</text:p>
          </table:table-cell>
          <table:table-cell office:value-type="float" office:value="6.6333972733" calcext:value-type="float">
            <text:p>6.633397273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26581" calcext:value-type="float">
            <text:p>6.626581</text:p>
          </table:table-cell>
          <table:table-cell office:value-type="float" office:value="6.6330465733" calcext:value-type="float">
            <text:p>6.633046573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2604" calcext:value-type="float">
            <text:p>6.62604</text:p>
          </table:table-cell>
          <table:table-cell office:value-type="float" office:value="6.6310529067" calcext:value-type="float">
            <text:p>6.631052906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25543" calcext:value-type="float">
            <text:p>6.625543</text:p>
          </table:table-cell>
          <table:table-cell office:value-type="float" office:value="6.6319561467" calcext:value-type="float">
            <text:p>6.631956146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24947" calcext:value-type="float">
            <text:p>6.624947</text:p>
          </table:table-cell>
          <table:table-cell office:value-type="float" office:value="6.6324219333" calcext:value-type="float">
            <text:p>6.632421933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24138" calcext:value-type="float">
            <text:p>6.624138</text:p>
          </table:table-cell>
          <table:table-cell office:value-type="float" office:value="6.6327778067" calcext:value-type="float">
            <text:p>6.632777806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22912" calcext:value-type="float">
            <text:p>6.622912</text:p>
          </table:table-cell>
          <table:table-cell office:value-type="float" office:value="6.6330896467" calcext:value-type="float">
            <text:p>6.633089646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20727" calcext:value-type="float">
            <text:p>6.620727</text:p>
          </table:table-cell>
          <table:table-cell office:value-type="float" office:value="6.6333846" calcext:value-type="float">
            <text:p>6.633384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15379" calcext:value-type="float">
            <text:p>6.615379</text:p>
          </table:table-cell>
          <table:table-cell office:value-type="float" office:value="6.6336821667" calcext:value-type="float">
            <text:p>6.633682166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573651" calcext:value-type="float">
            <text:p>6.573651</text:p>
          </table:table-cell>
          <table:table-cell office:value-type="float" office:value="6.6340140133" calcext:value-type="float">
            <text:p>6.634014013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47711" calcext:value-type="float">
            <text:p>6.647711</text:p>
          </table:table-cell>
          <table:table-cell office:value-type="float" office:value="6.6346391667" calcext:value-type="float">
            <text:p>6.634639166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35136" calcext:value-type="float">
            <text:p>6.635136</text:p>
          </table:table-cell>
          <table:table-cell office:value-type="float" office:value="6.6348574867" calcext:value-type="float">
            <text:p>6.634857486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631541" calcext:value-type="float">
            <text:p>6.631541</text:p>
          </table:table-cell>
          <table:table-cell office:value-type="float" office:value="6.6346352333" calcext:value-type="float">
            <text:p>6.634635233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29611" calcext:value-type="float">
            <text:p>6.629611</text:p>
          </table:table-cell>
          <table:table-cell office:value-type="float" office:value="6.6347063667" calcext:value-type="float">
            <text:p>6.634706366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28188" calcext:value-type="float">
            <text:p>6.628188</text:p>
          </table:table-cell>
          <table:table-cell office:value-type="float" office:value="6.63482136" calcext:value-type="float">
            <text:p>6.6348213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26831" calcext:value-type="float">
            <text:p>6.626831</text:p>
          </table:table-cell>
          <table:table-cell office:value-type="float" office:value="6.6349541067" calcext:value-type="float">
            <text:p>6.634954106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25135" calcext:value-type="float">
            <text:p>6.625135</text:p>
          </table:table-cell>
          <table:table-cell office:value-type="float" office:value="6.6350961467" calcext:value-type="float">
            <text:p>6.635096146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22148" calcext:value-type="float">
            <text:p>6.622148</text:p>
          </table:table-cell>
          <table:table-cell office:value-type="float" office:value="6.6352443267" calcext:value-type="float">
            <text:p>6.635244326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12334" calcext:value-type="float">
            <text:p>6.612334</text:p>
          </table:table-cell>
          <table:table-cell office:value-type="float" office:value="6.6354006333" calcext:value-type="float">
            <text:p>6.635400633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82868" calcext:value-type="float">
            <text:p>6.682868</text:p>
          </table:table-cell>
          <table:table-cell office:value-type="float" office:value="6.63559718" calcext:value-type="float">
            <text:p>6.6355971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38955" calcext:value-type="float">
            <text:p>6.638955</text:p>
          </table:table-cell>
          <table:table-cell office:value-type="float" office:value="6.6352517667" calcext:value-type="float">
            <text:p>6.635251766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34062" calcext:value-type="float">
            <text:p>6.634062</text:p>
          </table:table-cell>
          <table:table-cell office:value-type="float" office:value="6.6341153667" calcext:value-type="float">
            <text:p>6.634115366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3199" calcext:value-type="float">
            <text:p>6.63199</text:p>
          </table:table-cell>
          <table:table-cell office:value-type="float" office:value="6.63446306" calcext:value-type="float">
            <text:p>6.6344630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30683" calcext:value-type="float">
            <text:p>6.630683</text:p>
          </table:table-cell>
          <table:table-cell office:value-type="float" office:value="6.6347144733" calcext:value-type="float">
            <text:p>6.634714473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29609" calcext:value-type="float">
            <text:p>6.629609</text:p>
          </table:table-cell>
          <table:table-cell office:value-type="float" office:value="6.6349444" calcext:value-type="float">
            <text:p>6.634944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28485" calcext:value-type="float">
            <text:p>6.628485</text:p>
          </table:table-cell>
          <table:table-cell office:value-type="float" office:value="6.63517058" calcext:value-type="float">
            <text:p>6.6351705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26934" calcext:value-type="float">
            <text:p>6.626934</text:p>
          </table:table-cell>
          <table:table-cell office:value-type="float" office:value="6.6354030733" calcext:value-type="float">
            <text:p>6.635403073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2367" calcext:value-type="float">
            <text:p>6.62367</text:p>
          </table:table-cell>
          <table:table-cell office:value-type="float" office:value="6.63565364" calcext:value-type="float">
            <text:p>6.6356536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596769" calcext:value-type="float">
            <text:p>6.596769</text:p>
          </table:table-cell>
          <table:table-cell office:value-type="float" office:value="6.6359479733" calcext:value-type="float">
            <text:p>6.635947973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3948" calcext:value-type="float">
            <text:p>6.63948</text:p>
          </table:table-cell>
          <table:table-cell office:value-type="float" office:value="6.6364815667" calcext:value-type="float">
            <text:p>6.636481566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33086" calcext:value-type="float">
            <text:p>6.633086</text:p>
          </table:table-cell>
          <table:table-cell office:value-type="float" office:value="6.6370228867" calcext:value-type="float">
            <text:p>6.637022886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30844" calcext:value-type="float">
            <text:p>6.630844</text:p>
          </table:table-cell>
          <table:table-cell office:value-type="float" office:value="6.6364923933" calcext:value-type="float">
            <text:p>6.636492393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2928" calcext:value-type="float">
            <text:p>6.62928</text:p>
          </table:table-cell>
          <table:table-cell office:value-type="float" office:value="6.6364141533" calcext:value-type="float">
            <text:p>6.636414153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2771" calcext:value-type="float">
            <text:p>6.62771</text:p>
          </table:table-cell>
          <table:table-cell office:value-type="float" office:value="6.63641434" calcext:value-type="float">
            <text:p>6.6364143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2567" calcext:value-type="float">
            <text:p>6.62567</text:p>
          </table:table-cell>
          <table:table-cell office:value-type="float" office:value="6.6364446733" calcext:value-type="float">
            <text:p>6.6364446733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22363" calcext:value-type="float">
            <text:p>6.622363</text:p>
          </table:table-cell>
          <table:table-cell office:value-type="float" office:value="6.6364893067" calcext:value-type="float">
            <text:p>6.636489306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1533" calcext:value-type="float">
            <text:p>6.61533</text:p>
          </table:table-cell>
          <table:table-cell office:value-type="float" office:value="6.6365426333" calcext:value-type="float">
            <text:p>6.636542633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588681" calcext:value-type="float">
            <text:p>6.588681</text:p>
          </table:table-cell>
          <table:table-cell office:value-type="float" office:value="6.63661098" calcext:value-type="float">
            <text:p>6.6366109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52803" calcext:value-type="float">
            <text:p>6.752803</text:p>
          </table:table-cell>
          <table:table-cell office:value-type="float" office:value="6.6367856333" calcext:value-type="float">
            <text:p>6.6367856333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60807" calcext:value-type="float">
            <text:p>6.660807</text:p>
          </table:table-cell>
          <table:table-cell office:value-type="float" office:value="6.6356475733" calcext:value-type="float">
            <text:p>6.635647573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49637" calcext:value-type="float">
            <text:p>6.649637</text:p>
          </table:table-cell>
          <table:table-cell office:value-type="float" office:value="6.6252876867" calcext:value-type="float">
            <text:p>6.625287686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45373" calcext:value-type="float">
            <text:p>6.645373</text:p>
          </table:table-cell>
          <table:table-cell office:value-type="float" office:value="6.6258072067" calcext:value-type="float">
            <text:p>6.625807206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43161" calcext:value-type="float">
            <text:p>6.643161</text:p>
          </table:table-cell>
          <table:table-cell office:value-type="float" office:value="6.6261043267" calcext:value-type="float">
            <text:p>6.626104326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41809" calcext:value-type="float">
            <text:p>6.641809</text:p>
          </table:table-cell>
          <table:table-cell office:value-type="float" office:value="6.6263415533" calcext:value-type="float">
            <text:p>6.626341553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40867" calcext:value-type="float">
            <text:p>6.640867</text:p>
          </table:table-cell>
          <table:table-cell office:value-type="float" office:value="6.6265582067" calcext:value-type="float">
            <text:p>6.626558206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40087" calcext:value-type="float">
            <text:p>6.640087</text:p>
          </table:table-cell>
          <table:table-cell office:value-type="float" office:value="6.6267732867" calcext:value-type="float">
            <text:p>6.626773286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39157" calcext:value-type="float">
            <text:p>6.639157</text:p>
          </table:table-cell>
          <table:table-cell office:value-type="float" office:value="6.6270036667" calcext:value-type="float">
            <text:p>6.627003666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33313" calcext:value-type="float">
            <text:p>6.633313</text:p>
          </table:table-cell>
          <table:table-cell office:value-type="float" office:value="6.6272768733" calcext:value-type="float">
            <text:p>6.627276873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40693" calcext:value-type="float">
            <text:p>6.640693</text:p>
          </table:table-cell>
          <table:table-cell office:value-type="float" office:value="6.6276961333" calcext:value-type="float">
            <text:p>6.627696133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39503" calcext:value-type="float">
            <text:p>6.639503</text:p>
          </table:table-cell>
          <table:table-cell office:value-type="float" office:value="6.6286844" calcext:value-type="float">
            <text:p>6.6286844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38805" calcext:value-type="float">
            <text:p>6.638805</text:p>
          </table:table-cell>
          <table:table-cell office:value-type="float" office:value="6.6279515467" calcext:value-type="float">
            <text:p>6.627951546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38133" calcext:value-type="float">
            <text:p>6.638133</text:p>
          </table:table-cell>
          <table:table-cell office:value-type="float" office:value="6.6277308133" calcext:value-type="float">
            <text:p>6.627730813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37354" calcext:value-type="float">
            <text:p>6.637354</text:p>
          </table:table-cell>
          <table:table-cell office:value-type="float" office:value="6.6276100333" calcext:value-type="float">
            <text:p>6.627610033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36326" calcext:value-type="float">
            <text:p>6.636326</text:p>
          </table:table-cell>
          <table:table-cell office:value-type="float" office:value="6.6275239667" calcext:value-type="float">
            <text:p>6.62752396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34741" calcext:value-type="float">
            <text:p>6.634741</text:p>
          </table:table-cell>
          <table:table-cell office:value-type="float" office:value="6.6274467" calcext:value-type="float">
            <text:p>6.627446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31579" calcext:value-type="float">
            <text:p>6.631579</text:p>
          </table:table-cell>
          <table:table-cell office:value-type="float" office:value="6.62736052" calcext:value-type="float">
            <text:p>6.62736052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19498" calcext:value-type="float">
            <text:p>6.619498</text:p>
          </table:table-cell>
          <table:table-cell office:value-type="float" office:value="6.62724664" calcext:value-type="float">
            <text:p>6.62724664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73969" calcext:value-type="float">
            <text:p>6.673969</text:p>
          </table:table-cell>
          <table:table-cell office:value-type="float" office:value="6.6270996" calcext:value-type="float">
            <text:p>6.627099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47683" calcext:value-type="float">
            <text:p>6.647683</text:p>
          </table:table-cell>
          <table:table-cell office:value-type="float" office:value="6.62621464" calcext:value-type="float">
            <text:p>6.6262146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43596" calcext:value-type="float">
            <text:p>6.643596</text:p>
          </table:table-cell>
          <table:table-cell office:value-type="float" office:value="6.6399955933" calcext:value-type="float">
            <text:p>6.639995593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641961" calcext:value-type="float">
            <text:p>6.641961</text:p>
          </table:table-cell>
          <table:table-cell office:value-type="float" office:value="6.64074558" calcext:value-type="float">
            <text:p>6.6407455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41243" calcext:value-type="float">
            <text:p>6.641243</text:p>
          </table:table-cell>
          <table:table-cell office:value-type="float" office:value="6.6411884133" calcext:value-type="float">
            <text:p>6.641188413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41178" calcext:value-type="float">
            <text:p>6.641178</text:p>
          </table:table-cell>
          <table:table-cell office:value-type="float" office:value="6.6415341" calcext:value-type="float">
            <text:p>6.641534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41937" calcext:value-type="float">
            <text:p>6.641937</text:p>
          </table:table-cell>
          <table:table-cell office:value-type="float" office:value="6.641837" calcext:value-type="float">
            <text:p>6.64183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44382" calcext:value-type="float">
            <text:p>6.644382</text:p>
          </table:table-cell>
          <table:table-cell office:value-type="float" office:value="6.64211952" calcext:value-type="float">
            <text:p>6.6421195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52785" calcext:value-type="float">
            <text:p>6.652785</text:p>
          </table:table-cell>
          <table:table-cell office:value-type="float" office:value="6.6423919" calcext:value-type="float">
            <text:p>6.642391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3388" calcext:value-type="float">
            <text:p>6.83388</text:p>
          </table:table-cell>
          <table:table-cell office:value-type="float" office:value="6.6426441" calcext:value-type="float">
            <text:p>6.642644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07793" calcext:value-type="float">
            <text:p>6.607793</text:p>
          </table:table-cell>
          <table:table-cell office:value-type="float" office:value="6.6418042933" calcext:value-type="float">
            <text:p>6.641804293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19484" calcext:value-type="float">
            <text:p>6.619484</text:p>
          </table:table-cell>
          <table:table-cell office:value-type="float" office:value="6.64331988" calcext:value-type="float">
            <text:p>6.6433198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22201" calcext:value-type="float">
            <text:p>6.622201</text:p>
          </table:table-cell>
          <table:table-cell office:value-type="float" office:value="6.6429703733" calcext:value-type="float">
            <text:p>6.642970373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22526" calcext:value-type="float">
            <text:p>6.622526</text:p>
          </table:table-cell>
          <table:table-cell office:value-type="float" office:value="6.6429668933" calcext:value-type="float">
            <text:p>6.642966893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21403" calcext:value-type="float">
            <text:p>6.621403</text:p>
          </table:table-cell>
          <table:table-cell office:value-type="float" office:value="6.6430404933" calcext:value-type="float">
            <text:p>6.6430404933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18625" calcext:value-type="float">
            <text:p>6.618625</text:p>
          </table:table-cell>
          <table:table-cell office:value-type="float" office:value="6.6431467267" calcext:value-type="float">
            <text:p>6.64314672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12843" calcext:value-type="float">
            <text:p>6.612843</text:p>
          </table:table-cell>
          <table:table-cell office:value-type="float" office:value="6.64327246" calcext:value-type="float">
            <text:p>6.64327246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98839" calcext:value-type="float">
            <text:p>6.598839</text:p>
          </table:table-cell>
          <table:table-cell office:value-type="float" office:value="6.643418" calcext:value-type="float">
            <text:p>6.64341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35688" calcext:value-type="float">
            <text:p>6.535688</text:p>
          </table:table-cell>
          <table:table-cell office:value-type="float" office:value="6.6436100867" calcext:value-type="float">
            <text:p>6.643610086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86687" calcext:value-type="float">
            <text:p>6.786687</text:p>
          </table:table-cell>
          <table:table-cell office:value-type="float" office:value="6.64411112" calcext:value-type="float">
            <text:p>6.6441111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81332" calcext:value-type="float">
            <text:p>6.681332</text:p>
          </table:table-cell>
          <table:table-cell office:value-type="float" office:value="6.6425309267" calcext:value-type="float">
            <text:p>6.642530926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64192" calcext:value-type="float">
            <text:p>6.664192</text:p>
          </table:table-cell>
          <table:table-cell office:value-type="float" office:value="6.64569516" calcext:value-type="float">
            <text:p>6.64569516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57773" calcext:value-type="float">
            <text:p>6.657773</text:p>
          </table:table-cell>
          <table:table-cell office:value-type="float" office:value="6.6462132867" calcext:value-type="float">
            <text:p>6.646213286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55114" calcext:value-type="float">
            <text:p>6.655114</text:p>
          </table:table-cell>
          <table:table-cell office:value-type="float" office:value="6.6465481467" calcext:value-type="float">
            <text:p>6.646548146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54707" calcext:value-type="float">
            <text:p>6.654707</text:p>
          </table:table-cell>
          <table:table-cell office:value-type="float" office:value="6.6468263067" calcext:value-type="float">
            <text:p>6.646826306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56648" calcext:value-type="float">
            <text:p>6.656648</text:p>
          </table:table-cell>
          <table:table-cell office:value-type="float" office:value="6.6470808267" calcext:value-type="float">
            <text:p>6.647080826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62961" calcext:value-type="float">
            <text:p>6.662961</text:p>
          </table:table-cell>
          <table:table-cell office:value-type="float" office:value="6.6473244933" calcext:value-type="float">
            <text:p>6.647324493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84887" calcext:value-type="float">
            <text:p>6.684887</text:p>
          </table:table-cell>
          <table:table-cell office:value-type="float" office:value="6.6475582333" calcext:value-type="float">
            <text:p>6.647558233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971521" calcext:value-type="float">
            <text:p>7.971521</text:p>
          </table:table-cell>
          <table:table-cell office:value-type="float" office:value="6.64773296" calcext:value-type="float">
            <text:p>6.6477329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583323" calcext:value-type="float">
            <text:p>6.583323</text:p>
          </table:table-cell>
          <table:table-cell office:value-type="float" office:value="6.6395949933" calcext:value-type="float">
            <text:p>6.639594993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07951" calcext:value-type="float">
            <text:p>6.607951</text:p>
          </table:table-cell>
          <table:table-cell office:value-type="float" office:value="6.6437335333" calcext:value-type="float">
            <text:p>6.643733533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614629" calcext:value-type="float">
            <text:p>6.614629</text:p>
          </table:table-cell>
          <table:table-cell office:value-type="float" office:value="6.6431043267" calcext:value-type="float">
            <text:p>6.643104326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16457" calcext:value-type="float">
            <text:p>6.616457</text:p>
          </table:table-cell>
          <table:table-cell office:value-type="float" office:value="6.6429349667" calcext:value-type="float">
            <text:p>6.642934966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1557" calcext:value-type="float">
            <text:p>6.61557</text:p>
          </table:table-cell>
          <table:table-cell office:value-type="float" office:value="6.64288242" calcext:value-type="float">
            <text:p>6.6428824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11882" calcext:value-type="float">
            <text:p>6.611882</text:p>
          </table:table-cell>
          <table:table-cell office:value-type="float" office:value="6.6428812867" calcext:value-type="float">
            <text:p>6.642881286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03362" calcext:value-type="float">
            <text:p>6.603362</text:p>
          </table:table-cell>
          <table:table-cell office:value-type="float" office:value="6.64291152" calcext:value-type="float">
            <text:p>6.64291152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581575" calcext:value-type="float">
            <text:p>6.581575</text:p>
          </table:table-cell>
          <table:table-cell office:value-type="float" office:value="6.64297364" calcext:value-type="float">
            <text:p>6.6429736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473323" calcext:value-type="float">
            <text:p>6.473323</text:p>
          </table:table-cell>
          <table:table-cell office:value-type="float" office:value="6.6431106867" calcext:value-type="float">
            <text:p>6.643110686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3313" calcext:value-type="float">
            <text:p>6.83313</text:p>
          </table:table-cell>
          <table:table-cell office:value-type="float" office:value="6.6437898933" calcext:value-type="float">
            <text:p>6.643789893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03829" calcext:value-type="float">
            <text:p>6.703829</text:p>
          </table:table-cell>
          <table:table-cell office:value-type="float" office:value="6.6413329333" calcext:value-type="float">
            <text:p>6.641332933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680322" calcext:value-type="float">
            <text:p>6.680322</text:p>
          </table:table-cell>
          <table:table-cell office:value-type="float" office:value="6.6439620267" calcext:value-type="float">
            <text:p>6.643962026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671294" calcext:value-type="float">
            <text:p>6.671294</text:p>
          </table:table-cell>
          <table:table-cell office:value-type="float" office:value="6.6444981467" calcext:value-type="float">
            <text:p>6.64449814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67395" calcext:value-type="float">
            <text:p>6.667395</text:p>
          </table:table-cell>
          <table:table-cell office:value-type="float" office:value="6.6448096267" calcext:value-type="float">
            <text:p>6.644809626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66453" calcext:value-type="float">
            <text:p>6.666453</text:p>
          </table:table-cell>
          <table:table-cell office:value-type="float" office:value="6.6450440933" calcext:value-type="float">
            <text:p>6.645044093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68399" calcext:value-type="float">
            <text:p>6.668399</text:p>
          </table:table-cell>
          <table:table-cell office:value-type="float" office:value="6.64524074" calcext:value-type="float">
            <text:p>6.6452407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75537" calcext:value-type="float">
            <text:p>6.675537</text:p>
          </table:table-cell>
          <table:table-cell office:value-type="float" office:value="6.6454124867" calcext:value-type="float">
            <text:p>6.645412486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01929" calcext:value-type="float">
            <text:p>6.701929</text:p>
          </table:table-cell>
          <table:table-cell office:value-type="float" office:value="6.6455545933" calcext:value-type="float">
            <text:p>6.645554593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355187" calcext:value-type="float">
            <text:p>5.355187</text:p>
          </table:table-cell>
          <table:table-cell office:value-type="float" office:value="6.6455893467" calcext:value-type="float">
            <text:p>6.645589346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593837" calcext:value-type="float">
            <text:p>6.593837</text:p>
          </table:table-cell>
          <table:table-cell office:value-type="float" office:value="6.65484018" calcext:value-type="float">
            <text:p>6.6548401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17042" calcext:value-type="float">
            <text:p>6.617042</text:p>
          </table:table-cell>
          <table:table-cell office:value-type="float" office:value="6.6620679667" calcext:value-type="float">
            <text:p>6.662067966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623689" calcext:value-type="float">
            <text:p>6.623689</text:p>
          </table:table-cell>
          <table:table-cell office:value-type="float" office:value="6.6617140933" calcext:value-type="float">
            <text:p>6.661714093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625601" calcext:value-type="float">
            <text:p>6.625601</text:p>
          </table:table-cell>
          <table:table-cell office:value-type="float" office:value="6.6616310133" calcext:value-type="float">
            <text:p>6.661631013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24838" calcext:value-type="float">
            <text:p>6.624838</text:p>
          </table:table-cell>
          <table:table-cell office:value-type="float" office:value="6.6616221" calcext:value-type="float">
            <text:p>6.661622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21345" calcext:value-type="float">
            <text:p>6.621345</text:p>
          </table:table-cell>
          <table:table-cell office:value-type="float" office:value="6.6616484667" calcext:value-type="float">
            <text:p>6.661648466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13154" calcext:value-type="float">
            <text:p>6.613154</text:p>
          </table:table-cell>
          <table:table-cell office:value-type="float" office:value="6.66170052" calcext:value-type="float">
            <text:p>6.6617005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591656" calcext:value-type="float">
            <text:p>6.591656</text:p>
          </table:table-cell>
          <table:table-cell office:value-type="float" office:value="6.6617854933" calcext:value-type="float">
            <text:p>6.6617854933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468352" calcext:value-type="float">
            <text:p>6.468352</text:p>
          </table:table-cell>
          <table:table-cell office:value-type="float" office:value="6.6619554533" calcext:value-type="float">
            <text:p>6.661955453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89051" calcext:value-type="float">
            <text:p>6.789051</text:p>
          </table:table-cell>
          <table:table-cell office:value-type="float" office:value="6.6627945667" calcext:value-type="float">
            <text:p>6.662794566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699271" calcext:value-type="float">
            <text:p>6.699271</text:p>
          </table:table-cell>
          <table:table-cell office:value-type="float" office:value="6.66076184" calcext:value-type="float">
            <text:p>6.66076184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80475" calcext:value-type="float">
            <text:p>6.680475</text:p>
          </table:table-cell>
          <table:table-cell office:value-type="float" office:value="6.6619752467" calcext:value-type="float">
            <text:p>6.661975246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73173" calcext:value-type="float">
            <text:p>6.673173</text:p>
          </table:table-cell>
          <table:table-cell office:value-type="float" office:value="6.6622879333" calcext:value-type="float">
            <text:p>6.662287933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70365" calcext:value-type="float">
            <text:p>6.670365</text:p>
          </table:table-cell>
          <table:table-cell office:value-type="float" office:value="6.6624691467" calcext:value-type="float">
            <text:p>6.662469146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706" calcext:value-type="float">
            <text:p>6.6706</text:p>
          </table:table-cell>
          <table:table-cell office:value-type="float" office:value="6.6625969333" calcext:value-type="float">
            <text:p>6.66259693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74496" calcext:value-type="float">
            <text:p>6.674496</text:p>
          </table:table-cell>
          <table:table-cell office:value-type="float" office:value="6.6626866933" calcext:value-type="float">
            <text:p>6.662686693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86115" calcext:value-type="float">
            <text:p>6.686115</text:p>
          </table:table-cell>
          <table:table-cell office:value-type="float" office:value="6.66273136" calcext:value-type="float">
            <text:p>6.6627313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30316" calcext:value-type="float">
            <text:p>6.730316</text:p>
          </table:table-cell>
          <table:table-cell office:value-type="float" office:value="6.6626914867" calcext:value-type="float">
            <text:p>6.662691486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10093" calcext:value-type="float">
            <text:p>6.10093</text:p>
          </table:table-cell>
          <table:table-cell office:value-type="float" office:value="6.6623643667" calcext:value-type="float">
            <text:p>6.662364366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575146" calcext:value-type="float">
            <text:p>6.575146</text:p>
          </table:table-cell>
          <table:table-cell office:value-type="float" office:value="6.6662833333" calcext:value-type="float">
            <text:p>6.666283333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603634" calcext:value-type="float">
            <text:p>6.603634</text:p>
          </table:table-cell>
          <table:table-cell office:value-type="float" office:value="6.6637820933" calcext:value-type="float">
            <text:p>6.663782093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612291" calcext:value-type="float">
            <text:p>6.612291</text:p>
          </table:table-cell>
          <table:table-cell office:value-type="float" office:value="6.6641145467" calcext:value-type="float">
            <text:p>6.664114546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14928" calcext:value-type="float">
            <text:p>6.614928</text:p>
          </table:table-cell>
          <table:table-cell office:value-type="float" office:value="6.6644375333" calcext:value-type="float">
            <text:p>6.664437533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1411" calcext:value-type="float">
            <text:p>6.61411</text:p>
          </table:table-cell>
          <table:table-cell office:value-type="float" office:value="6.66475664" calcext:value-type="float">
            <text:p>6.6647566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09729" calcext:value-type="float">
            <text:p>6.609729</text:p>
          </table:table-cell>
          <table:table-cell office:value-type="float" office:value="6.6650857733" calcext:value-type="float">
            <text:p>6.665085773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599064" calcext:value-type="float">
            <text:p>6.599064</text:p>
          </table:table-cell>
          <table:table-cell office:value-type="float" office:value="6.6654442467" calcext:value-type="float">
            <text:p>6.665444246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69776" calcext:value-type="float">
            <text:p>6.569776</text:p>
          </table:table-cell>
          <table:table-cell office:value-type="float" office:value="6.6658701867" calcext:value-type="float">
            <text:p>6.6658701867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369284" calcext:value-type="float">
            <text:p>6.369284</text:p>
          </table:table-cell>
          <table:table-cell office:value-type="float" office:value="6.66648196" calcext:value-type="float">
            <text:p>6.6664819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98657" calcext:value-type="float">
            <text:p>6.798657</text:p>
          </table:table-cell>
          <table:table-cell office:value-type="float" office:value="6.6684050533" calcext:value-type="float">
            <text:p>6.668405053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0607" calcext:value-type="float">
            <text:p>6.70607</text:p>
          </table:table-cell>
          <table:table-cell office:value-type="float" office:value="6.6673079467" calcext:value-type="float">
            <text:p>6.667307946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84738" calcext:value-type="float">
            <text:p>6.684738</text:p>
          </table:table-cell>
          <table:table-cell office:value-type="float" office:value="6.6671909667" calcext:value-type="float">
            <text:p>6.667190966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76269" calcext:value-type="float">
            <text:p>6.676269</text:p>
          </table:table-cell>
          <table:table-cell office:value-type="float" office:value="6.66712742" calcext:value-type="float">
            <text:p>6.6671274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72892" calcext:value-type="float">
            <text:p>6.672892</text:p>
          </table:table-cell>
          <table:table-cell office:value-type="float" office:value="6.66709982" calcext:value-type="float">
            <text:p>6.6670998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72866" calcext:value-type="float">
            <text:p>6.672866</text:p>
          </table:table-cell>
          <table:table-cell office:value-type="float" office:value="6.6670861067" calcext:value-type="float">
            <text:p>6.667086106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76731" calcext:value-type="float">
            <text:p>6.676731</text:p>
          </table:table-cell>
          <table:table-cell office:value-type="float" office:value="6.66706886" calcext:value-type="float">
            <text:p>6.6670688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88817" calcext:value-type="float">
            <text:p>6.688817</text:p>
          </table:table-cell>
          <table:table-cell office:value-type="float" office:value="6.6670258733" calcext:value-type="float">
            <text:p>6.667025873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38277" calcext:value-type="float">
            <text:p>6.738277</text:p>
          </table:table-cell>
          <table:table-cell office:value-type="float" office:value="6.66690754" calcext:value-type="float">
            <text:p>6.6669075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325364" calcext:value-type="float">
            <text:p>6.325364</text:p>
          </table:table-cell>
          <table:table-cell office:value-type="float" office:value="6.66647686" calcext:value-type="float">
            <text:p>6.6664768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58512" calcext:value-type="float">
            <text:p>6.58512</text:p>
          </table:table-cell>
          <table:table-cell office:value-type="float" office:value="6.6688719333" calcext:value-type="float">
            <text:p>6.668871933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09368" calcext:value-type="float">
            <text:p>6.609368</text:p>
          </table:table-cell>
          <table:table-cell office:value-type="float" office:value="6.6687705133" calcext:value-type="float">
            <text:p>6.668770513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617066" calcext:value-type="float">
            <text:p>6.617066</text:p>
          </table:table-cell>
          <table:table-cell office:value-type="float" office:value="6.6690222333" calcext:value-type="float">
            <text:p>6.669022233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19466" calcext:value-type="float">
            <text:p>6.619466</text:p>
          </table:table-cell>
          <table:table-cell office:value-type="float" office:value="6.6692605933" calcext:value-type="float">
            <text:p>6.669260593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1875" calcext:value-type="float">
            <text:p>6.61875</text:p>
          </table:table-cell>
          <table:table-cell office:value-type="float" office:value="6.6694918" calcext:value-type="float">
            <text:p>6.669491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14764" calcext:value-type="float">
            <text:p>6.614764</text:p>
          </table:table-cell>
          <table:table-cell office:value-type="float" office:value="6.6697266333" calcext:value-type="float">
            <text:p>6.669726633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0487" calcext:value-type="float">
            <text:p>6.60487</text:p>
          </table:table-cell>
          <table:table-cell office:value-type="float" office:value="6.6699797933" calcext:value-type="float">
            <text:p>6.669979793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7658" calcext:value-type="float">
            <text:p>6.57658</text:p>
          </table:table-cell>
          <table:table-cell office:value-type="float" office:value="6.6702814667" calcext:value-type="float">
            <text:p>6.670281466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327531" calcext:value-type="float">
            <text:p>6.327531</text:p>
          </table:table-cell>
          <table:table-cell office:value-type="float" office:value="6.6707354933" calcext:value-type="float">
            <text:p>6.670735493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61526" calcext:value-type="float">
            <text:p>6.761526</text:p>
          </table:table-cell>
          <table:table-cell office:value-type="float" office:value="6.6727520533" calcext:value-type="float">
            <text:p>6.672752053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95411" calcext:value-type="float">
            <text:p>6.695411</text:p>
          </table:table-cell>
          <table:table-cell office:value-type="float" office:value="6.6709996333" calcext:value-type="float">
            <text:p>6.670999633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678328" calcext:value-type="float">
            <text:p>6.678328</text:p>
          </table:table-cell>
          <table:table-cell office:value-type="float" office:value="6.6711713133" calcext:value-type="float">
            <text:p>6.6711713133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670914" calcext:value-type="float">
            <text:p>6.670914</text:p>
          </table:table-cell>
          <table:table-cell office:value-type="float" office:value="6.67124106" calcext:value-type="float">
            <text:p>6.6712410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67155" calcext:value-type="float">
            <text:p>6.667155</text:p>
          </table:table-cell>
          <table:table-cell office:value-type="float" office:value="6.6713034933" calcext:value-type="float">
            <text:p>6.67130349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65362" calcext:value-type="float">
            <text:p>6.665362</text:p>
          </table:table-cell>
          <table:table-cell office:value-type="float" office:value="6.67136654" calcext:value-type="float">
            <text:p>6.67136654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65156" calcext:value-type="float">
            <text:p>6.665156</text:p>
          </table:table-cell>
          <table:table-cell office:value-type="float" office:value="6.6714301133" calcext:value-type="float">
            <text:p>6.671430113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667424" calcext:value-type="float">
            <text:p>6.667424</text:p>
          </table:table-cell>
          <table:table-cell office:value-type="float" office:value="6.671492" calcext:value-type="float">
            <text:p>6.67149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80459" calcext:value-type="float">
            <text:p>6.680459</text:p>
          </table:table-cell>
          <table:table-cell office:value-type="float" office:value="6.6715451533" calcext:value-type="float">
            <text:p>6.67154515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01798" calcext:value-type="float">
            <text:p>6.601798</text:p>
          </table:table-cell>
          <table:table-cell office:value-type="float" office:value="6.6715381267" calcext:value-type="float">
            <text:p>6.671538126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42211" calcext:value-type="float">
            <text:p>6.642211</text:p>
          </table:table-cell>
          <table:table-cell office:value-type="float" office:value="6.6721864867" calcext:value-type="float">
            <text:p>6.672186486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4686" calcext:value-type="float">
            <text:p>6.64686</text:p>
          </table:table-cell>
          <table:table-cell office:value-type="float" office:value="6.6718580333" calcext:value-type="float">
            <text:p>6.671858033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6481" calcext:value-type="float">
            <text:p>6.6481</text:p>
          </table:table-cell>
          <table:table-cell office:value-type="float" office:value="6.6718436933" calcext:value-type="float">
            <text:p>6.671843693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48137" calcext:value-type="float">
            <text:p>6.648137</text:p>
          </table:table-cell>
          <table:table-cell office:value-type="float" office:value="6.67186238" calcext:value-type="float">
            <text:p>6.6718623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47362" calcext:value-type="float">
            <text:p>6.647362</text:p>
          </table:table-cell>
          <table:table-cell office:value-type="float" office:value="6.67189026" calcext:value-type="float">
            <text:p>6.67189026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45594" calcext:value-type="float">
            <text:p>6.645594</text:p>
          </table:table-cell>
          <table:table-cell office:value-type="float" office:value="6.6719202533" calcext:value-type="float">
            <text:p>6.671920253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41816" calcext:value-type="float">
            <text:p>6.641816</text:p>
          </table:table-cell>
          <table:table-cell office:value-type="float" office:value="6.6719489667" calcext:value-type="float">
            <text:p>6.671948966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31056" calcext:value-type="float">
            <text:p>6.631056</text:p>
          </table:table-cell>
          <table:table-cell office:value-type="float" office:value="6.67197556" calcext:value-type="float">
            <text:p>6.6719755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468495" calcext:value-type="float">
            <text:p>6.468495</text:p>
          </table:table-cell>
          <table:table-cell office:value-type="float" office:value="6.67201552" calcext:value-type="float">
            <text:p>6.67201552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86216" calcext:value-type="float">
            <text:p>6.686216</text:p>
          </table:table-cell>
          <table:table-cell office:value-type="float" office:value="6.6729691933" calcext:value-type="float">
            <text:p>6.672969193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69702" calcext:value-type="float">
            <text:p>6.669702</text:p>
          </table:table-cell>
          <table:table-cell office:value-type="float" office:value="6.6693015333" calcext:value-type="float">
            <text:p>6.669301533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665172" calcext:value-type="float">
            <text:p>6.665172</text:p>
          </table:table-cell>
          <table:table-cell office:value-type="float" office:value="6.6697492867" calcext:value-type="float">
            <text:p>6.669749286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663536" calcext:value-type="float">
            <text:p>6.663536</text:p>
          </table:table-cell>
          <table:table-cell office:value-type="float" office:value="6.6699853133" calcext:value-type="float">
            <text:p>6.669985313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63359" calcext:value-type="float">
            <text:p>6.663359</text:p>
          </table:table-cell>
          <table:table-cell office:value-type="float" office:value="6.6701612267" calcext:value-type="float">
            <text:p>6.670161226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64519" calcext:value-type="float">
            <text:p>6.664519</text:p>
          </table:table-cell>
          <table:table-cell office:value-type="float" office:value="6.6703072067" calcext:value-type="float">
            <text:p>6.670307206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6782" calcext:value-type="float">
            <text:p>6.66782</text:p>
          </table:table-cell>
          <table:table-cell office:value-type="float" office:value="6.67043132" calcext:value-type="float">
            <text:p>6.6704313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76808" calcext:value-type="float">
            <text:p>6.676808</text:p>
          </table:table-cell>
          <table:table-cell office:value-type="float" office:value="6.6705305067" calcext:value-type="float">
            <text:p>6.670530506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20678" calcext:value-type="float">
            <text:p>6.720678</text:p>
          </table:table-cell>
          <table:table-cell office:value-type="float" office:value="6.6705797133" calcext:value-type="float">
            <text:p>6.670579713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553512" calcext:value-type="float">
            <text:p>6.553512</text:p>
          </table:table-cell>
          <table:table-cell office:value-type="float" office:value="6.6703754467" calcext:value-type="float">
            <text:p>6.670375446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19108" calcext:value-type="float">
            <text:p>6.619108</text:p>
          </table:table-cell>
          <table:table-cell office:value-type="float" office:value="6.67150888" calcext:value-type="float">
            <text:p>6.6715088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29308" calcext:value-type="float">
            <text:p>6.629308</text:p>
          </table:table-cell>
          <table:table-cell office:value-type="float" office:value="6.6714712533" calcext:value-type="float">
            <text:p>6.671471253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3226" calcext:value-type="float">
            <text:p>6.63226</text:p>
          </table:table-cell>
          <table:table-cell office:value-type="float" office:value="6.6716114733" calcext:value-type="float">
            <text:p>6.671611473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32365" calcext:value-type="float">
            <text:p>6.632365</text:p>
          </table:table-cell>
          <table:table-cell office:value-type="float" office:value="6.6717717533" calcext:value-type="float">
            <text:p>6.671771753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30362" calcext:value-type="float">
            <text:p>6.630362</text:p>
          </table:table-cell>
          <table:table-cell office:value-type="float" office:value="6.6719398867" calcext:value-type="float">
            <text:p>6.671939886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25582" calcext:value-type="float">
            <text:p>6.625582</text:p>
          </table:table-cell>
          <table:table-cell office:value-type="float" office:value="6.6721155733" calcext:value-type="float">
            <text:p>6.672115573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14879" calcext:value-type="float">
            <text:p>6.614879</text:p>
          </table:table-cell>
          <table:table-cell office:value-type="float" office:value="6.6723040933" calcext:value-type="float">
            <text:p>6.672304093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82094" calcext:value-type="float">
            <text:p>6.582094</text:p>
          </table:table-cell>
          <table:table-cell office:value-type="float" office:value="6.6725244" calcext:value-type="float">
            <text:p>6.6725244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106824" calcext:value-type="float">
            <text:p>5.106824</text:p>
          </table:table-cell>
          <table:table-cell office:value-type="float" office:value="6.6728760467" calcext:value-type="float">
            <text:p>6.672876046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27565" calcext:value-type="float">
            <text:p>6.727565</text:p>
          </table:table-cell>
          <table:table-cell office:value-type="float" office:value="6.6827831" calcext:value-type="float">
            <text:p>6.6827831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89941" calcext:value-type="float">
            <text:p>6.689941</text:p>
          </table:table-cell>
          <table:table-cell office:value-type="float" office:value="6.6948267667" calcext:value-type="float">
            <text:p>6.694826766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78745" calcext:value-type="float">
            <text:p>6.678745</text:p>
          </table:table-cell>
          <table:table-cell office:value-type="float" office:value="6.69525034" calcext:value-type="float">
            <text:p>6.6952503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74307" calcext:value-type="float">
            <text:p>6.674307</text:p>
          </table:table-cell>
          <table:table-cell office:value-type="float" office:value="6.6955047" calcext:value-type="float">
            <text:p>6.695504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73129" calcext:value-type="float">
            <text:p>6.673129</text:p>
          </table:table-cell>
          <table:table-cell office:value-type="float" office:value="6.6957102067" calcext:value-type="float">
            <text:p>6.695710206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74644" calcext:value-type="float">
            <text:p>6.674644</text:p>
          </table:table-cell>
          <table:table-cell office:value-type="float" office:value="6.6958907667" calcext:value-type="float">
            <text:p>6.695890766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80138" calcext:value-type="float">
            <text:p>6.680138</text:p>
          </table:table-cell>
          <table:table-cell office:value-type="float" office:value="6.6960517733" calcext:value-type="float">
            <text:p>6.6960517733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696202" calcext:value-type="float">
            <text:p>6.696202</text:p>
          </table:table-cell>
          <table:table-cell office:value-type="float" office:value="6.6961875733" calcext:value-type="float">
            <text:p>6.696187573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88933" calcext:value-type="float">
            <text:p>6.788933</text:p>
          </table:table-cell>
          <table:table-cell office:value-type="float" office:value="6.6962611133" calcext:value-type="float">
            <text:p>6.696261113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29575" calcext:value-type="float">
            <text:p>6.529575</text:p>
          </table:table-cell>
          <table:table-cell office:value-type="float" office:value="6.6958575867" calcext:value-type="float">
            <text:p>6.695857586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05695" calcext:value-type="float">
            <text:p>6.605695</text:p>
          </table:table-cell>
          <table:table-cell office:value-type="float" office:value="6.6982530933" calcext:value-type="float">
            <text:p>6.698253093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20016" calcext:value-type="float">
            <text:p>6.620016</text:p>
          </table:table-cell>
          <table:table-cell office:value-type="float" office:value="6.6979400533" calcext:value-type="float">
            <text:p>6.6979400533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624444" calcext:value-type="float">
            <text:p>6.624444</text:p>
          </table:table-cell>
          <table:table-cell office:value-type="float" office:value="6.6979613133" calcext:value-type="float">
            <text:p>6.6979613133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24736" calcext:value-type="float">
            <text:p>6.624736</text:p>
          </table:table-cell>
          <table:table-cell office:value-type="float" office:value="6.6980477333" calcext:value-type="float">
            <text:p>6.698047733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21814" calcext:value-type="float">
            <text:p>6.621814</text:p>
          </table:table-cell>
          <table:table-cell office:value-type="float" office:value="6.6981633133" calcext:value-type="float">
            <text:p>6.698163313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14497" calcext:value-type="float">
            <text:p>6.614497</text:p>
          </table:table-cell>
          <table:table-cell office:value-type="float" office:value="6.6983019933" calcext:value-type="float">
            <text:p>6.698301993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597442" calcext:value-type="float">
            <text:p>6.597442</text:p>
          </table:table-cell>
          <table:table-cell office:value-type="float" office:value="6.69847158" calcext:value-type="float">
            <text:p>6.69847158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41225" calcext:value-type="float">
            <text:p>6.541225</text:p>
          </table:table-cell>
          <table:table-cell office:value-type="float" office:value="6.6987071133" calcext:value-type="float">
            <text:p>6.698707113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.714826" calcext:value-type="float">
            <text:p>8.714826</text:p>
          </table:table-cell>
          <table:table-cell office:value-type="float" office:value="6.6992002467" calcext:value-type="float">
            <text:p>6.6992002467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56094" calcext:value-type="float">
            <text:p>6.756094</text:p>
          </table:table-cell>
          <table:table-cell office:value-type="float" office:value="6.6847655867" calcext:value-type="float">
            <text:p>6.684765586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08386" calcext:value-type="float">
            <text:p>6.708386</text:p>
          </table:table-cell>
          <table:table-cell office:value-type="float" office:value="6.68729004" calcext:value-type="float">
            <text:p>6.68729004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93096" calcext:value-type="float">
            <text:p>6.693096</text:p>
          </table:table-cell>
          <table:table-cell office:value-type="float" office:value="6.6875714" calcext:value-type="float">
            <text:p>6.6875714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86613" calcext:value-type="float">
            <text:p>6.686613</text:p>
          </table:table-cell>
          <table:table-cell office:value-type="float" office:value="6.6877240267" calcext:value-type="float">
            <text:p>6.687724026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84315" calcext:value-type="float">
            <text:p>6.684315</text:p>
          </table:table-cell>
          <table:table-cell office:value-type="float" office:value="6.6878399067" calcext:value-type="float">
            <text:p>6.687839906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85239" calcext:value-type="float">
            <text:p>6.685239</text:p>
          </table:table-cell>
          <table:table-cell office:value-type="float" office:value="6.68793698" calcext:value-type="float">
            <text:p>6.68793698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90615" calcext:value-type="float">
            <text:p>6.690615</text:p>
          </table:table-cell>
          <table:table-cell office:value-type="float" office:value="6.68801768" calcext:value-type="float">
            <text:p>6.68801768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07909" calcext:value-type="float">
            <text:p>6.707909</text:p>
          </table:table-cell>
          <table:table-cell office:value-type="float" office:value="6.68807344" calcext:value-type="float">
            <text:p>6.68807344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835131" calcext:value-type="float">
            <text:p>6.835131</text:p>
          </table:table-cell>
          <table:table-cell office:value-type="float" office:value="6.6880588667" calcext:value-type="float">
            <text:p>6.688058866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567058" calcext:value-type="float">
            <text:p>6.567058</text:p>
          </table:table-cell>
          <table:table-cell office:value-type="float" office:value="6.68734732" calcext:value-type="float">
            <text:p>6.6873473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21679" calcext:value-type="float">
            <text:p>6.621679</text:p>
          </table:table-cell>
          <table:table-cell office:value-type="float" office:value="6.6904286533" calcext:value-type="float">
            <text:p>6.69042865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33566" calcext:value-type="float">
            <text:p>6.633566</text:p>
          </table:table-cell>
          <table:table-cell office:value-type="float" office:value="6.6902477" calcext:value-type="float">
            <text:p>6.690247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637338" calcext:value-type="float">
            <text:p>6.637338</text:p>
          </table:table-cell>
          <table:table-cell office:value-type="float" office:value="6.69025712" calcext:value-type="float">
            <text:p>6.6902571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37485" calcext:value-type="float">
            <text:p>6.637485</text:p>
          </table:table-cell>
          <table:table-cell office:value-type="float" office:value="6.6903106467" calcext:value-type="float">
            <text:p>6.690310646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34674" calcext:value-type="float">
            <text:p>6.634674</text:p>
          </table:table-cell>
          <table:table-cell office:value-type="float" office:value="6.6903869933" calcext:value-type="float">
            <text:p>6.690386993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27652" calcext:value-type="float">
            <text:p>6.627652</text:p>
          </table:table-cell>
          <table:table-cell office:value-type="float" office:value="6.6904847933" calcext:value-type="float">
            <text:p>6.690484793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10843" calcext:value-type="float">
            <text:p>6.610843</text:p>
          </table:table-cell>
          <table:table-cell office:value-type="float" office:value="6.69061476" calcext:value-type="float">
            <text:p>6.6906147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549658" calcext:value-type="float">
            <text:p>6.549658</text:p>
          </table:table-cell>
          <table:table-cell office:value-type="float" office:value="6.69081676" calcext:value-type="float">
            <text:p>6.69081676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155967" calcext:value-type="float">
            <text:p>7.155967</text:p>
          </table:table-cell>
          <table:table-cell office:value-type="float" office:value="6.6913233067" calcext:value-type="float">
            <text:p>6.691323306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41911" calcext:value-type="float">
            <text:p>6.741911</text:p>
          </table:table-cell>
          <table:table-cell office:value-type="float" office:value="6.6873290333" calcext:value-type="float">
            <text:p>6.687329033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08002" calcext:value-type="float">
            <text:p>6.708002</text:p>
          </table:table-cell>
          <table:table-cell office:value-type="float" office:value="6.6881169533" calcext:value-type="float">
            <text:p>6.688116953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96838" calcext:value-type="float">
            <text:p>6.696838</text:p>
          </table:table-cell>
          <table:table-cell office:value-type="float" office:value="6.6882186867" calcext:value-type="float">
            <text:p>6.688218686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92885" calcext:value-type="float">
            <text:p>6.692885</text:p>
          </table:table-cell>
          <table:table-cell office:value-type="float" office:value="6.6882554333" calcext:value-type="float">
            <text:p>6.688255433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93198" calcext:value-type="float">
            <text:p>6.693198</text:p>
          </table:table-cell>
          <table:table-cell office:value-type="float" office:value="6.68826552" calcext:value-type="float">
            <text:p>6.68826552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98022" calcext:value-type="float">
            <text:p>6.698022</text:p>
          </table:table-cell>
          <table:table-cell office:value-type="float" office:value="6.6882488133" calcext:value-type="float">
            <text:p>6.6882488133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11096" calcext:value-type="float">
            <text:p>6.711096</text:p>
          </table:table-cell>
          <table:table-cell office:value-type="float" office:value="6.68818986" calcext:value-type="float">
            <text:p>6.68818986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50826" calcext:value-type="float">
            <text:p>6.750826</text:p>
          </table:table-cell>
          <table:table-cell office:value-type="float" office:value="6.6880457733" calcext:value-type="float">
            <text:p>6.688045773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204104" calcext:value-type="float">
            <text:p>7.204104</text:p>
          </table:table-cell>
          <table:table-cell office:value-type="float" office:value="6.6876577133" calcext:value-type="float">
            <text:p>6.687657713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51357" calcext:value-type="float">
            <text:p>6.51357</text:p>
          </table:table-cell>
          <table:table-cell office:value-type="float" office:value="6.6843325267" calcext:value-type="float">
            <text:p>6.6843325267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589225" calcext:value-type="float">
            <text:p>6.589225</text:p>
          </table:table-cell>
          <table:table-cell office:value-type="float" office:value="6.6960730467" calcext:value-type="float">
            <text:p>6.696073046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08575" calcext:value-type="float">
            <text:p>6.608575</text:p>
          </table:table-cell>
          <table:table-cell office:value-type="float" office:value="6.69644314" calcext:value-type="float">
            <text:p>6.6964431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154" calcext:value-type="float">
            <text:p>6.6154</text:p>
          </table:table-cell>
          <table:table-cell office:value-type="float" office:value="6.69677334" calcext:value-type="float">
            <text:p>6.69677334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16417" calcext:value-type="float">
            <text:p>6.616417</text:p>
          </table:table-cell>
          <table:table-cell office:value-type="float" office:value="6.69707822" calcext:value-type="float">
            <text:p>6.69707822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1268" calcext:value-type="float">
            <text:p>6.61268</text:p>
          </table:table-cell>
          <table:table-cell office:value-type="float" office:value="6.6973759667" calcext:value-type="float">
            <text:p>6.697375966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02132" calcext:value-type="float">
            <text:p>6.602132</text:p>
          </table:table-cell>
          <table:table-cell office:value-type="float" office:value="6.6976844267" calcext:value-type="float">
            <text:p>6.697684426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75204" calcext:value-type="float">
            <text:p>6.575204</text:p>
          </table:table-cell>
          <table:table-cell office:value-type="float" office:value="6.6980317133" calcext:value-type="float">
            <text:p>6.6980317133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464586" calcext:value-type="float">
            <text:p>6.464586</text:p>
          </table:table-cell>
          <table:table-cell office:value-type="float" office:value="6.6984934667" calcext:value-type="float">
            <text:p>6.6984934667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098193" calcext:value-type="float">
            <text:p>7.098193</text:p>
          </table:table-cell>
          <table:table-cell office:value-type="float" office:value="6.6995284533" calcext:value-type="float">
            <text:p>6.699528453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6074" calcext:value-type="float">
            <text:p>6.76074</text:p>
          </table:table-cell>
          <table:table-cell office:value-type="float" office:value="6.6954216933" calcext:value-type="float">
            <text:p>6.695421693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18016" calcext:value-type="float">
            <text:p>6.718016</text:p>
          </table:table-cell>
          <table:table-cell office:value-type="float" office:value="6.6960164133" calcext:value-type="float">
            <text:p>6.696016413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02565" calcext:value-type="float">
            <text:p>6.702565</text:p>
          </table:table-cell>
          <table:table-cell office:value-type="float" office:value="6.6961901267" calcext:value-type="float">
            <text:p>6.6961901267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9595" calcext:value-type="float">
            <text:p>6.69595</text:p>
          </table:table-cell>
          <table:table-cell office:value-type="float" office:value="6.6963231867" calcext:value-type="float">
            <text:p>6.696323186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94161" calcext:value-type="float">
            <text:p>6.694161</text:p>
          </table:table-cell>
          <table:table-cell office:value-type="float" office:value="6.6964468133" calcext:value-type="float">
            <text:p>6.696446813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96853" calcext:value-type="float">
            <text:p>6.696853</text:p>
          </table:table-cell>
          <table:table-cell office:value-type="float" office:value="6.69656448" calcext:value-type="float">
            <text:p>6.6965644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07142" calcext:value-type="float">
            <text:p>6.707142</text:p>
          </table:table-cell>
          <table:table-cell office:value-type="float" office:value="6.6966712867" calcext:value-type="float">
            <text:p>6.6966712867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42812" calcext:value-type="float">
            <text:p>6.742812</text:p>
          </table:table-cell>
          <table:table-cell office:value-type="float" office:value="6.69674808" calcext:value-type="float">
            <text:p>6.6967480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678005" calcext:value-type="float">
            <text:p>7.678005</text:p>
          </table:table-cell>
          <table:table-cell office:value-type="float" office:value="6.6966950267" calcext:value-type="float">
            <text:p>6.6966950267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563961" calcext:value-type="float">
            <text:p>6.563961</text:p>
          </table:table-cell>
          <table:table-cell office:value-type="float" office:value="6.69082488" calcext:value-type="float">
            <text:p>6.6908248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11227" calcext:value-type="float">
            <text:p>6.611227</text:p>
          </table:table-cell>
          <table:table-cell office:value-type="float" office:value="6.6881055133" calcext:value-type="float">
            <text:p>6.688105513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24264" calcext:value-type="float">
            <text:p>6.624264</text:p>
          </table:table-cell>
          <table:table-cell office:value-type="float" office:value="6.68798936" calcext:value-type="float">
            <text:p>6.68798936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28793" calcext:value-type="float">
            <text:p>6.628793</text:p>
          </table:table-cell>
          <table:table-cell office:value-type="float" office:value="6.6880166533" calcext:value-type="float">
            <text:p>6.688016653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29153" calcext:value-type="float">
            <text:p>6.629153</text:p>
          </table:table-cell>
          <table:table-cell office:value-type="float" office:value="6.6880852867" calcext:value-type="float">
            <text:p>6.688085286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259" calcext:value-type="float">
            <text:p>6.6259</text:p>
          </table:table-cell>
          <table:table-cell office:value-type="float" office:value="6.68817322" calcext:value-type="float">
            <text:p>6.6881732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1715" calcext:value-type="float">
            <text:p>6.61715</text:p>
          </table:table-cell>
          <table:table-cell office:value-type="float" office:value="6.6882755867" calcext:value-type="float">
            <text:p>6.688275586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594219" calcext:value-type="float">
            <text:p>6.594219</text:p>
          </table:table-cell>
          <table:table-cell office:value-type="float" office:value="6.6883990333" calcext:value-type="float">
            <text:p>6.6883990333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484142" calcext:value-type="float">
            <text:p>6.484142</text:p>
          </table:table-cell>
          <table:table-cell office:value-type="float" office:value="6.6885844733" calcext:value-type="float">
            <text:p>6.688584473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81282" calcext:value-type="float">
            <text:p>6.881282</text:p>
          </table:table-cell>
          <table:table-cell office:value-type="float" office:value="6.6892467733" calcext:value-type="float">
            <text:p>6.689246773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27378" calcext:value-type="float">
            <text:p>6.727378</text:p>
          </table:table-cell>
          <table:table-cell office:value-type="float" office:value="6.6850407267" calcext:value-type="float">
            <text:p>6.685040726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00355" calcext:value-type="float">
            <text:p>6.700355</text:p>
          </table:table-cell>
          <table:table-cell office:value-type="float" office:value="6.68576808" calcext:value-type="float">
            <text:p>6.6857680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89533" calcext:value-type="float">
            <text:p>6.689533</text:p>
          </table:table-cell>
          <table:table-cell office:value-type="float" office:value="6.6860691733" calcext:value-type="float">
            <text:p>6.686069173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84064" calcext:value-type="float">
            <text:p>6.684064</text:p>
          </table:table-cell>
          <table:table-cell office:value-type="float" office:value="6.6862886933" calcext:value-type="float">
            <text:p>6.686288693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81196" calcext:value-type="float">
            <text:p>6.681196</text:p>
          </table:table-cell>
          <table:table-cell office:value-type="float" office:value="6.68648198" calcext:value-type="float">
            <text:p>6.68648198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80134" calcext:value-type="float">
            <text:p>6.680134</text:p>
          </table:table-cell>
          <table:table-cell office:value-type="float" office:value="6.6866693667" calcext:value-type="float">
            <text:p>6.6866693667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81248" calcext:value-type="float">
            <text:p>6.681248</text:p>
          </table:table-cell>
          <table:table-cell office:value-type="float" office:value="6.6868646467" calcext:value-type="float">
            <text:p>6.6868646467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88775" calcext:value-type="float">
            <text:p>6.688775</text:p>
          </table:table-cell>
          <table:table-cell office:value-type="float" office:value="6.6870848133" calcext:value-type="float">
            <text:p>6.687084813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19996" calcext:value-type="float">
            <text:p>6.19996</text:p>
          </table:table-cell>
          <table:table-cell office:value-type="float" office:value="6.68735828" calcext:value-type="float">
            <text:p>6.6873582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53502" calcext:value-type="float">
            <text:p>6.653502</text:p>
          </table:table-cell>
          <table:table-cell office:value-type="float" office:value="6.6913757333" calcext:value-type="float">
            <text:p>6.6913757333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60739" calcext:value-type="float">
            <text:p>6.660739</text:p>
          </table:table-cell>
          <table:table-cell office:value-type="float" office:value="6.6900791" calcext:value-type="float">
            <text:p>6.6900791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62794" calcext:value-type="float">
            <text:p>6.662794</text:p>
          </table:table-cell>
          <table:table-cell office:value-type="float" office:value="6.6897905067" calcext:value-type="float">
            <text:p>6.689790506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6348" calcext:value-type="float">
            <text:p>6.66348</text:p>
          </table:table-cell>
          <table:table-cell office:value-type="float" office:value="6.6896364" calcext:value-type="float">
            <text:p>6.6896364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635" calcext:value-type="float">
            <text:p>6.6635</text:p>
          </table:table-cell>
          <table:table-cell office:value-type="float" office:value="6.68952596" calcext:value-type="float">
            <text:p>6.68952596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62955" calcext:value-type="float">
            <text:p>6.662955</text:p>
          </table:table-cell>
          <table:table-cell office:value-type="float" office:value="6.6894282" calcext:value-type="float">
            <text:p>6.6894282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61542" calcext:value-type="float">
            <text:p>6.661542</text:p>
          </table:table-cell>
          <table:table-cell office:value-type="float" office:value="6.6893240467" calcext:value-type="float">
            <text:p>6.689324046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57748" calcext:value-type="float">
            <text:p>6.657748</text:p>
          </table:table-cell>
          <table:table-cell office:value-type="float" office:value="6.6891929" calcext:value-type="float">
            <text:p>6.6891929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34091" calcext:value-type="float">
            <text:p>6.634091</text:p>
          </table:table-cell>
          <table:table-cell office:value-type="float" office:value="6.68899868" calcext:value-type="float">
            <text:p>6.68899868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88523" calcext:value-type="float">
            <text:p>6.688523</text:p>
          </table:table-cell>
          <table:table-cell office:value-type="float" office:value="6.6886904867" calcext:value-type="float">
            <text:p>6.688690486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75206" calcext:value-type="float">
            <text:p>6.675206</text:p>
          </table:table-cell>
          <table:table-cell office:value-type="float" office:value="6.6813495" calcext:value-type="float">
            <text:p>6.681349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72129" calcext:value-type="float">
            <text:p>6.672129</text:p>
          </table:table-cell>
          <table:table-cell office:value-type="float" office:value="6.68206058" calcext:value-type="float">
            <text:p>6.68206058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70835" calcext:value-type="float">
            <text:p>6.670835</text:p>
          </table:table-cell>
          <table:table-cell office:value-type="float" office:value="6.68243388" calcext:value-type="float">
            <text:p>6.6824338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70279" calcext:value-type="float">
            <text:p>6.670279</text:p>
          </table:table-cell>
          <table:table-cell office:value-type="float" office:value="6.6827085933" calcext:value-type="float">
            <text:p>6.682708593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70283" calcext:value-type="float">
            <text:p>6.670283</text:p>
          </table:table-cell>
          <table:table-cell office:value-type="float" office:value="6.6829398867" calcext:value-type="float">
            <text:p>6.682939886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71067" calcext:value-type="float">
            <text:p>6.671067</text:p>
          </table:table-cell>
          <table:table-cell office:value-type="float" office:value="6.6831501267" calcext:value-type="float">
            <text:p>6.683150126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73675" calcext:value-type="float">
            <text:p>6.673675</text:p>
          </table:table-cell>
          <table:table-cell office:value-type="float" office:value="6.6833521533" calcext:value-type="float">
            <text:p>6.683352153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84625" calcext:value-type="float">
            <text:p>6.684625</text:p>
          </table:table-cell>
          <table:table-cell office:value-type="float" office:value="6.68355594" calcext:value-type="float">
            <text:p>6.68355594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69907" calcext:value-type="float">
            <text:p>6.569907</text:p>
          </table:table-cell>
          <table:table-cell office:value-type="float" office:value="6.6837590667" calcext:value-type="float">
            <text:p>6.6837590667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47126" calcext:value-type="float">
            <text:p>6.647126</text:p>
          </table:table-cell>
          <table:table-cell office:value-type="float" office:value="6.68517386" calcext:value-type="float">
            <text:p>6.68517386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5282" calcext:value-type="float">
            <text:p>6.65282</text:p>
          </table:table-cell>
          <table:table-cell office:value-type="float" office:value="6.6848058533" calcext:value-type="float">
            <text:p>6.684805853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54147" calcext:value-type="float">
            <text:p>6.654147</text:p>
          </table:table-cell>
          <table:table-cell office:value-type="float" office:value="6.6847673133" calcext:value-type="float">
            <text:p>6.684767313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53975" calcext:value-type="float">
            <text:p>6.653975</text:p>
          </table:table-cell>
          <table:table-cell office:value-type="float" office:value="6.6847860333" calcext:value-type="float">
            <text:p>6.684786033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52738" calcext:value-type="float">
            <text:p>6.652738</text:p>
          </table:table-cell>
          <table:table-cell office:value-type="float" office:value="6.6848232333" calcext:value-type="float">
            <text:p>6.6848232333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50121" calcext:value-type="float">
            <text:p>6.650121</text:p>
          </table:table-cell>
          <table:table-cell office:value-type="float" office:value="6.6848644067" calcext:value-type="float">
            <text:p>6.684864406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44684" calcext:value-type="float">
            <text:p>6.644684</text:p>
          </table:table-cell>
          <table:table-cell office:value-type="float" office:value="6.6848999333" calcext:value-type="float">
            <text:p>6.6848999333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30015" calcext:value-type="float">
            <text:p>6.630015</text:p>
          </table:table-cell>
          <table:table-cell office:value-type="float" office:value="6.68492004" calcext:value-type="float">
            <text:p>6.68492004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498663" calcext:value-type="float">
            <text:p>6.498663</text:p>
          </table:table-cell>
          <table:table-cell office:value-type="float" office:value="6.6849190733" calcext:value-type="float">
            <text:p>6.684919073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21163" calcext:value-type="float">
            <text:p>6.721163</text:p>
          </table:table-cell>
          <table:table-cell office:value-type="float" office:value="6.6853900067" calcext:value-type="float">
            <text:p>6.685390006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8879" calcext:value-type="float">
            <text:p>6.68879</text:p>
          </table:table-cell>
          <table:table-cell office:value-type="float" office:value="6.6921789533" calcext:value-type="float">
            <text:p>6.6921789533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80279" calcext:value-type="float">
            <text:p>6.680279</text:p>
          </table:table-cell>
          <table:table-cell office:value-type="float" office:value="6.6928183933" calcext:value-type="float">
            <text:p>6.692818393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76612" calcext:value-type="float">
            <text:p>6.676612</text:p>
          </table:table-cell>
          <table:table-cell office:value-type="float" office:value="6.6932192133" calcext:value-type="float">
            <text:p>6.6932192133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74898" calcext:value-type="float">
            <text:p>6.674898</text:p>
          </table:table-cell>
          <table:table-cell office:value-type="float" office:value="6.6935468733" calcext:value-type="float">
            <text:p>6.6935468733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74439" calcext:value-type="float">
            <text:p>6.674439</text:p>
          </table:table-cell>
          <table:table-cell office:value-type="float" office:value="6.6938441067" calcext:value-type="float">
            <text:p>6.693844106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75397" calcext:value-type="float">
            <text:p>6.675397</text:p>
          </table:table-cell>
          <table:table-cell office:value-type="float" office:value="6.6941301533" calcext:value-type="float">
            <text:p>6.694130153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79405" calcext:value-type="float">
            <text:p>6.679405</text:p>
          </table:table-cell>
          <table:table-cell office:value-type="float" office:value="6.69441872" calcext:value-type="float">
            <text:p>6.6944187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99052" calcext:value-type="float">
            <text:p>6.699052</text:p>
          </table:table-cell>
          <table:table-cell office:value-type="float" office:value="6.6947252333" calcext:value-type="float">
            <text:p>6.6947252333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592943" calcext:value-type="float">
            <text:p>6.592943</text:p>
          </table:table-cell>
          <table:table-cell office:value-type="float" office:value="6.6950511667" calcext:value-type="float">
            <text:p>6.6950511667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44709" calcext:value-type="float">
            <text:p>6.644709</text:p>
          </table:table-cell>
          <table:table-cell office:value-type="float" office:value="6.6975514733" calcext:value-type="float">
            <text:p>6.6975514733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50903" calcext:value-type="float">
            <text:p>6.650903</text:p>
          </table:table-cell>
          <table:table-cell office:value-type="float" office:value="6.69720108" calcext:value-type="float">
            <text:p>6.69720108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52319" calcext:value-type="float">
            <text:p>6.652319</text:p>
          </table:table-cell>
          <table:table-cell office:value-type="float" office:value="6.6971575467" calcext:value-type="float">
            <text:p>6.6971575467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51861" calcext:value-type="float">
            <text:p>6.651861</text:p>
          </table:table-cell>
          <table:table-cell office:value-type="float" office:value="6.6971875467" calcext:value-type="float">
            <text:p>6.6971875467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49901" calcext:value-type="float">
            <text:p>6.649901</text:p>
          </table:table-cell>
          <table:table-cell office:value-type="float" office:value="6.6972486133" calcext:value-type="float">
            <text:p>6.6972486133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45805" calcext:value-type="float">
            <text:p>6.645805</text:p>
          </table:table-cell>
          <table:table-cell office:value-type="float" office:value="6.6973268733" calcext:value-type="float">
            <text:p>6.6973268733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3705" calcext:value-type="float">
            <text:p>6.63705</text:p>
          </table:table-cell>
          <table:table-cell office:value-type="float" office:value="6.6974183933" calcext:value-type="float">
            <text:p>6.6974183933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11546" calcext:value-type="float">
            <text:p>6.611546</text:p>
          </table:table-cell>
          <table:table-cell office:value-type="float" office:value="6.6975294333" calcext:value-type="float">
            <text:p>6.6975294333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136067" calcext:value-type="float">
            <text:p>6.136067</text:p>
          </table:table-cell>
          <table:table-cell office:value-type="float" office:value="6.6977126733" calcext:value-type="float">
            <text:p>6.697712673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36865" calcext:value-type="float">
            <text:p>6.736865</text:p>
          </table:table-cell>
          <table:table-cell office:value-type="float" office:value="6.7006626533" calcext:value-type="float">
            <text:p>6.700662653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00576" calcext:value-type="float">
            <text:p>6.700576</text:p>
          </table:table-cell>
          <table:table-cell office:value-type="float" office:value="6.70178948" calcext:value-type="float">
            <text:p>6.70178948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89923" calcext:value-type="float">
            <text:p>6.689923</text:p>
          </table:table-cell>
          <table:table-cell office:value-type="float" office:value="6.70202838" calcext:value-type="float">
            <text:p>6.7020283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85256" calcext:value-type="float">
            <text:p>6.685256</text:p>
          </table:table-cell>
          <table:table-cell office:value-type="float" office:value="6.7021879667" calcext:value-type="float">
            <text:p>6.7021879667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83136" calcext:value-type="float">
            <text:p>6.683136</text:p>
          </table:table-cell>
          <table:table-cell office:value-type="float" office:value="6.7023223333" calcext:value-type="float">
            <text:p>6.7023223333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82698" calcext:value-type="float">
            <text:p>6.682698</text:p>
          </table:table-cell>
          <table:table-cell office:value-type="float" office:value="6.7024446867" calcext:value-type="float">
            <text:p>6.7024446867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84189" calcext:value-type="float">
            <text:p>6.684189</text:p>
          </table:table-cell>
          <table:table-cell office:value-type="float" office:value="6.70255968" calcext:value-type="float">
            <text:p>6.70255968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90038" calcext:value-type="float">
            <text:p>6.690038</text:p>
          </table:table-cell>
          <table:table-cell office:value-type="float" office:value="6.70266838" calcext:value-type="float">
            <text:p>6.70266838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23527" calcext:value-type="float">
            <text:p>6.723527</text:p>
          </table:table-cell>
          <table:table-cell office:value-type="float" office:value="6.7027645267" calcext:value-type="float">
            <text:p>6.702764526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13464" calcext:value-type="float">
            <text:p>6.613464</text:p>
          </table:table-cell>
          <table:table-cell office:value-type="float" office:value="6.7027403933" calcext:value-type="float">
            <text:p>6.7027403933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50341" calcext:value-type="float">
            <text:p>6.650341</text:p>
          </table:table-cell>
          <table:table-cell office:value-type="float" office:value="6.7072155133" calcext:value-type="float">
            <text:p>6.7072155133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56302" calcext:value-type="float">
            <text:p>6.656302</text:p>
          </table:table-cell>
          <table:table-cell office:value-type="float" office:value="6.7071536667" calcext:value-type="float">
            <text:p>6.707153666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57585" calcext:value-type="float">
            <text:p>6.657585</text:p>
          </table:table-cell>
          <table:table-cell office:value-type="float" office:value="6.70717886" calcext:value-type="float">
            <text:p>6.70717886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56715" calcext:value-type="float">
            <text:p>6.656715</text:p>
          </table:table-cell>
          <table:table-cell office:value-type="float" office:value="6.70722648" calcext:value-type="float">
            <text:p>6.70722648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5386" calcext:value-type="float">
            <text:p>6.65386</text:p>
          </table:table-cell>
          <table:table-cell office:value-type="float" office:value="6.7072853867" calcext:value-type="float">
            <text:p>6.707285386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47925" calcext:value-type="float">
            <text:p>6.647925</text:p>
          </table:table-cell>
          <table:table-cell office:value-type="float" office:value="6.7073544067" calcext:value-type="float">
            <text:p>6.707354406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34841" calcext:value-type="float">
            <text:p>6.634841</text:p>
          </table:table-cell>
          <table:table-cell office:value-type="float" office:value="6.7074388067" calcext:value-type="float">
            <text:p>6.7074388067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92882" calcext:value-type="float">
            <text:p>6.592882</text:p>
          </table:table-cell>
          <table:table-cell office:value-type="float" office:value="6.7075591533" calcext:value-type="float">
            <text:p>6.7075591533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534115" calcext:value-type="float">
            <text:p>8.534115</text:p>
          </table:table-cell>
          <table:table-cell office:value-type="float" office:value="6.70783134" calcext:value-type="float">
            <text:p>6.7078313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53477" calcext:value-type="float">
            <text:p>6.753477</text:p>
          </table:table-cell>
          <table:table-cell office:value-type="float" office:value="6.6944949" calcext:value-type="float">
            <text:p>6.6944949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16899" calcext:value-type="float">
            <text:p>6.716899</text:p>
          </table:table-cell>
          <table:table-cell office:value-type="float" office:value="6.6949862067" calcext:value-type="float">
            <text:p>6.6949862067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05133" calcext:value-type="float">
            <text:p>6.705133</text:p>
          </table:table-cell>
          <table:table-cell office:value-type="float" office:value="6.6950920733" calcext:value-type="float">
            <text:p>6.6950920733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00213" calcext:value-type="float">
            <text:p>6.700213</text:p>
          </table:table-cell>
          <table:table-cell office:value-type="float" office:value="6.6951515133" calcext:value-type="float">
            <text:p>6.6951515133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98795" calcext:value-type="float">
            <text:p>6.698795</text:p>
          </table:table-cell>
          <table:table-cell office:value-type="float" office:value="6.69519332" calcext:value-type="float">
            <text:p>6.6951933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00508" calcext:value-type="float">
            <text:p>6.700508</text:p>
          </table:table-cell>
          <table:table-cell office:value-type="float" office:value="6.6952208133" calcext:value-type="float">
            <text:p>6.6952208133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07233" calcext:value-type="float">
            <text:p>6.707233</text:p>
          </table:table-cell>
          <table:table-cell office:value-type="float" office:value="6.6952284067" calcext:value-type="float">
            <text:p>6.695228406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28404" calcext:value-type="float">
            <text:p>6.728404</text:p>
          </table:table-cell>
          <table:table-cell office:value-type="float" office:value="6.69519758" calcext:value-type="float">
            <text:p>6.69519758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888901" calcext:value-type="float">
            <text:p>6.888901</text:p>
          </table:table-cell>
          <table:table-cell office:value-type="float" office:value="6.69505966" calcext:value-type="float">
            <text:p>6.69505966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558739" calcext:value-type="float">
            <text:p>6.558739</text:p>
          </table:table-cell>
          <table:table-cell office:value-type="float" office:value="6.69399796" calcext:value-type="float">
            <text:p>6.69399796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23205" calcext:value-type="float">
            <text:p>6.623205</text:p>
          </table:table-cell>
          <table:table-cell office:value-type="float" office:value="6.6929366067" calcext:value-type="float">
            <text:p>6.6929366067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37407" calcext:value-type="float">
            <text:p>6.637407</text:p>
          </table:table-cell>
          <table:table-cell office:value-type="float" office:value="6.6930995933" calcext:value-type="float">
            <text:p>6.693099593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42073" calcext:value-type="float">
            <text:p>6.642073</text:p>
          </table:table-cell>
          <table:table-cell office:value-type="float" office:value="6.69325866" calcext:value-type="float">
            <text:p>6.69325866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42616" calcext:value-type="float">
            <text:p>6.642616</text:p>
          </table:table-cell>
          <table:table-cell office:value-type="float" office:value="6.6934066333" calcext:value-type="float">
            <text:p>6.6934066333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39935" calcext:value-type="float">
            <text:p>6.639935</text:p>
          </table:table-cell>
          <table:table-cell office:value-type="float" office:value="6.6935465533" calcext:value-type="float">
            <text:p>6.693546553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32772" calcext:value-type="float">
            <text:p>6.632772</text:p>
          </table:table-cell>
          <table:table-cell office:value-type="float" office:value="6.6936815" calcext:value-type="float">
            <text:p>6.693681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15195" calcext:value-type="float">
            <text:p>6.615195</text:p>
          </table:table-cell>
          <table:table-cell office:value-type="float" office:value="6.69381626" calcext:value-type="float">
            <text:p>6.69381626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549627" calcext:value-type="float">
            <text:p>6.549627</text:p>
          </table:table-cell>
          <table:table-cell office:value-type="float" office:value="6.6939682667" calcext:value-type="float">
            <text:p>6.693968266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134762" calcext:value-type="float">
            <text:p>7.134762</text:p>
          </table:table-cell>
          <table:table-cell office:value-type="float" office:value="6.69428954" calcext:value-type="float">
            <text:p>6.69428954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5059" calcext:value-type="float">
            <text:p>6.75059</text:p>
          </table:table-cell>
          <table:table-cell office:value-type="float" office:value="6.6885683533" calcext:value-type="float">
            <text:p>6.688568353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1599" calcext:value-type="float">
            <text:p>6.71599</text:p>
          </table:table-cell>
          <table:table-cell office:value-type="float" office:value="6.6893576867" calcext:value-type="float">
            <text:p>6.6893576867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03995" calcext:value-type="float">
            <text:p>6.703995</text:p>
          </table:table-cell>
          <table:table-cell office:value-type="float" office:value="6.6897066933" calcext:value-type="float">
            <text:p>6.689706693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98876" calcext:value-type="float">
            <text:p>6.698876</text:p>
          </table:table-cell>
          <table:table-cell office:value-type="float" office:value="6.68996952" calcext:value-type="float">
            <text:p>6.68996952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97344" calcext:value-type="float">
            <text:p>6.697344</text:p>
          </table:table-cell>
          <table:table-cell office:value-type="float" office:value="6.6901994467" calcext:value-type="float">
            <text:p>6.6901994467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98979" calcext:value-type="float">
            <text:p>6.698979</text:p>
          </table:table-cell>
          <table:table-cell office:value-type="float" office:value="6.6904132533" calcext:value-type="float">
            <text:p>6.690413253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05723" calcext:value-type="float">
            <text:p>6.705723</text:p>
          </table:table-cell>
          <table:table-cell office:value-type="float" office:value="6.6906177667" calcext:value-type="float">
            <text:p>6.690617766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28399" calcext:value-type="float">
            <text:p>6.728399</text:p>
          </table:table-cell>
          <table:table-cell office:value-type="float" office:value="6.6908133267" calcext:value-type="float">
            <text:p>6.690813326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029258" calcext:value-type="float">
            <text:p>7.029258</text:p>
          </table:table-cell>
          <table:table-cell office:value-type="float" office:value="6.6909723467" calcext:value-type="float">
            <text:p>6.6909723467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94536" calcext:value-type="float">
            <text:p>6.594536</text:p>
          </table:table-cell>
          <table:table-cell office:value-type="float" office:value="6.68966686" calcext:value-type="float">
            <text:p>6.68966686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34979" calcext:value-type="float">
            <text:p>6.634979</text:p>
          </table:table-cell>
          <table:table-cell office:value-type="float" office:value="6.6887553267" calcext:value-type="float">
            <text:p>6.688755326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45367" calcext:value-type="float">
            <text:p>6.645367</text:p>
          </table:table-cell>
          <table:table-cell office:value-type="float" office:value="6.6887131467" calcext:value-type="float">
            <text:p>6.6887131467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48937" calcext:value-type="float">
            <text:p>6.648937</text:p>
          </table:table-cell>
          <table:table-cell office:value-type="float" office:value="6.6887645467" calcext:value-type="float">
            <text:p>6.688764546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49344" calcext:value-type="float">
            <text:p>6.649344</text:p>
          </table:table-cell>
          <table:table-cell office:value-type="float" office:value="6.6888470467" calcext:value-type="float">
            <text:p>6.6888470467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47147" calcext:value-type="float">
            <text:p>6.647147</text:p>
          </table:table-cell>
          <table:table-cell office:value-type="float" office:value="6.6889448867" calcext:value-type="float">
            <text:p>6.6889448867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41143" calcext:value-type="float">
            <text:p>6.641143</text:p>
          </table:table-cell>
          <table:table-cell office:value-type="float" office:value="6.6890537467" calcext:value-type="float">
            <text:p>6.6890537467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2564" calcext:value-type="float">
            <text:p>6.62564</text:p>
          </table:table-cell>
          <table:table-cell office:value-type="float" office:value="6.6891766" calcext:value-type="float">
            <text:p>6.6891766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56826" calcext:value-type="float">
            <text:p>6.556826</text:p>
          </table:table-cell>
          <table:table-cell office:value-type="float" office:value="6.68933524" calcext:value-type="float">
            <text:p>6.68933524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60099" calcext:value-type="float">
            <text:p>6.860099</text:p>
          </table:table-cell>
          <table:table-cell office:value-type="float" office:value="6.6897390133" calcext:value-type="float">
            <text:p>6.6897390133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23262" calcext:value-type="float">
            <text:p>6.723262</text:p>
          </table:table-cell>
          <table:table-cell office:value-type="float" office:value="6.6805417867" calcext:value-type="float">
            <text:p>6.6805417867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0235" calcext:value-type="float">
            <text:p>6.70235</text:p>
          </table:table-cell>
          <table:table-cell office:value-type="float" office:value="6.6808091067" calcext:value-type="float">
            <text:p>6.6808091067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94398" calcext:value-type="float">
            <text:p>6.694398</text:p>
          </table:table-cell>
          <table:table-cell office:value-type="float" office:value="6.6809562933" calcext:value-type="float">
            <text:p>6.680956293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90692" calcext:value-type="float">
            <text:p>6.690692</text:p>
          </table:table-cell>
          <table:table-cell office:value-type="float" office:value="6.6810766133" calcext:value-type="float">
            <text:p>6.6810766133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89179" calcext:value-type="float">
            <text:p>6.689179</text:p>
          </table:table-cell>
          <table:table-cell office:value-type="float" office:value="6.6811856267" calcext:value-type="float">
            <text:p>6.681185626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89483" calcext:value-type="float">
            <text:p>6.689483</text:p>
          </table:table-cell>
          <table:table-cell office:value-type="float" office:value="6.6812878267" calcext:value-type="float">
            <text:p>6.681287826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92617" calcext:value-type="float">
            <text:p>6.692617</text:p>
          </table:table-cell>
          <table:table-cell office:value-type="float" office:value="6.6813842733" calcext:value-type="float">
            <text:p>6.681384273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05326" calcext:value-type="float">
            <text:p>6.705326</text:p>
          </table:table-cell>
          <table:table-cell office:value-type="float" office:value="6.6814723" calcext:value-type="float">
            <text:p>6.681472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274648" calcext:value-type="float">
            <text:p>8.274648</text:p>
          </table:table-cell>
          <table:table-cell office:value-type="float" office:value="6.68152764" calcext:value-type="float">
            <text:p>6.68152764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44739" calcext:value-type="float">
            <text:p>6.644739</text:p>
          </table:table-cell>
          <table:table-cell office:value-type="float" office:value="6.6714699533" calcext:value-type="float">
            <text:p>6.671469953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58105" calcext:value-type="float">
            <text:p>6.658105</text:p>
          </table:table-cell>
          <table:table-cell office:value-type="float" office:value="6.6713595267" calcext:value-type="float">
            <text:p>6.671359526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661132" calcext:value-type="float">
            <text:p>6.661132</text:p>
          </table:table-cell>
          <table:table-cell office:value-type="float" office:value="6.6713997" calcext:value-type="float">
            <text:p>6.6713997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61079" calcext:value-type="float">
            <text:p>6.661079</text:p>
          </table:table-cell>
          <table:table-cell office:value-type="float" office:value="6.6714629333" calcext:value-type="float">
            <text:p>6.671462933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58949" calcext:value-type="float">
            <text:p>6.658949</text:p>
          </table:table-cell>
          <table:table-cell office:value-type="float" office:value="6.6715362133" calcext:value-type="float">
            <text:p>6.6715362133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54225" calcext:value-type="float">
            <text:p>6.654225</text:p>
          </table:table-cell>
          <table:table-cell office:value-type="float" office:value="6.6716182267" calcext:value-type="float">
            <text:p>6.6716182267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44467" calcext:value-type="float">
            <text:p>6.644467</text:p>
          </table:table-cell>
          <table:table-cell office:value-type="float" office:value="6.67171286" calcext:value-type="float">
            <text:p>6.67171286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19834" calcext:value-type="float">
            <text:p>6.619834</text:p>
          </table:table-cell>
          <table:table-cell office:value-type="float" office:value="6.67183312" calcext:value-type="float">
            <text:p>6.67183312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482179" calcext:value-type="float">
            <text:p>6.482179</text:p>
          </table:table-cell>
          <table:table-cell office:value-type="float" office:value="6.6720290333" calcext:value-type="float">
            <text:p>6.6720290333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849948" calcext:value-type="float">
            <text:p>6.849948</text:p>
          </table:table-cell>
          <table:table-cell office:value-type="float" office:value="6.67283646" calcext:value-type="float">
            <text:p>6.67283646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44073" calcext:value-type="float">
            <text:p>6.744073</text:p>
          </table:table-cell>
          <table:table-cell office:value-type="float" office:value="6.6750127" calcext:value-type="float">
            <text:p>6.675012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22524" calcext:value-type="float">
            <text:p>6.722524</text:p>
          </table:table-cell>
          <table:table-cell office:value-type="float" office:value="6.67507438" calcext:value-type="float">
            <text:p>6.67507438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14494" calcext:value-type="float">
            <text:p>6.714494</text:p>
          </table:table-cell>
          <table:table-cell office:value-type="float" office:value="6.6750862533" calcext:value-type="float">
            <text:p>6.6750862533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11811" calcext:value-type="float">
            <text:p>6.711811</text:p>
          </table:table-cell>
          <table:table-cell office:value-type="float" office:value="6.6750839067" calcext:value-type="float">
            <text:p>6.6750839067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12874" calcext:value-type="float">
            <text:p>6.712874</text:p>
          </table:table-cell>
          <table:table-cell office:value-type="float" office:value="6.6750678933" calcext:value-type="float">
            <text:p>6.6750678933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18661" calcext:value-type="float">
            <text:p>6.718661</text:p>
          </table:table-cell>
          <table:table-cell office:value-type="float" office:value="6.6750306933" calcext:value-type="float">
            <text:p>6.675030693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34854" calcext:value-type="float">
            <text:p>6.734854</text:p>
          </table:table-cell>
          <table:table-cell office:value-type="float" office:value="6.6749544067" calcext:value-type="float">
            <text:p>6.6749544067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97483" calcext:value-type="float">
            <text:p>6.797483</text:p>
          </table:table-cell>
          <table:table-cell office:value-type="float" office:value="6.6747891133" calcext:value-type="float">
            <text:p>6.674789113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156056" calcext:value-type="float">
            <text:p>6.156056</text:p>
          </table:table-cell>
          <table:table-cell office:value-type="float" office:value="6.6742819" calcext:value-type="float">
            <text:p>6.6742819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93804" calcext:value-type="float">
            <text:p>6.593804</text:p>
          </table:table-cell>
          <table:table-cell office:value-type="float" office:value="6.6789360267" calcext:value-type="float">
            <text:p>6.6789360267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628358" calcext:value-type="float">
            <text:p>6.628358</text:p>
          </table:table-cell>
          <table:table-cell office:value-type="float" office:value="6.6792632133" calcext:value-type="float">
            <text:p>6.6792632133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39088" calcext:value-type="float">
            <text:p>6.639088</text:p>
          </table:table-cell>
          <table:table-cell office:value-type="float" office:value="6.6795176533" calcext:value-type="float">
            <text:p>6.679517653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42343" calcext:value-type="float">
            <text:p>6.642343</text:p>
          </table:table-cell>
          <table:table-cell office:value-type="float" office:value="6.6797329733" calcext:value-type="float">
            <text:p>6.6797329733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41255" calcext:value-type="float">
            <text:p>6.641255</text:p>
          </table:table-cell>
          <table:table-cell office:value-type="float" office:value="6.6799292467" calcext:value-type="float">
            <text:p>6.6799292467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35667" calcext:value-type="float">
            <text:p>6.635667</text:p>
          </table:table-cell>
          <table:table-cell office:value-type="float" office:value="6.6801181467" calcext:value-type="float">
            <text:p>6.6801181467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622035" calcext:value-type="float">
            <text:p>6.622035</text:p>
          </table:table-cell>
          <table:table-cell office:value-type="float" office:value="6.6803102333" calcext:value-type="float">
            <text:p>6.6803102333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583487" calcext:value-type="float">
            <text:p>6.583487</text:p>
          </table:table-cell>
          <table:table-cell office:value-type="float" office:value="6.6805239933" calcext:value-type="float">
            <text:p>6.680523993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250375" calcext:value-type="float">
            <text:p>6.250375</text:p>
          </table:table-cell>
          <table:table-cell office:value-type="float" office:value="6.68083044" calcext:value-type="float">
            <text:p>6.68083044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36481" calcext:value-type="float">
            <text:p>6.836481</text:p>
          </table:table-cell>
          <table:table-cell office:value-type="float" office:value="6.6826546733" calcext:value-type="float">
            <text:p>6.682654673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45519" calcext:value-type="float">
            <text:p>6.745519</text:p>
          </table:table-cell>
          <table:table-cell office:value-type="float" office:value="6.68377678" calcext:value-type="float">
            <text:p>6.68377678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22461" calcext:value-type="float">
            <text:p>6.722461</text:p>
          </table:table-cell>
          <table:table-cell office:value-type="float" office:value="6.6840190267" calcext:value-type="float">
            <text:p>6.6840190267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13057" calcext:value-type="float">
            <text:p>6.713057</text:p>
          </table:table-cell>
          <table:table-cell office:value-type="float" office:value="6.6841947067" calcext:value-type="float">
            <text:p>6.684194706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09304" calcext:value-type="float">
            <text:p>6.709304</text:p>
          </table:table-cell>
          <table:table-cell office:value-type="float" office:value="6.6843517267" calcext:value-type="float">
            <text:p>6.6843517267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09426" calcext:value-type="float">
            <text:p>6.709426</text:p>
          </table:table-cell>
          <table:table-cell office:value-type="float" office:value="6.6844993133" calcext:value-type="float">
            <text:p>6.684499313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14273" calcext:value-type="float">
            <text:p>6.714273</text:p>
          </table:table-cell>
          <table:table-cell office:value-type="float" office:value="6.6846383533" calcext:value-type="float">
            <text:p>6.6846383533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29795" calcext:value-type="float">
            <text:p>6.729795</text:p>
          </table:table-cell>
          <table:table-cell office:value-type="float" office:value="6.6847638533" calcext:value-type="float">
            <text:p>6.684763853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02578" calcext:value-type="float">
            <text:p>6.802578</text:p>
          </table:table-cell>
          <table:table-cell office:value-type="float" office:value="6.6848533867" calcext:value-type="float">
            <text:p>6.684853386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459007" calcext:value-type="float">
            <text:p>6.459007</text:p>
          </table:table-cell>
          <table:table-cell office:value-type="float" office:value="6.68470642" calcext:value-type="float">
            <text:p>6.6847064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1745" calcext:value-type="float">
            <text:p>6.61745</text:p>
          </table:table-cell>
          <table:table-cell office:value-type="float" office:value="6.6653845467" calcext:value-type="float">
            <text:p>6.665384546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39678" calcext:value-type="float">
            <text:p>6.639678</text:p>
          </table:table-cell>
          <table:table-cell office:value-type="float" office:value="6.66542126" calcext:value-type="float">
            <text:p>6.66542126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46914" calcext:value-type="float">
            <text:p>6.646914</text:p>
          </table:table-cell>
          <table:table-cell office:value-type="float" office:value="6.6655397867" calcext:value-type="float">
            <text:p>6.6655397867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48836" calcext:value-type="float">
            <text:p>6.648836</text:p>
          </table:table-cell>
          <table:table-cell office:value-type="float" office:value="6.6656763467" calcext:value-type="float">
            <text:p>6.6656763467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47332" calcext:value-type="float">
            <text:p>6.647332</text:p>
          </table:table-cell>
          <table:table-cell office:value-type="float" office:value="6.66582186" calcext:value-type="float">
            <text:p>6.66582186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4187" calcext:value-type="float">
            <text:p>6.64187</text:p>
          </table:table-cell>
          <table:table-cell office:value-type="float" office:value="6.6659765067" calcext:value-type="float">
            <text:p>6.6659765067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28615" calcext:value-type="float">
            <text:p>6.628615</text:p>
          </table:table-cell>
          <table:table-cell office:value-type="float" office:value="6.6661463267" calcext:value-type="float">
            <text:p>6.666146326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587862" calcext:value-type="float">
            <text:p>6.587862</text:p>
          </table:table-cell>
          <table:table-cell office:value-type="float" office:value="6.6663506333" calcext:value-type="float">
            <text:p>6.666350633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.587375" calcext:value-type="float">
            <text:p>5.587375</text:p>
          </table:table-cell>
          <table:table-cell office:value-type="float" office:value="6.66668052" calcext:value-type="float">
            <text:p>6.66668052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81868" calcext:value-type="float">
            <text:p>6.781868</text:p>
          </table:table-cell>
          <table:table-cell office:value-type="float" office:value="6.67275352" calcext:value-type="float">
            <text:p>6.67275352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28124" calcext:value-type="float">
            <text:p>6.728124</text:p>
          </table:table-cell>
          <table:table-cell office:value-type="float" office:value="6.6729962867" calcext:value-type="float">
            <text:p>6.6729962867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12042" calcext:value-type="float">
            <text:p>6.712042</text:p>
          </table:table-cell>
          <table:table-cell office:value-type="float" office:value="6.6730840667" calcext:value-type="float">
            <text:p>6.673084066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04973" calcext:value-type="float">
            <text:p>6.704973</text:p>
          </table:table-cell>
          <table:table-cell office:value-type="float" office:value="6.6731629867" calcext:value-type="float">
            <text:p>6.6731629867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01819" calcext:value-type="float">
            <text:p>6.701819</text:p>
          </table:table-cell>
          <table:table-cell office:value-type="float" office:value="6.673241" calcext:value-type="float">
            <text:p>6.673241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01371" calcext:value-type="float">
            <text:p>6.701371</text:p>
          </table:table-cell>
          <table:table-cell office:value-type="float" office:value="6.67331756" calcext:value-type="float">
            <text:p>6.67331756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04243" calcext:value-type="float">
            <text:p>6.704243</text:p>
          </table:table-cell>
          <table:table-cell office:value-type="float" office:value="6.6733898133" calcext:value-type="float">
            <text:p>6.6733898133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15094" calcext:value-type="float">
            <text:p>6.715094</text:p>
          </table:table-cell>
          <table:table-cell office:value-type="float" office:value="6.67345108" calcext:value-type="float">
            <text:p>6.67345108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82126" calcext:value-type="float">
            <text:p>6.782126</text:p>
          </table:table-cell>
          <table:table-cell office:value-type="float" office:value="6.67347836" calcext:value-type="float">
            <text:p>6.67347836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591925" calcext:value-type="float">
            <text:p>6.591925</text:p>
          </table:table-cell>
          <table:table-cell office:value-type="float" office:value="6.6732343467" calcext:value-type="float">
            <text:p>6.673234346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47039" calcext:value-type="float">
            <text:p>6.647039</text:p>
          </table:table-cell>
          <table:table-cell office:value-type="float" office:value="6.6729305067" calcext:value-type="float">
            <text:p>6.672930506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56955" calcext:value-type="float">
            <text:p>6.656955</text:p>
          </table:table-cell>
          <table:table-cell office:value-type="float" office:value="6.67304272" calcext:value-type="float">
            <text:p>6.67304272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59555" calcext:value-type="float">
            <text:p>6.659555</text:p>
          </table:table-cell>
          <table:table-cell office:value-type="float" office:value="6.6731653133" calcext:value-type="float">
            <text:p>6.6731653133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58914" calcext:value-type="float">
            <text:p>6.658914</text:p>
          </table:table-cell>
          <table:table-cell office:value-type="float" office:value="6.6732913667" calcext:value-type="float">
            <text:p>6.6732913667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5545" calcext:value-type="float">
            <text:p>6.65545</text:p>
          </table:table-cell>
          <table:table-cell office:value-type="float" office:value="6.6734233733" calcext:value-type="float">
            <text:p>6.6734233733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477" calcext:value-type="float">
            <text:p>6.6477</text:p>
          </table:table-cell>
          <table:table-cell office:value-type="float" office:value="6.67356732" calcext:value-type="float">
            <text:p>6.67356732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2987" calcext:value-type="float">
            <text:p>6.62987</text:p>
          </table:table-cell>
          <table:table-cell office:value-type="float" office:value="6.67373606" calcext:value-type="float">
            <text:p>6.67373606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69303" calcext:value-type="float">
            <text:p>6.569303</text:p>
          </table:table-cell>
          <table:table-cell office:value-type="float" office:value="6.6739650733" calcext:value-type="float">
            <text:p>6.673965073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739505" calcext:value-type="float">
            <text:p>7.739505</text:p>
          </table:table-cell>
          <table:table-cell office:value-type="float" office:value="6.6744306533" calcext:value-type="float">
            <text:p>6.6744306533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84706" calcext:value-type="float">
            <text:p>6.784706</text:p>
          </table:table-cell>
          <table:table-cell office:value-type="float" office:value="6.66478994" calcext:value-type="float">
            <text:p>6.66478994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40402" calcext:value-type="float">
            <text:p>6.740402</text:p>
          </table:table-cell>
          <table:table-cell office:value-type="float" office:value="6.6646985733" calcext:value-type="float">
            <text:p>6.6646985733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25761" calcext:value-type="float">
            <text:p>6.725761</text:p>
          </table:table-cell>
          <table:table-cell office:value-type="float" office:value="6.6646300467" calcext:value-type="float">
            <text:p>6.6646300467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19483" calcext:value-type="float">
            <text:p>6.719483</text:p>
          </table:table-cell>
          <table:table-cell office:value-type="float" office:value="6.6645812067" calcext:value-type="float">
            <text:p>6.664581206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17346" calcext:value-type="float">
            <text:p>6.717346</text:p>
          </table:table-cell>
          <table:table-cell office:value-type="float" office:value="6.6645401467" calcext:value-type="float">
            <text:p>6.6645401467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18682" calcext:value-type="float">
            <text:p>6.718682</text:p>
          </table:table-cell>
          <table:table-cell office:value-type="float" office:value="6.664498" calcext:value-type="float">
            <text:p>6.664498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25382" calcext:value-type="float">
            <text:p>6.725382</text:p>
          </table:table-cell>
          <table:table-cell office:value-type="float" office:value="6.6644445467" calcext:value-type="float">
            <text:p>6.6644445467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47942" calcext:value-type="float">
            <text:p>6.747942</text:p>
          </table:table-cell>
          <table:table-cell office:value-type="float" office:value="6.6643600067" calcext:value-type="float">
            <text:p>6.664360006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967989" calcext:value-type="float">
            <text:p>6.967989</text:p>
          </table:table-cell>
          <table:table-cell office:value-type="float" office:value="6.6641765867" calcext:value-type="float">
            <text:p>6.6641765867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59215" calcext:value-type="float">
            <text:p>6.59215</text:p>
          </table:table-cell>
          <table:table-cell office:value-type="float" office:value="6.6628202933" calcext:value-type="float">
            <text:p>6.6628202933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44373" calcext:value-type="float">
            <text:p>6.644373</text:p>
          </table:table-cell>
          <table:table-cell office:value-type="float" office:value="6.66298702" calcext:value-type="float">
            <text:p>6.66298702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56819" calcext:value-type="float">
            <text:p>6.656819</text:p>
          </table:table-cell>
          <table:table-cell office:value-type="float" office:value="6.6631382867" calcext:value-type="float">
            <text:p>6.6631382867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61021" calcext:value-type="float">
            <text:p>6.661021</text:p>
          </table:table-cell>
          <table:table-cell office:value-type="float" office:value="6.6632599933" calcext:value-type="float">
            <text:p>6.6632599933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6164" calcext:value-type="float">
            <text:p>6.66164</text:p>
          </table:table-cell>
          <table:table-cell office:value-type="float" office:value="6.6633659467" calcext:value-type="float">
            <text:p>6.6633659467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659533" calcext:value-type="float">
            <text:p>6.659533</text:p>
          </table:table-cell>
          <table:table-cell office:value-type="float" office:value="6.6634620267" calcext:value-type="float">
            <text:p>6.663462026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53706" calcext:value-type="float">
            <text:p>6.653706</text:p>
          </table:table-cell>
          <table:table-cell office:value-type="float" office:value="6.66355064" calcext:value-type="float">
            <text:p>6.66355064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39032" calcext:value-type="float">
            <text:p>6.639032</text:p>
          </table:table-cell>
          <table:table-cell office:value-type="float" office:value="6.6636325667" calcext:value-type="float">
            <text:p>6.6636325667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578564" calcext:value-type="float">
            <text:p>6.578564</text:p>
          </table:table-cell>
          <table:table-cell office:value-type="float" office:value="6.6637106333" calcext:value-type="float">
            <text:p>6.663710633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905889" calcext:value-type="float">
            <text:p>6.905889</text:p>
          </table:table-cell>
          <table:table-cell office:value-type="float" office:value="6.6638584667" calcext:value-type="float">
            <text:p>6.6638584667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36411" calcext:value-type="float">
            <text:p>6.736411</text:p>
          </table:table-cell>
          <table:table-cell office:value-type="float" office:value="6.6717848467" calcext:value-type="float">
            <text:p>6.6717848467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13861" calcext:value-type="float">
            <text:p>6.713861</text:p>
          </table:table-cell>
          <table:table-cell office:value-type="float" office:value="6.6721199333" calcext:value-type="float">
            <text:p>6.6721199333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05411" calcext:value-type="float">
            <text:p>6.705411</text:p>
          </table:table-cell>
          <table:table-cell office:value-type="float" office:value="6.6723337067" calcext:value-type="float">
            <text:p>6.672333706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01489" calcext:value-type="float">
            <text:p>6.701489</text:p>
          </table:table-cell>
          <table:table-cell office:value-type="float" office:value="6.67251418" calcext:value-type="float">
            <text:p>6.67251418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99947" calcext:value-type="float">
            <text:p>6.699947</text:p>
          </table:table-cell>
          <table:table-cell office:value-type="float" office:value="6.6726803667" calcext:value-type="float">
            <text:p>6.672680366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00494" calcext:value-type="float">
            <text:p>6.700494</text:p>
          </table:table-cell>
          <table:table-cell office:value-type="float" office:value="6.6728389333" calcext:value-type="float">
            <text:p>6.6728389333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0446" calcext:value-type="float">
            <text:p>6.70446</text:p>
          </table:table-cell>
          <table:table-cell office:value-type="float" office:value="6.6729921867" calcext:value-type="float">
            <text:p>6.672992186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19907" calcext:value-type="float">
            <text:p>6.719907</text:p>
          </table:table-cell>
          <table:table-cell office:value-type="float" office:value="6.67313856" calcext:value-type="float">
            <text:p>6.67313856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284732" calcext:value-type="float">
            <text:p>7.284732</text:p>
          </table:table-cell>
          <table:table-cell office:value-type="float" office:value="6.6732586867" calcext:value-type="float">
            <text:p>6.673258686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41064" calcext:value-type="float">
            <text:p>6.641064</text:p>
          </table:table-cell>
          <table:table-cell office:value-type="float" office:value="6.670332" calcext:value-type="float">
            <text:p>6.670332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60081" calcext:value-type="float">
            <text:p>6.660081</text:p>
          </table:table-cell>
          <table:table-cell office:value-type="float" office:value="6.6703916733" calcext:value-type="float">
            <text:p>6.6703916733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64728" calcext:value-type="float">
            <text:p>6.664728</text:p>
          </table:table-cell>
          <table:table-cell office:value-type="float" office:value="6.67052302" calcext:value-type="float">
            <text:p>6.67052302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65551" calcext:value-type="float">
            <text:p>6.665551</text:p>
          </table:table-cell>
          <table:table-cell office:value-type="float" office:value="6.6706666133" calcext:value-type="float">
            <text:p>6.670666613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64213" calcext:value-type="float">
            <text:p>6.664213</text:p>
          </table:table-cell>
          <table:table-cell office:value-type="float" office:value="6.6708158" calcext:value-type="float">
            <text:p>6.6708158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60585" calcext:value-type="float">
            <text:p>6.660585</text:p>
          </table:table-cell>
          <table:table-cell office:value-type="float" office:value="6.6709699533" calcext:value-type="float">
            <text:p>6.6709699533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52893" calcext:value-type="float">
            <text:p>6.652893</text:p>
          </table:table-cell>
          <table:table-cell office:value-type="float" office:value="6.6711313533" calcext:value-type="float">
            <text:p>6.6711313533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3371" calcext:value-type="float">
            <text:p>6.63371</text:p>
          </table:table-cell>
          <table:table-cell office:value-type="float" office:value="6.6713073333" calcext:value-type="float">
            <text:p>6.671307333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533649" calcext:value-type="float">
            <text:p>6.533649</text:p>
          </table:table-cell>
          <table:table-cell office:value-type="float" office:value="6.6715250667" calcext:value-type="float">
            <text:p>6.671525066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827173" calcext:value-type="float">
            <text:p>6.827173</text:p>
          </table:table-cell>
          <table:table-cell office:value-type="float" office:value="6.6720610333" calcext:value-type="float">
            <text:p>6.6720610333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32779" calcext:value-type="float">
            <text:p>6.732779</text:p>
          </table:table-cell>
          <table:table-cell office:value-type="float" office:value="6.6724356667" calcext:value-type="float">
            <text:p>6.6724356667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14049" calcext:value-type="float">
            <text:p>6.714049</text:p>
          </table:table-cell>
          <table:table-cell office:value-type="float" office:value="6.6725300133" calcext:value-type="float">
            <text:p>6.672530013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06484" calcext:value-type="float">
            <text:p>6.706484</text:p>
          </table:table-cell>
          <table:table-cell office:value-type="float" office:value="6.6726233467" calcext:value-type="float">
            <text:p>6.6726233467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02919" calcext:value-type="float">
            <text:p>6.702919</text:p>
          </table:table-cell>
          <table:table-cell office:value-type="float" office:value="6.67271932" calcext:value-type="float">
            <text:p>6.67271932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01647" calcext:value-type="float">
            <text:p>6.701647</text:p>
          </table:table-cell>
          <table:table-cell office:value-type="float" office:value="6.6728170133" calcext:value-type="float">
            <text:p>6.6728170133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02609" calcext:value-type="float">
            <text:p>6.702609</text:p>
          </table:table-cell>
          <table:table-cell office:value-type="float" office:value="6.6729154533" calcext:value-type="float">
            <text:p>6.6729154533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07716" calcext:value-type="float">
            <text:p>6.707716</text:p>
          </table:table-cell>
          <table:table-cell office:value-type="float" office:value="6.6730133867" calcext:value-type="float">
            <text:p>6.673013386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29646" calcext:value-type="float">
            <text:p>6.729646</text:p>
          </table:table-cell>
          <table:table-cell office:value-type="float" office:value="6.6731071733" calcext:value-type="float">
            <text:p>6.673107173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399536" calcext:value-type="float">
            <text:p>6.399536</text:p>
          </table:table-cell>
          <table:table-cell office:value-type="float" office:value="6.67316914" calcext:value-type="float">
            <text:p>6.67316914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47653" calcext:value-type="float">
            <text:p>6.647653</text:p>
          </table:table-cell>
          <table:table-cell office:value-type="float" office:value="6.6844055533" calcext:value-type="float">
            <text:p>6.684405553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61267" calcext:value-type="float">
            <text:p>6.661267</text:p>
          </table:table-cell>
          <table:table-cell office:value-type="float" office:value="6.68446842" calcext:value-type="float">
            <text:p>6.68446842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64269" calcext:value-type="float">
            <text:p>6.664269</text:p>
          </table:table-cell>
          <table:table-cell office:value-type="float" office:value="6.68456616" calcext:value-type="float">
            <text:p>6.68456616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63604" calcext:value-type="float">
            <text:p>6.663604</text:p>
          </table:table-cell>
          <table:table-cell office:value-type="float" office:value="6.6846757533" calcext:value-type="float">
            <text:p>6.6846757533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60177" calcext:value-type="float">
            <text:p>6.660177</text:p>
          </table:table-cell>
          <table:table-cell office:value-type="float" office:value="6.6847960867" calcext:value-type="float">
            <text:p>6.684796086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52986" calcext:value-type="float">
            <text:p>6.652986</text:p>
          </table:table-cell>
          <table:table-cell office:value-type="float" office:value="6.6849310933" calcext:value-type="float">
            <text:p>6.6849310933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37996" calcext:value-type="float">
            <text:p>6.637996</text:p>
          </table:table-cell>
          <table:table-cell office:value-type="float" office:value="6.6850905867" calcext:value-type="float">
            <text:p>6.6850905867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597818" calcext:value-type="float">
            <text:p>6.597818</text:p>
          </table:table-cell>
          <table:table-cell office:value-type="float" office:value="6.6852993133" calcext:value-type="float">
            <text:p>6.6852993133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276584" calcext:value-type="float">
            <text:p>6.276584</text:p>
          </table:table-cell>
          <table:table-cell office:value-type="float" office:value="6.68564634" calcext:value-type="float">
            <text:p>6.68564634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6899" calcext:value-type="float">
            <text:p>6.86899</text:p>
          </table:table-cell>
          <table:table-cell office:value-type="float" office:value="6.6873880467" calcext:value-type="float">
            <text:p>6.687388046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68341" calcext:value-type="float">
            <text:p>6.768341</text:p>
          </table:table-cell>
          <table:table-cell office:value-type="float" office:value="6.68707436" calcext:value-type="float">
            <text:p>6.68707436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43419" calcext:value-type="float">
            <text:p>6.743419</text:p>
          </table:table-cell>
          <table:table-cell office:value-type="float" office:value="6.6869132933" calcext:value-type="float">
            <text:p>6.6869132933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33365" calcext:value-type="float">
            <text:p>6.733365</text:p>
          </table:table-cell>
          <table:table-cell office:value-type="float" office:value="6.6868065533" calcext:value-type="float">
            <text:p>6.6868065533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29415" calcext:value-type="float">
            <text:p>6.729415</text:p>
          </table:table-cell>
          <table:table-cell office:value-type="float" office:value="6.68672076" calcext:value-type="float">
            <text:p>6.68672076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29656" calcext:value-type="float">
            <text:p>6.729656</text:p>
          </table:table-cell>
          <table:table-cell office:value-type="float" office:value="6.6866395133" calcext:value-type="float">
            <text:p>6.68663951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35057" calcext:value-type="float">
            <text:p>6.735057</text:p>
          </table:table-cell>
          <table:table-cell office:value-type="float" office:value="6.6865492067" calcext:value-type="float">
            <text:p>6.6865492067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752252" calcext:value-type="float">
            <text:p>6.752252</text:p>
          </table:table-cell>
          <table:table-cell office:value-type="float" office:value="6.68642992" calcext:value-type="float">
            <text:p>6.68642992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33435" calcext:value-type="float">
            <text:p>6.833435</text:p>
          </table:table-cell>
          <table:table-cell office:value-type="float" office:value="6.6862309267" calcext:value-type="float">
            <text:p>6.6862309267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457806" calcext:value-type="float">
            <text:p>6.457806</text:p>
          </table:table-cell>
          <table:table-cell office:value-type="float" office:value="6.6856477" calcext:value-type="float">
            <text:p>6.6856477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28652" calcext:value-type="float">
            <text:p>6.628652</text:p>
          </table:table-cell>
          <table:table-cell office:value-type="float" office:value="6.6861455467" calcext:value-type="float">
            <text:p>6.6861455467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653077" calcext:value-type="float">
            <text:p>6.653077</text:p>
          </table:table-cell>
          <table:table-cell office:value-type="float" office:value="6.68641136" calcext:value-type="float">
            <text:p>6.68641136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61312" calcext:value-type="float">
            <text:p>6.661312</text:p>
          </table:table-cell>
          <table:table-cell office:value-type="float" office:value="6.6865909133" calcext:value-type="float">
            <text:p>6.686590913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6402" calcext:value-type="float">
            <text:p>6.66402</text:p>
          </table:table-cell>
          <table:table-cell office:value-type="float" office:value="6.6867351133" calcext:value-type="float">
            <text:p>6.6867351133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663476" calcext:value-type="float">
            <text:p>6.663476</text:p>
          </table:table-cell>
          <table:table-cell office:value-type="float" office:value="6.6868610467" calcext:value-type="float">
            <text:p>6.6868610467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659571" calcext:value-type="float">
            <text:p>6.659571</text:p>
          </table:table-cell>
          <table:table-cell office:value-type="float" office:value="6.6869763467" calcext:value-type="float">
            <text:p>6.686976346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49436" calcext:value-type="float">
            <text:p>6.649436</text:p>
          </table:table-cell>
          <table:table-cell office:value-type="float" office:value="6.6870852067" calcext:value-type="float">
            <text:p>6.6870852067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617392" calcext:value-type="float">
            <text:p>6.617392</text:p>
          </table:table-cell>
          <table:table-cell office:value-type="float" office:value="6.6871916267" calcext:value-type="float">
            <text:p>6.6871916267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.480515" calcext:value-type="float">
            <text:p>5.480515</text:p>
          </table:table-cell>
          <table:table-cell office:value-type="float" office:value="6.6873145867" calcext:value-type="float">
            <text:p>6.6873145867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6336" calcext:value-type="float">
            <text:p>6.76336</text:p>
          </table:table-cell>
          <table:table-cell office:value-type="float" office:value="6.6926931667" calcext:value-type="float">
            <text:p>6.6926931667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724428" calcext:value-type="float">
            <text:p>6.724428</text:p>
          </table:table-cell>
          <table:table-cell office:value-type="float" office:value="6.69293372" calcext:value-type="float">
            <text:p>6.69293372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12446" calcext:value-type="float">
            <text:p>6.712446</text:p>
          </table:table-cell>
          <table:table-cell office:value-type="float" office:value="6.6930797533" calcext:value-type="float">
            <text:p>6.6930797533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07044" calcext:value-type="float">
            <text:p>6.707044</text:p>
          </table:table-cell>
          <table:table-cell office:value-type="float" office:value="6.6932049133" calcext:value-type="float">
            <text:p>6.6932049133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04509" calcext:value-type="float">
            <text:p>6.704509</text:p>
          </table:table-cell>
          <table:table-cell office:value-type="float" office:value="6.69331916" calcext:value-type="float">
            <text:p>6.69331916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0395" calcext:value-type="float">
            <text:p>6.70395</text:p>
          </table:table-cell>
          <table:table-cell office:value-type="float" office:value="6.6934237133" calcext:value-type="float">
            <text:p>6.6934237133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05821" calcext:value-type="float">
            <text:p>6.705821</text:p>
          </table:table-cell>
          <table:table-cell office:value-type="float" office:value="6.6935155533" calcext:value-type="float">
            <text:p>6.6935155533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13627" calcext:value-type="float">
            <text:p>6.713627</text:p>
          </table:table-cell>
          <table:table-cell office:value-type="float" office:value="6.6935850667" calcext:value-type="float">
            <text:p>6.6935850667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65995" calcext:value-type="float">
            <text:p>6.765995</text:p>
          </table:table-cell>
          <table:table-cell office:value-type="float" office:value="6.693450557" calcext:value-type="float">
            <text:p>6.69345055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28175" calcext:value-type="float">
            <text:p>6.628175</text:p>
          </table:table-cell>
          <table:table-cell office:value-type="float" office:value="6.6929603919" calcext:value-type="float">
            <text:p>6.6929603919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64131" calcext:value-type="float">
            <text:p>6.664131</text:p>
          </table:table-cell>
          <table:table-cell office:value-type="float" office:value="6.6934011088" calcext:value-type="float">
            <text:p>6.6934011088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70617" calcext:value-type="float">
            <text:p>6.670617</text:p>
          </table:table-cell>
          <table:table-cell office:value-type="float" office:value="6.693601589" calcext:value-type="float">
            <text:p>6.693601589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72071" calcext:value-type="float">
            <text:p>6.672071</text:p>
          </table:table-cell>
          <table:table-cell office:value-type="float" office:value="6.6937601034" calcext:value-type="float">
            <text:p>6.6937601034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71251" calcext:value-type="float">
            <text:p>6.671251</text:p>
          </table:table-cell>
          <table:table-cell office:value-type="float" office:value="6.6939107222" calcext:value-type="float">
            <text:p>6.6939107222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6842" calcext:value-type="float">
            <text:p>6.66842</text:p>
          </table:table-cell>
          <table:table-cell office:value-type="float" office:value="6.6940691818" calcext:value-type="float">
            <text:p>6.6940691818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662506" calcext:value-type="float">
            <text:p>6.662506</text:p>
          </table:table-cell>
          <table:table-cell office:value-type="float" office:value="6.6942498099" calcext:value-type="float">
            <text:p>6.6942498099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49221" calcext:value-type="float">
            <text:p>6.649221</text:p>
          </table:table-cell>
          <table:table-cell office:value-type="float" office:value="6.6944749433" calcext:value-type="float">
            <text:p>6.6944749433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03293" calcext:value-type="float">
            <text:p>6.603293</text:p>
          </table:table-cell>
          <table:table-cell office:value-type="float" office:value="6.6947981857" calcext:value-type="float">
            <text:p>6.6947981857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176384" calcext:value-type="float">
            <text:p>7.176384</text:p>
          </table:table-cell>
          <table:table-cell office:value-type="float" office:value="6.6954564964" calcext:value-type="float">
            <text:p>6.6954564964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53325" calcext:value-type="float">
            <text:p>6.753325</text:p>
          </table:table-cell>
          <table:table-cell office:value-type="float" office:value="6.6919715145" calcext:value-type="float">
            <text:p>6.691971514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24305" calcext:value-type="float">
            <text:p>6.724305</text:p>
          </table:table-cell>
          <table:table-cell office:value-type="float" office:value="6.6915236788" calcext:value-type="float">
            <text:p>6.6915236788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14142" calcext:value-type="float">
            <text:p>6.714142</text:p>
          </table:table-cell>
          <table:table-cell office:value-type="float" office:value="6.6912826397" calcext:value-type="float">
            <text:p>6.6912826397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09409" calcext:value-type="float">
            <text:p>6.709409</text:p>
          </table:table-cell>
          <table:table-cell office:value-type="float" office:value="6.6911133111" calcext:value-type="float">
            <text:p>6.6911133111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07294" calcext:value-type="float">
            <text:p>6.707294</text:p>
          </table:table-cell>
          <table:table-cell office:value-type="float" office:value="6.6909767761" calcext:value-type="float">
            <text:p>6.6909767761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07218" calcext:value-type="float">
            <text:p>6.707218</text:p>
          </table:table-cell>
          <table:table-cell office:value-type="float" office:value="6.6908540902" calcext:value-type="float">
            <text:p>6.6908540902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1006" calcext:value-type="float">
            <text:p>6.71006</text:p>
          </table:table-cell>
          <table:table-cell office:value-type="float" office:value="6.6907301212" calcext:value-type="float">
            <text:p>6.6907301212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21401" calcext:value-type="float">
            <text:p>6.721401</text:p>
          </table:table-cell>
          <table:table-cell office:value-type="float" office:value="6.6905825649" calcext:value-type="float">
            <text:p>6.6905825649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854175" calcext:value-type="float">
            <text:p>6.854175</text:p>
          </table:table-cell>
          <table:table-cell office:value-type="float" office:value="6.6903455" calcext:value-type="float">
            <text:p>6.690345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42882" calcext:value-type="float">
            <text:p>6.642882</text:p>
          </table:table-cell>
          <table:table-cell office:value-type="float" office:value="6.6890755039" calcext:value-type="float">
            <text:p>6.6890755039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66524" calcext:value-type="float">
            <text:p>6.666524</text:p>
          </table:table-cell>
          <table:table-cell office:value-type="float" office:value="6.6894363906" calcext:value-type="float">
            <text:p>6.6894363906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71386" calcext:value-type="float">
            <text:p>6.671386</text:p>
          </table:table-cell>
          <table:table-cell office:value-type="float" office:value="6.6896168031" calcext:value-type="float">
            <text:p>6.6896168031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71784" calcext:value-type="float">
            <text:p>6.671784</text:p>
          </table:table-cell>
          <table:table-cell office:value-type="float" office:value="6.6897614921" calcext:value-type="float">
            <text:p>6.689761492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6959" calcext:value-type="float">
            <text:p>6.66959</text:p>
          </table:table-cell>
          <table:table-cell office:value-type="float" office:value="6.689905312" calcext:value-type="float">
            <text:p>6.689905312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66448" calcext:value-type="float">
            <text:p>6.66448</text:p>
          </table:table-cell>
          <table:table-cell office:value-type="float" office:value="6.6900691452" calcext:value-type="float">
            <text:p>6.690069145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654099" calcext:value-type="float">
            <text:p>6.654099</text:p>
          </table:table-cell>
          <table:table-cell office:value-type="float" office:value="6.690277187" calcext:value-type="float">
            <text:p>6.690277187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629454" calcext:value-type="float">
            <text:p>6.629454</text:p>
          </table:table-cell>
          <table:table-cell office:value-type="float" office:value="6.6905737295" calcext:value-type="float">
            <text:p>6.690573729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52401" calcext:value-type="float">
            <text:p>6.52401</text:p>
          </table:table-cell>
          <table:table-cell office:value-type="float" office:value="6.6910788512" calcext:value-type="float">
            <text:p>6.691078851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004797" calcext:value-type="float">
            <text:p>7.004797</text:p>
          </table:table-cell>
          <table:table-cell office:value-type="float" office:value="6.6924710917" calcext:value-type="float">
            <text:p>6.692471091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81856" calcext:value-type="float">
            <text:p>6.781856</text:p>
          </table:table-cell>
          <table:table-cell office:value-type="float" office:value="6.6898465042" calcext:value-type="float">
            <text:p>6.6898465042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48813" calcext:value-type="float">
            <text:p>6.748813</text:p>
          </table:table-cell>
          <table:table-cell office:value-type="float" office:value="6.6890667627" calcext:value-type="float">
            <text:p>6.6890667627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3661" calcext:value-type="float">
            <text:p>6.73661</text:p>
          </table:table-cell>
          <table:table-cell office:value-type="float" office:value="6.6885561111" calcext:value-type="float">
            <text:p>6.6885561111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31442" calcext:value-type="float">
            <text:p>6.731442</text:p>
          </table:table-cell>
          <table:table-cell office:value-type="float" office:value="6.6881418534" calcext:value-type="float">
            <text:p>6.6881418534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30282" calcext:value-type="float">
            <text:p>6.730282</text:p>
          </table:table-cell>
          <table:table-cell office:value-type="float" office:value="6.6877653304" calcext:value-type="float">
            <text:p>6.6877653304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33098" calcext:value-type="float">
            <text:p>6.733098</text:p>
          </table:table-cell>
          <table:table-cell office:value-type="float" office:value="6.6873923772" calcext:value-type="float">
            <text:p>6.687392377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43225" calcext:value-type="float">
            <text:p>6.743225</text:p>
          </table:table-cell>
          <table:table-cell office:value-type="float" office:value="6.6869879027" calcext:value-type="float">
            <text:p>6.6869879027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80533" calcext:value-type="float">
            <text:p>6.780533</text:p>
          </table:table-cell>
          <table:table-cell office:value-type="float" office:value="6.6864857857" calcext:value-type="float">
            <text:p>6.6864857857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560726" calcext:value-type="float">
            <text:p>3.560726</text:p>
          </table:table-cell>
          <table:table-cell office:value-type="float" office:value="6.6856385135" calcext:value-type="float">
            <text:p>6.685638513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22957" calcext:value-type="float">
            <text:p>6.622957</text:p>
          </table:table-cell>
          <table:table-cell office:value-type="float" office:value="6.7140468091" calcext:value-type="float">
            <text:p>6.7140468091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657457" calcext:value-type="float">
            <text:p>6.657457</text:p>
          </table:table-cell>
          <table:table-cell office:value-type="float" office:value="6.7148824954" calcext:value-type="float">
            <text:p>6.714882495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67398" calcext:value-type="float">
            <text:p>6.667398</text:p>
          </table:table-cell>
          <table:table-cell office:value-type="float" office:value="6.715414213" calcext:value-type="float">
            <text:p>6.715414213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70663" calcext:value-type="float">
            <text:p>6.670663</text:p>
          </table:table-cell>
          <table:table-cell office:value-type="float" office:value="6.7158629626" calcext:value-type="float">
            <text:p>6.7158629626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70529" calcext:value-type="float">
            <text:p>6.670529</text:p>
          </table:table-cell>
          <table:table-cell office:value-type="float" office:value="6.7162893774" calcext:value-type="float">
            <text:p>6.7162893774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667343" calcext:value-type="float">
            <text:p>6.667343</text:p>
          </table:table-cell>
          <table:table-cell office:value-type="float" office:value="6.7167251905" calcext:value-type="float">
            <text:p>6.716725190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659261" calcext:value-type="float">
            <text:p>6.659261</text:p>
          </table:table-cell>
          <table:table-cell office:value-type="float" office:value="6.7172000192" calcext:value-type="float">
            <text:p>6.7172000192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637345" calcext:value-type="float">
            <text:p>6.637345</text:p>
          </table:table-cell>
          <table:table-cell office:value-type="float" office:value="6.717762534" calcext:value-type="float">
            <text:p>6.717762534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498325" calcext:value-type="float">
            <text:p>6.498325</text:p>
          </table:table-cell>
          <table:table-cell office:value-type="float" office:value="6.7185509412" calcext:value-type="float">
            <text:p>6.7185509412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18283" calcext:value-type="float">
            <text:p>6.818283</text:p>
          </table:table-cell>
          <table:table-cell office:value-type="float" office:value="6.720731396" calcext:value-type="float">
            <text:p>6.72073139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41291" calcext:value-type="float">
            <text:p>6.741291</text:p>
          </table:table-cell>
          <table:table-cell office:value-type="float" office:value="6.71975588" calcext:value-type="float">
            <text:p>6.71975588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2388" calcext:value-type="float">
            <text:p>6.72388</text:p>
          </table:table-cell>
          <table:table-cell office:value-type="float" office:value="6.7195383535" calcext:value-type="float">
            <text:p>6.719538353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16675" calcext:value-type="float">
            <text:p>6.716675</text:p>
          </table:table-cell>
          <table:table-cell office:value-type="float" office:value="6.719494051" calcext:value-type="float">
            <text:p>6.719494051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13303" calcext:value-type="float">
            <text:p>6.713303</text:p>
          </table:table-cell>
          <table:table-cell office:value-type="float" office:value="6.7195231134" calcext:value-type="float">
            <text:p>6.7195231134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12209" calcext:value-type="float">
            <text:p>6.712209</text:p>
          </table:table-cell>
          <table:table-cell office:value-type="float" office:value="6.7195879063" calcext:value-type="float">
            <text:p>6.7195879063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13433" calcext:value-type="float">
            <text:p>6.713433</text:p>
          </table:table-cell>
          <table:table-cell office:value-type="float" office:value="6.7196655789" calcext:value-type="float">
            <text:p>6.7196655789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19186" calcext:value-type="float">
            <text:p>6.719186</text:p>
          </table:table-cell>
          <table:table-cell office:value-type="float" office:value="6.719731883" calcext:value-type="float">
            <text:p>6.719731883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45524" calcext:value-type="float">
            <text:p>6.745524</text:p>
          </table:table-cell>
          <table:table-cell office:value-type="float" office:value="6.7197377527" calcext:value-type="float">
            <text:p>6.7197377527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546349" calcext:value-type="float">
            <text:p>6.546349</text:p>
          </table:table-cell>
          <table:table-cell office:value-type="float" office:value="6.7194574674" calcext:value-type="float">
            <text:p>6.7194574674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63871" calcext:value-type="float">
            <text:p>6.663871</text:p>
          </table:table-cell>
          <table:table-cell office:value-type="float" office:value="6.7213597582" calcext:value-type="float">
            <text:p>6.7213597582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75344" calcext:value-type="float">
            <text:p>6.675344</text:p>
          </table:table-cell>
          <table:table-cell office:value-type="float" office:value="6.7219985222" calcext:value-type="float">
            <text:p>6.721998522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78463" calcext:value-type="float">
            <text:p>6.678463</text:p>
          </table:table-cell>
          <table:table-cell office:value-type="float" office:value="6.7225227303" calcext:value-type="float">
            <text:p>6.722522730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678715" calcext:value-type="float">
            <text:p>6.678715</text:p>
          </table:table-cell>
          <table:table-cell office:value-type="float" office:value="6.7230234091" calcext:value-type="float">
            <text:p>6.7230234091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677042" calcext:value-type="float">
            <text:p>6.677042</text:p>
          </table:table-cell>
          <table:table-cell office:value-type="float" office:value="6.7235327011" calcext:value-type="float">
            <text:p>6.7235327011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673011" calcext:value-type="float">
            <text:p>6.673011</text:p>
          </table:table-cell>
          <table:table-cell office:value-type="float" office:value="6.7240732907" calcext:value-type="float">
            <text:p>6.724073290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664222" calcext:value-type="float">
            <text:p>6.664222</text:p>
          </table:table-cell>
          <table:table-cell office:value-type="float" office:value="6.7246740235" calcext:value-type="float">
            <text:p>6.724674023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3914" calcext:value-type="float">
            <text:p>6.63914</text:p>
          </table:table-cell>
          <table:table-cell office:value-type="float" office:value="6.7253936905" calcext:value-type="float">
            <text:p>6.725393690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293398" calcext:value-type="float">
            <text:p>6.293398</text:p>
          </table:table-cell>
          <table:table-cell office:value-type="float" office:value="6.7264328916" calcext:value-type="float">
            <text:p>6.7264328916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71001" calcext:value-type="float">
            <text:p>6.771001</text:p>
          </table:table-cell>
          <table:table-cell office:value-type="float" office:value="6.7317138049" calcext:value-type="float">
            <text:p>6.7317138049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30123" calcext:value-type="float">
            <text:p>6.730123</text:p>
          </table:table-cell>
          <table:table-cell office:value-type="float" office:value="6.7312287778" calcext:value-type="float">
            <text:p>6.7312287778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18435" calcext:value-type="float">
            <text:p>6.718435</text:p>
          </table:table-cell>
          <table:table-cell office:value-type="float" office:value="6.7312426" calcext:value-type="float">
            <text:p>6.7312426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13324" calcext:value-type="float">
            <text:p>6.713324</text:p>
          </table:table-cell>
          <table:table-cell office:value-type="float" office:value="6.7314047215" calcext:value-type="float">
            <text:p>6.731404721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11024" calcext:value-type="float">
            <text:p>6.711024</text:p>
          </table:table-cell>
          <table:table-cell office:value-type="float" office:value="6.7316365256" calcext:value-type="float">
            <text:p>6.7316365256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10664" calcext:value-type="float">
            <text:p>6.710664</text:p>
          </table:table-cell>
          <table:table-cell office:value-type="float" office:value="6.7319042208" calcext:value-type="float">
            <text:p>6.7319042208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12701" calcext:value-type="float">
            <text:p>6.712701</text:p>
          </table:table-cell>
          <table:table-cell office:value-type="float" office:value="6.7321836974" calcext:value-type="float">
            <text:p>6.7321836974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20429" calcext:value-type="float">
            <text:p>6.720429</text:p>
          </table:table-cell>
          <table:table-cell office:value-type="float" office:value="6.7324434667" calcext:value-type="float">
            <text:p>6.732443466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64545" calcext:value-type="float">
            <text:p>6.764545</text:p>
          </table:table-cell>
          <table:table-cell office:value-type="float" office:value="6.7326058243" calcext:value-type="float">
            <text:p>6.7326058243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617159" calcext:value-type="float">
            <text:p>6.617159</text:p>
          </table:table-cell>
          <table:table-cell office:value-type="float" office:value="6.7321683014" calcext:value-type="float">
            <text:p>6.7321683014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667063" calcext:value-type="float">
            <text:p>6.667063</text:p>
          </table:table-cell>
          <table:table-cell office:value-type="float" office:value="6.7337656528" calcext:value-type="float">
            <text:p>6.733765652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675075" calcext:value-type="float">
            <text:p>6.675075</text:p>
          </table:table-cell>
          <table:table-cell office:value-type="float" office:value="6.7347051268" calcext:value-type="float">
            <text:p>6.7347051268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76914" calcext:value-type="float">
            <text:p>6.676914</text:p>
          </table:table-cell>
          <table:table-cell office:value-type="float" office:value="6.7355569857" calcext:value-type="float">
            <text:p>6.7355569857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676052" calcext:value-type="float">
            <text:p>6.676052</text:p>
          </table:table-cell>
          <table:table-cell office:value-type="float" office:value="6.7364068841" calcext:value-type="float">
            <text:p>6.736406884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672825" calcext:value-type="float">
            <text:p>6.672825</text:p>
          </table:table-cell>
          <table:table-cell office:value-type="float" office:value="6.7372944559" calcext:value-type="float">
            <text:p>6.7372944559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665995" calcext:value-type="float">
            <text:p>6.665995</text:p>
          </table:table-cell>
          <table:table-cell office:value-type="float" office:value="6.7382566866" calcext:value-type="float">
            <text:p>6.7382566866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50742" calcext:value-type="float">
            <text:p>6.650742</text:p>
          </table:table-cell>
          <table:table-cell office:value-type="float" office:value="6.7393515606" calcext:value-type="float">
            <text:p>6.7393515606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00739" calcext:value-type="float">
            <text:p>6.600739</text:p>
          </table:table-cell>
          <table:table-cell office:value-type="float" office:value="6.7407147846" calcext:value-type="float">
            <text:p>6.7407147846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.094846" calcext:value-type="float">
            <text:p>8.094846</text:p>
          </table:table-cell>
          <table:table-cell office:value-type="float" office:value="6.7429019063" calcext:value-type="float">
            <text:p>6.742901906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86674" calcext:value-type="float">
            <text:p>6.786674</text:p>
          </table:table-cell>
          <table:table-cell office:value-type="float" office:value="6.7214424762" calcext:value-type="float">
            <text:p>6.7214424762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45927" calcext:value-type="float">
            <text:p>6.745927</text:p>
          </table:table-cell>
          <table:table-cell office:value-type="float" office:value="6.7203903548" calcext:value-type="float">
            <text:p>6.7203903548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32482" calcext:value-type="float">
            <text:p>6.732482</text:p>
          </table:table-cell>
          <table:table-cell office:value-type="float" office:value="6.7199717213" calcext:value-type="float">
            <text:p>6.7199717213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26417" calcext:value-type="float">
            <text:p>6.726417</text:p>
          </table:table-cell>
          <table:table-cell office:value-type="float" office:value="6.7197632167" calcext:value-type="float">
            <text:p>6.719763216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23732" calcext:value-type="float">
            <text:p>6.723732</text:p>
          </table:table-cell>
          <table:table-cell office:value-type="float" office:value="6.7196504407" calcext:value-type="float">
            <text:p>6.7196504407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23482" calcext:value-type="float">
            <text:p>6.723482</text:p>
          </table:table-cell>
          <table:table-cell office:value-type="float" office:value="6.719580069" calcext:value-type="float">
            <text:p>6.71958006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26416" calcext:value-type="float">
            <text:p>6.726416</text:p>
          </table:table-cell>
          <table:table-cell office:value-type="float" office:value="6.719511614" calcext:value-type="float">
            <text:p>6.719511614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37926" calcext:value-type="float">
            <text:p>6.737926</text:p>
          </table:table-cell>
          <table:table-cell office:value-type="float" office:value="6.7193883214" calcext:value-type="float">
            <text:p>6.7193883214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845729" calcext:value-type="float">
            <text:p>6.845729</text:p>
          </table:table-cell>
          <table:table-cell office:value-type="float" office:value="6.7190512727" calcext:value-type="float">
            <text:p>6.7190512727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50015" calcext:value-type="float">
            <text:p>6.650015</text:p>
          </table:table-cell>
          <table:table-cell office:value-type="float" office:value="6.7167053889" calcext:value-type="float">
            <text:p>6.7167053889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79783" calcext:value-type="float">
            <text:p>6.679783</text:p>
          </table:table-cell>
          <table:table-cell office:value-type="float" office:value="6.7179636981" calcext:value-type="float">
            <text:p>6.717963698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86267" calcext:value-type="float">
            <text:p>6.686267</text:p>
          </table:table-cell>
          <table:table-cell office:value-type="float" office:value="6.7186979423" calcext:value-type="float">
            <text:p>6.7186979423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87929" calcext:value-type="float">
            <text:p>6.687929</text:p>
          </table:table-cell>
          <table:table-cell office:value-type="float" office:value="6.7193338431" calcext:value-type="float">
            <text:p>6.7193338431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687336" calcext:value-type="float">
            <text:p>6.687336</text:p>
          </table:table-cell>
          <table:table-cell office:value-type="float" office:value="6.71996194" calcext:value-type="float">
            <text:p>6.7199619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684795" calcext:value-type="float">
            <text:p>6.684795</text:p>
          </table:table-cell>
          <table:table-cell office:value-type="float" office:value="6.7206277755" calcext:value-type="float">
            <text:p>6.720627775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7929" calcext:value-type="float">
            <text:p>6.67929</text:p>
          </table:table-cell>
          <table:table-cell office:value-type="float" office:value="6.7213742917" calcext:value-type="float">
            <text:p>6.7213742917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6637" calcext:value-type="float">
            <text:p>6.66637</text:p>
          </table:table-cell>
          <table:table-cell office:value-type="float" office:value="6.7222697021" calcext:value-type="float">
            <text:p>6.7222697021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14044" calcext:value-type="float">
            <text:p>6.614044</text:p>
          </table:table-cell>
          <table:table-cell office:value-type="float" office:value="6.723484913" calcext:value-type="float">
            <text:p>6.723484913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83368" calcext:value-type="float">
            <text:p>6.883368</text:p>
          </table:table-cell>
          <table:table-cell office:value-type="float" office:value="6.7259169333" calcext:value-type="float">
            <text:p>6.7259169333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46931" calcext:value-type="float">
            <text:p>6.746931</text:p>
          </table:table-cell>
          <table:table-cell office:value-type="float" office:value="6.7223385" calcext:value-type="float">
            <text:p>6.722338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28049" calcext:value-type="float">
            <text:p>6.728049</text:p>
          </table:table-cell>
          <table:table-cell office:value-type="float" office:value="6.7217665814" calcext:value-type="float">
            <text:p>6.7217665814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2088" calcext:value-type="float">
            <text:p>6.72088</text:p>
          </table:table-cell>
          <table:table-cell office:value-type="float" office:value="6.721617" calcext:value-type="float">
            <text:p>6.721617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17573" calcext:value-type="float">
            <text:p>6.717573</text:p>
          </table:table-cell>
          <table:table-cell office:value-type="float" office:value="6.7216349756" calcext:value-type="float">
            <text:p>6.7216349756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16413" calcext:value-type="float">
            <text:p>6.716413</text:p>
          </table:table-cell>
          <table:table-cell office:value-type="float" office:value="6.721736525" calcext:value-type="float">
            <text:p>6.7217365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17299" calcext:value-type="float">
            <text:p>6.717299</text:p>
          </table:table-cell>
          <table:table-cell office:value-type="float" office:value="6.7218730256" calcext:value-type="float">
            <text:p>6.7218730256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21784" calcext:value-type="float">
            <text:p>6.721784</text:p>
          </table:table-cell>
          <table:table-cell office:value-type="float" office:value="6.7219933947" calcext:value-type="float">
            <text:p>6.721993394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38941" calcext:value-type="float">
            <text:p>6.738941</text:p>
          </table:table-cell>
          <table:table-cell office:value-type="float" office:value="6.7219990541" calcext:value-type="float">
            <text:p>6.7219990541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084998" calcext:value-type="float">
            <text:p>8.084998</text:p>
          </table:table-cell>
          <table:table-cell office:value-type="float" office:value="6.7215284444" calcext:value-type="float">
            <text:p>6.7215284444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657083" calcext:value-type="float">
            <text:p>6.657083</text:p>
          </table:table-cell>
          <table:table-cell office:value-type="float" office:value="6.6825721714" calcext:value-type="float">
            <text:p>6.6825721714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75928" calcext:value-type="float">
            <text:p>6.675928</text:p>
          </table:table-cell>
          <table:table-cell office:value-type="float" office:value="6.6833218529" calcext:value-type="float">
            <text:p>6.6833218529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80708" calcext:value-type="float">
            <text:p>6.680708</text:p>
          </table:table-cell>
          <table:table-cell office:value-type="float" office:value="6.6835459091" calcext:value-type="float">
            <text:p>6.6835459091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81654" calcext:value-type="float">
            <text:p>6.681654</text:p>
          </table:table-cell>
          <table:table-cell office:value-type="float" office:value="6.6836345938" calcext:value-type="float">
            <text:p>6.6836345938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80428" calcext:value-type="float">
            <text:p>6.680428</text:p>
          </table:table-cell>
          <table:table-cell office:value-type="float" office:value="6.6836984839" calcext:value-type="float">
            <text:p>6.68369848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67691" calcext:value-type="float">
            <text:p>6.67691</text:p>
          </table:table-cell>
          <table:table-cell office:value-type="float" office:value="6.6838075" calcext:value-type="float">
            <text:p>6.6838075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669305" calcext:value-type="float">
            <text:p>6.669305</text:p>
          </table:table-cell>
          <table:table-cell office:value-type="float" office:value="6.6840453448" calcext:value-type="float">
            <text:p>6.6840453448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49872" calcext:value-type="float">
            <text:p>6.649872</text:p>
          </table:table-cell>
          <table:table-cell office:value-type="float" office:value="6.6845717857" calcext:value-type="float">
            <text:p>6.6845717857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53784" calcext:value-type="float">
            <text:p>6.53784</text:p>
          </table:table-cell>
          <table:table-cell office:value-type="float" office:value="6.685856963" calcext:value-type="float">
            <text:p>6.685856963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21937" calcext:value-type="float">
            <text:p>6.821937</text:p>
          </table:table-cell>
          <table:table-cell office:value-type="float" office:value="6.6915499231" calcext:value-type="float">
            <text:p>6.691549923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44181" calcext:value-type="float">
            <text:p>6.744181</text:p>
          </table:table-cell>
          <table:table-cell office:value-type="float" office:value="6.68633444" calcext:value-type="float">
            <text:p>6.6863344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27408" calcext:value-type="float">
            <text:p>6.727408</text:p>
          </table:table-cell>
          <table:table-cell office:value-type="float" office:value="6.6839241667" calcext:value-type="float">
            <text:p>6.68392416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20496" calcext:value-type="float">
            <text:p>6.720496</text:p>
          </table:table-cell>
          <table:table-cell office:value-type="float" office:value="6.6820335652" calcext:value-type="float">
            <text:p>6.6820335652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17228" calcext:value-type="float">
            <text:p>6.717228</text:p>
          </table:table-cell>
          <table:table-cell office:value-type="float" office:value="6.6802852727" calcext:value-type="float">
            <text:p>6.680285272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1611" calcext:value-type="float">
            <text:p>6.71611</text:p>
          </table:table-cell>
          <table:table-cell office:value-type="float" office:value="6.6785260952" calcext:value-type="float">
            <text:p>6.6785260952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17164" calcext:value-type="float">
            <text:p>6.717164</text:p>
          </table:table-cell>
          <table:table-cell office:value-type="float" office:value="6.6766469" calcext:value-type="float">
            <text:p>6.6766469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22403" calcext:value-type="float">
            <text:p>6.722403</text:p>
          </table:table-cell>
          <table:table-cell office:value-type="float" office:value="6.6745144211" calcext:value-type="float">
            <text:p>6.674514421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45951" calcext:value-type="float">
            <text:p>6.745951</text:p>
          </table:table-cell>
          <table:table-cell office:value-type="float" office:value="6.6718539444" calcext:value-type="float">
            <text:p>6.6718539444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532483" calcext:value-type="float">
            <text:p>6.532483</text:p>
          </table:table-cell>
          <table:table-cell office:value-type="float" office:value="6.6674952941" calcext:value-type="float">
            <text:p>6.667495294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68524" calcext:value-type="float">
            <text:p>6.668524</text:p>
          </table:table-cell>
          <table:table-cell office:value-type="float" office:value="6.6759335625" calcext:value-type="float">
            <text:p>6.6759335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68001" calcext:value-type="float">
            <text:p>6.68001</text:p>
          </table:table-cell>
          <table:table-cell office:value-type="float" office:value="6.6764275333" calcext:value-type="float">
            <text:p>6.6764275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82942" calcext:value-type="float">
            <text:p>6.682942</text:p>
          </table:table-cell>
          <table:table-cell office:value-type="float" office:value="6.6761716429" calcext:value-type="float">
            <text:p>6.6761716429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8291" calcext:value-type="float">
            <text:p>6.68291</text:p>
          </table:table-cell>
          <table:table-cell office:value-type="float" office:value="6.6756508462" calcext:value-type="float">
            <text:p>6.6756508462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80771" calcext:value-type="float">
            <text:p>6.680771</text:p>
          </table:table-cell>
          <table:table-cell office:value-type="float" office:value="6.6750459167" calcext:value-type="float">
            <text:p>6.67504591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6759" calcext:value-type="float">
            <text:p>6.6759</text:p>
          </table:table-cell>
          <table:table-cell office:value-type="float" office:value="6.6745254545" calcext:value-type="float">
            <text:p>6.674525454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65399" calcext:value-type="float">
            <text:p>6.665399</text:p>
          </table:table-cell>
          <table:table-cell office:value-type="float" office:value="6.674388" calcext:value-type="float">
            <text:p>6.674388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35836" calcext:value-type="float">
            <text:p>6.635836</text:p>
          </table:table-cell>
          <table:table-cell office:value-type="float" office:value="6.6753867778" calcext:value-type="float">
            <text:p>6.6753867778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287302" calcext:value-type="float">
            <text:p>6.287302</text:p>
          </table:table-cell>
          <table:table-cell office:value-type="float" office:value="6.680330625" calcext:value-type="float">
            <text:p>6.6803306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99443" calcext:value-type="float">
            <text:p>6.799443</text:p>
          </table:table-cell>
          <table:table-cell office:value-type="float" office:value="6.7364775714" calcext:value-type="float">
            <text:p>6.736477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46333" calcext:value-type="float">
            <text:p>6.746333</text:p>
          </table:table-cell>
          <table:table-cell office:value-type="float" office:value="6.7259833333" calcext:value-type="float">
            <text:p>6.7259833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3122" calcext:value-type="float">
            <text:p>6.73122</text:p>
          </table:table-cell>
          <table:table-cell office:value-type="float" office:value="6.7219134" calcext:value-type="float">
            <text:p>6.721913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24181" calcext:value-type="float">
            <text:p>6.724181</text:p>
          </table:table-cell>
          <table:table-cell office:value-type="float" office:value="6.71958675" calcext:value-type="float">
            <text:p>6.719586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20192" calcext:value-type="float">
            <text:p>6.720192</text:p>
          </table:table-cell>
          <table:table-cell office:value-type="float" office:value="6.7180553333" calcext:value-type="float">
            <text:p>6.718055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17726" calcext:value-type="float">
            <text:p>6.717726</text:p>
          </table:table-cell>
          <table:table-cell office:value-type="float" office:value="6.716987" calcext:value-type="float">
            <text:p>6.716987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16248" calcext:value-type="float">
            <text:p>6.7162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29:37.828947859</dc:date>
    <meta:document-statistic meta:table-count="1" meta:cell-count="3101" meta:object-count="0"/>
    <meta:generator>LibreOffice/4.2.7.2$Linux_X86_64 LibreOffice_project/420m0$Build-2</meta:generator>
  </office:meta>
</office:document-meta>
</file>